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4" style:family="table">
      <style:table-properties style:width="17.193cm" fo:margin-left="-0.009cm" fo:margin-top="0cm" fo:margin-bottom="0cm" table:align="left" style:writing-mode="lr-tb"/>
    </style:style>
    <style:style style:name="Таблица4.A" style:family="table-column">
      <style:table-column-properties style:column-width="7.938cm"/>
    </style:style>
    <style:style style:name="Таблица4.B" style:family="table-column">
      <style:table-column-properties style:column-width="0.563cm"/>
    </style:style>
    <style:style style:name="Таблица4.C" style:family="table-column">
      <style:table-column-properties style:column-width="8.692cm"/>
    </style:style>
    <style:style style:name="Таблица4.1" style:family="table-row">
      <style:table-row-properties style:min-row-height="0.7cm" fo:keep-together="auto"/>
    </style:style>
    <style:style style:name="Таблица4.A1" style:family="table-cell">
      <style:table-cell-properties style:vertical-align="middle" fo:padding-left="0.199cm" fo:padding-right="0.191cm" fo:padding-top="0cm" fo:padding-bottom="0cm" fo:border="0.5pt solid #00000a"/>
    </style:style>
    <style:style style:name="Таблица4.2" style:family="table-row">
      <style:table-row-properties style:min-row-height="1cm" fo:keep-together="auto"/>
    </style:style>
    <style:style style:name="Таблица4.3" style:family="table-row">
      <style:table-row-properties fo:keep-together="auto"/>
    </style:style>
    <style:style style:name="Таблица4.A3" style:family="table-cell">
      <style:table-cell-properties fo:padding-left="0.199cm" fo:padding-right="0.191cm" fo:padding-top="0cm" fo:padding-bottom="0cm" fo:border="0.5pt solid #00000a"/>
    </style:style>
    <style:style style:name="Таблица4.B3" style:family="table-cell">
      <style:table-cell-properties fo:padding-left="0.199cm" fo:padding-right="0.191cm" fo:padding-top="0cm" fo:padding-bottom="0cm" fo:border="0.5pt solid #00000a"/>
    </style:style>
    <style:style style:name="Таблица4.4" style:family="table-row">
      <style:table-row-properties fo:keep-together="auto"/>
    </style:style>
    <style:style style:name="Таблица4.A4" style:family="table-cell">
      <style:table-cell-properties fo:padding-left="0.199cm" fo:padding-right="0.191cm" fo:padding-top="0cm" fo:padding-bottom="0cm" fo:border="0.5pt solid #00000a"/>
    </style:style>
    <style:style style:name="Таблица4.B4" style:family="table-cell">
      <style:table-cell-properties fo:padding-left="0.199cm" fo:padding-right="0.191cm" fo:padding-top="0cm" fo:padding-bottom="0cm" fo:border="0.5pt solid #00000a"/>
    </style:style>
    <style:style style:name="Таблица4.5" style:family="table-row">
      <style:table-row-properties fo:keep-together="auto"/>
    </style:style>
    <style:style style:name="Таблица4.A5" style:family="table-cell">
      <style:table-cell-properties fo:padding-left="0.199cm" fo:padding-right="0.191cm" fo:padding-top="0cm" fo:padding-bottom="0cm" fo:border="0.5pt solid #00000a"/>
    </style:style>
    <style:style style:name="Таблица4.B5" style:family="table-cell">
      <style:table-cell-properties fo:padding-left="0.199cm" fo:padding-right="0.191cm" fo:padding-top="0cm" fo:padding-bottom="0cm" fo:border="0.5pt solid #00000a"/>
    </style:style>
    <style:style style:name="Таблица4.6" style:family="table-row">
      <style:table-row-properties fo:keep-together="auto"/>
    </style:style>
    <style:style style:name="Таблица4.A6" style:family="table-cell">
      <style:table-cell-properties fo:padding-left="0.199cm" fo:padding-right="0.191cm" fo:padding-top="0cm" fo:padding-bottom="0cm" fo:border="0.5pt solid #00000a"/>
    </style:style>
    <style:style style:name="Таблица4.B6" style:family="table-cell">
      <style:table-cell-properties fo:padding-left="0.199cm" fo:padding-right="0.191cm" fo:padding-top="0cm" fo:padding-bottom="0cm" fo:border="0.5pt solid #00000a"/>
    </style:style>
    <style:style style:name="Таблица4.7" style:family="table-row">
      <style:table-row-properties fo:keep-together="auto"/>
    </style:style>
    <style:style style:name="Таблица4.A7" style:family="table-cell">
      <style:table-cell-properties fo:padding-left="0.199cm" fo:padding-right="0.191cm" fo:padding-top="0cm" fo:padding-bottom="0cm" fo:border="0.5pt solid #00000a"/>
    </style:style>
    <style:style style:name="Таблица4.B7" style:family="table-cell">
      <style:table-cell-properties fo:padding-left="0.199cm" fo:padding-right="0.191cm" fo:padding-top="0cm" fo:padding-bottom="0cm" fo:border="0.5pt solid #00000a"/>
    </style:style>
    <style:style style:name="Таблица4.8" style:family="table-row">
      <style:table-row-properties fo:keep-together="auto"/>
    </style:style>
    <style:style style:name="Таблица4.A8" style:family="table-cell">
      <style:table-cell-properties fo:padding-left="0.199cm" fo:padding-right="0.191cm" fo:padding-top="0cm" fo:padding-bottom="0cm" fo:border="0.5pt solid #00000a"/>
    </style:style>
    <style:style style:name="Таблица4.B8" style:family="table-cell">
      <style:table-cell-properties fo:padding-left="0.199cm" fo:padding-right="0.191cm" fo:padding-top="0cm" fo:padding-bottom="0cm" fo:border="0.5pt solid #00000a"/>
    </style:style>
    <style:style style:name="Таблица4.9" style:family="table-row">
      <style:table-row-properties fo:keep-together="auto"/>
    </style:style>
    <style:style style:name="Таблица4.A9" style:family="table-cell">
      <style:table-cell-properties fo:padding-left="0.199cm" fo:padding-right="0.191cm" fo:padding-top="0cm" fo:padding-bottom="0cm" fo:border="0.5pt solid #00000a"/>
    </style:style>
    <style:style style:name="Таблица4.B9" style:family="table-cell">
      <style:table-cell-properties fo:padding-left="0.199cm" fo:padding-right="0.191cm" fo:padding-top="0cm" fo:padding-bottom="0cm" fo:border="0.5pt solid #00000a"/>
    </style:style>
    <style:style style:name="Таблица4.10" style:family="table-row">
      <style:table-row-properties fo:keep-together="auto"/>
    </style:style>
    <style:style style:name="Таблица4.A10" style:family="table-cell">
      <style:table-cell-properties fo:padding-left="0.199cm" fo:padding-right="0.191cm" fo:padding-top="0cm" fo:padding-bottom="0cm" fo:border="0.5pt solid #00000a"/>
    </style:style>
    <style:style style:name="Таблица4.B10" style:family="table-cell">
      <style:table-cell-properties fo:padding-left="0.199cm" fo:padding-right="0.191cm" fo:padding-top="0cm" fo:padding-bottom="0cm" fo:border="0.5pt solid #00000a"/>
    </style:style>
    <style:style style:name="Таблица4.11" style:family="table-row">
      <style:table-row-properties fo:keep-together="auto"/>
    </style:style>
    <style:style style:name="Таблица4.A11" style:family="table-cell">
      <style:table-cell-properties fo:padding-left="0.199cm" fo:padding-right="0.191cm" fo:padding-top="0cm" fo:padding-bottom="0cm" fo:border="0.5pt solid #00000a"/>
    </style:style>
    <style:style style:name="Таблица4.B11" style:family="table-cell">
      <style:table-cell-properties fo:padding-left="0.199cm" fo:padding-right="0.191cm" fo:padding-top="0cm" fo:padding-bottom="0cm" fo:border="0.5pt solid #00000a"/>
    </style:style>
    <style:style style:name="Таблица4.12" style:family="table-row">
      <style:table-row-properties fo:keep-together="auto"/>
    </style:style>
    <style:style style:name="Таблица4.A12" style:family="table-cell">
      <style:table-cell-properties fo:padding-left="0.199cm" fo:padding-right="0.191cm" fo:padding-top="0cm" fo:padding-bottom="0cm" fo:border="0.5pt solid #00000a"/>
    </style:style>
    <style:style style:name="Таблица4.B12" style:family="table-cell">
      <style:table-cell-properties fo:padding-left="0.199cm" fo:padding-right="0.191cm" fo:padding-top="0cm" fo:padding-bottom="0cm" fo:border="0.5pt solid #00000a"/>
    </style:style>
    <style:style style:name="Таблица4.13" style:family="table-row">
      <style:table-row-properties fo:keep-together="auto"/>
    </style:style>
    <style:style style:name="Таблица4.A13" style:family="table-cell">
      <style:table-cell-properties fo:padding-left="0.199cm" fo:padding-right="0.191cm" fo:padding-top="0cm" fo:padding-bottom="0cm" fo:border-left="0.5pt solid #00000a" fo:border-right="0.5pt solid #00000a" fo:border-top="none" fo:border-bottom="0.5pt solid #00000a"/>
    </style:style>
    <style:style style:name="Таблица4.B13" style:family="table-cell">
      <style:table-cell-properties fo:padding-left="0.199cm" fo:padding-right="0.191cm" fo:padding-top="0cm" fo:padding-bottom="0cm" fo:border="0.5pt solid #00000a"/>
    </style:style>
    <style:style style:name="Таблица4.14" style:family="table-row">
      <style:table-row-properties fo:keep-together="auto"/>
    </style:style>
    <style:style style:name="Таблица4.A14" style:family="table-cell">
      <style:table-cell-properties fo:padding-left="0.199cm" fo:padding-right="0.191cm" fo:padding-top="0cm" fo:padding-bottom="0cm" fo:border="0.5pt solid #00000a"/>
    </style:style>
    <style:style style:name="Таблица4.B14" style:family="table-cell">
      <style:table-cell-properties fo:padding-left="0.199cm" fo:padding-right="0.191cm" fo:padding-top="0cm" fo:padding-bottom="0cm" fo:border="0.5pt solid #00000a"/>
    </style:style>
    <style:style style:name="Таблица4.15" style:family="table-row">
      <style:table-row-properties fo:keep-together="auto"/>
    </style:style>
    <style:style style:name="Таблица4.A15" style:family="table-cell">
      <style:table-cell-properties fo:padding-left="0.199cm" fo:padding-right="0.191cm" fo:padding-top="0cm" fo:padding-bottom="0cm" fo:border="0.5pt solid #00000a"/>
    </style:style>
    <style:style style:name="Таблица4.B15" style:family="table-cell">
      <style:table-cell-properties fo:padding-left="0.199cm" fo:padding-right="0.191cm" fo:padding-top="0cm" fo:padding-bottom="0cm" fo:border="0.5pt solid #00000a"/>
    </style:style>
    <style:style style:name="Таблица4.16" style:family="table-row">
      <style:table-row-properties fo:keep-together="auto"/>
    </style:style>
    <style:style style:name="Таблица4.A16" style:family="table-cell">
      <style:table-cell-properties fo:padding-left="0.199cm" fo:padding-right="0.191cm" fo:padding-top="0cm" fo:padding-bottom="0cm" fo:border="0.5pt solid #00000a"/>
    </style:style>
    <style:style style:name="Таблица4.B16" style:family="table-cell">
      <style:table-cell-properties fo:padding-left="0.199cm" fo:padding-right="0.191cm" fo:padding-top="0cm" fo:padding-bottom="0cm" fo:border="0.5pt solid #00000a"/>
    </style:style>
    <style:style style:name="Таблица4.17" style:family="table-row">
      <style:table-row-properties fo:keep-together="auto"/>
    </style:style>
    <style:style style:name="Таблица4.A17" style:family="table-cell">
      <style:table-cell-properties fo:padding-left="0.199cm" fo:padding-right="0.191cm" fo:padding-top="0cm" fo:padding-bottom="0cm" fo:border="0.5pt solid #00000a"/>
    </style:style>
    <style:style style:name="Таблица4.B17" style:family="table-cell">
      <style:table-cell-properties fo:padding-left="0.199cm" fo:padding-right="0.191cm" fo:padding-top="0cm" fo:padding-bottom="0cm" fo:border="0.5pt solid #00000a"/>
    </style:style>
    <style:style style:name="Таблица4.18" style:family="table-row">
      <style:table-row-properties fo:keep-together="auto"/>
    </style:style>
    <style:style style:name="Таблица4.A18" style:family="table-cell">
      <style:table-cell-properties fo:padding-left="0.199cm" fo:padding-right="0.191cm" fo:padding-top="0cm" fo:padding-bottom="0cm" fo:border="0.5pt solid #00000a"/>
    </style:style>
    <style:style style:name="Таблица4.B18" style:family="table-cell">
      <style:table-cell-properties fo:padding-left="0.199cm" fo:padding-right="0.191cm" fo:padding-top="0cm" fo:padding-bottom="0cm" fo:border="0.5pt solid #00000a"/>
    </style:style>
    <style:style style:name="Таблица4.19" style:family="table-row">
      <style:table-row-properties fo:keep-together="auto"/>
    </style:style>
    <style:style style:name="Таблица4.A19" style:family="table-cell">
      <style:table-cell-properties fo:padding-left="0.199cm" fo:padding-right="0.191cm" fo:padding-top="0cm" fo:padding-bottom="0cm" fo:border="0.5pt solid #00000a"/>
    </style:style>
    <style:style style:name="Таблица4.B19" style:family="table-cell">
      <style:table-cell-properties fo:padding-left="0.199cm" fo:padding-right="0.191cm" fo:padding-top="0cm" fo:padding-bottom="0cm" fo:border="0.5pt solid #00000a"/>
    </style:style>
    <style:style style:name="Таблица4.20" style:family="table-row">
      <style:table-row-properties fo:keep-together="auto"/>
    </style:style>
    <style:style style:name="Таблица4.A20" style:family="table-cell">
      <style:table-cell-properties fo:padding-left="0.199cm" fo:padding-right="0.191cm" fo:padding-top="0cm" fo:padding-bottom="0cm" fo:border="0.5pt solid #00000a"/>
    </style:style>
    <style:style style:name="Таблица4.B20" style:family="table-cell">
      <style:table-cell-properties fo:padding-left="0.199cm" fo:padding-right="0.191cm" fo:padding-top="0cm" fo:padding-bottom="0cm" fo:border="0.5pt solid #00000a"/>
    </style:style>
    <style:style style:name="Таблица4.21" style:family="table-row">
      <style:table-row-properties fo:keep-together="auto"/>
    </style:style>
    <style:style style:name="Таблица4.A21" style:family="table-cell">
      <style:table-cell-properties fo:padding-left="0.199cm" fo:padding-right="0.191cm" fo:padding-top="0cm" fo:padding-bottom="0cm" fo:border="0.5pt solid #00000a"/>
    </style:style>
    <style:style style:name="Таблица4.B21" style:family="table-cell">
      <style:table-cell-properties fo:padding-left="0.199cm" fo:padding-right="0.191cm" fo:padding-top="0cm" fo:padding-bottom="0cm" fo:border="0.5pt solid #00000a"/>
    </style:style>
    <style:style style:name="Таблица4.22" style:family="table-row">
      <style:table-row-properties fo:keep-together="auto"/>
    </style:style>
    <style:style style:name="Таблица4.A22" style:family="table-cell">
      <style:table-cell-properties fo:padding-left="0.199cm" fo:padding-right="0.191cm" fo:padding-top="0cm" fo:padding-bottom="0cm" fo:border="0.5pt solid #00000a"/>
    </style:style>
    <style:style style:name="Таблица4.B22" style:family="table-cell">
      <style:table-cell-properties fo:padding-left="0.199cm" fo:padding-right="0.191cm" fo:padding-top="0cm" fo:padding-bottom="0cm" fo:border="0.5pt solid #00000a"/>
    </style:style>
    <style:style style:name="Таблица4.23" style:family="table-row">
      <style:table-row-properties fo:keep-together="auto"/>
    </style:style>
    <style:style style:name="Таблица4.A23" style:family="table-cell">
      <style:table-cell-properties fo:padding-left="0.199cm" fo:padding-right="0.191cm" fo:padding-top="0cm" fo:padding-bottom="0cm" fo:border="0.5pt solid #00000a"/>
    </style:style>
    <style:style style:name="Таблица4.B23" style:family="table-cell">
      <style:table-cell-properties fo:padding-left="0.199cm" fo:padding-right="0.191cm" fo:padding-top="0cm" fo:padding-bottom="0cm" fo:border="0.5pt solid #00000a"/>
    </style:style>
    <style:style style:name="Таблица4.24" style:family="table-row">
      <style:table-row-properties fo:keep-together="auto"/>
    </style:style>
    <style:style style:name="Таблица4.A24" style:family="table-cell">
      <style:table-cell-properties fo:padding-left="0.199cm" fo:padding-right="0.191cm" fo:padding-top="0cm" fo:padding-bottom="0cm" fo:border="0.5pt solid #00000a"/>
    </style:style>
    <style:style style:name="Таблица4.B24" style:family="table-cell">
      <style:table-cell-properties fo:padding-left="0.199cm" fo:padding-right="0.191cm" fo:padding-top="0cm" fo:padding-bottom="0cm" fo:border="0.5pt solid #00000a"/>
    </style:style>
    <style:style style:name="Таблица4.25" style:family="table-row">
      <style:table-row-properties fo:keep-together="auto"/>
    </style:style>
    <style:style style:name="Таблица4.A25" style:family="table-cell">
      <style:table-cell-properties fo:padding-left="0.199cm" fo:padding-right="0.191cm" fo:padding-top="0cm" fo:padding-bottom="0cm" fo:border="0.5pt solid #00000a"/>
    </style:style>
    <style:style style:name="Таблица4.B25" style:family="table-cell">
      <style:table-cell-properties fo:padding-left="0.199cm" fo:padding-right="0.191cm" fo:padding-top="0cm" fo:padding-bottom="0cm" fo:border="0.5pt solid #00000a"/>
    </style:style>
    <style:style style:name="Таблица4.26" style:family="table-row">
      <style:table-row-properties fo:keep-together="auto"/>
    </style:style>
    <style:style style:name="Таблица4.A26" style:family="table-cell">
      <style:table-cell-properties fo:padding-left="0.199cm" fo:padding-right="0.191cm" fo:padding-top="0cm" fo:padding-bottom="0cm" fo:border="0.5pt solid #00000a"/>
    </style:style>
    <style:style style:name="Таблица4.B26" style:family="table-cell">
      <style:table-cell-properties fo:padding-left="0.199cm" fo:padding-right="0.191cm" fo:padding-top="0cm" fo:padding-bottom="0cm" fo:border="0.5pt solid #00000a"/>
    </style:style>
    <style:style style:name="Таблица4.27" style:family="table-row">
      <style:table-row-properties fo:keep-together="auto"/>
    </style:style>
    <style:style style:name="Таблица4.A27" style:family="table-cell">
      <style:table-cell-properties fo:padding-left="0.199cm" fo:padding-right="0.191cm" fo:padding-top="0cm" fo:padding-bottom="0cm" fo:border="0.5pt solid #00000a"/>
    </style:style>
    <style:style style:name="Таблица4.B27" style:family="table-cell">
      <style:table-cell-properties fo:padding-left="0.199cm" fo:padding-right="0.191cm" fo:padding-top="0cm" fo:padding-bottom="0cm" fo:border="0.5pt solid #00000a"/>
    </style:style>
    <style:style style:name="Таблица4.29" style:family="table-row">
      <style:table-row-properties fo:keep-together="auto"/>
    </style:style>
    <style:style style:name="Таблица4.A29" style:family="table-cell">
      <style:table-cell-properties fo:padding-left="0.199cm" fo:padding-right="0.191cm" fo:padding-top="0cm" fo:padding-bottom="0cm" fo:border="0.5pt solid #00000a"/>
    </style:style>
    <style:style style:name="Таблица4.B29" style:family="table-cell">
      <style:table-cell-properties fo:padding-left="0.199cm" fo:padding-right="0.191cm" fo:padding-top="0cm" fo:padding-bottom="0cm" fo:border="0.5pt solid #00000a"/>
    </style:style>
    <style:style style:name="Таблица4.31" style:family="table-row">
      <style:table-row-properties style:min-row-height="0.801cm" fo:keep-together="auto"/>
    </style:style>
    <style:style style:name="Таблица5" style:family="table">
      <style:table-properties style:width="17.381cm" fo:margin-left="-0.199cm" fo:margin-top="0cm" fo:margin-bottom="0cm" table:align="left" style:writing-mode="lr-tb"/>
    </style:style>
    <style:style style:name="Таблица5.A" style:family="table-column">
      <style:table-column-properties style:column-width="4.636cm"/>
    </style:style>
    <style:style style:name="Таблица5.B" style:family="table-column">
      <style:table-column-properties style:column-width="12.746cm"/>
    </style:style>
    <style:style style:name="Таблица5.1" style:family="table-row">
      <style:table-row-properties style:min-row-height="0.841cm" fo:keep-together="auto"/>
    </style:style>
    <style:style style:name="Таблица5.A1" style:family="table-cell">
      <style:table-cell-properties style:vertical-align="middle" fo:padding-left="0.199cm" fo:padding-right="0.191cm" fo:padding-top="0cm" fo:padding-bottom="0cm" fo:border="0.5pt solid #00000a"/>
    </style:style>
    <style:style style:name="Таблица5.2" style:family="table-row">
      <style:table-row-properties fo:keep-together="auto"/>
    </style:style>
    <style:style style:name="Таблица5.A2" style:family="table-cell">
      <style:table-cell-properties fo:padding-left="0.199cm" fo:padding-right="0.191cm" fo:padding-top="0cm" fo:padding-bottom="0cm" fo:border="0.5pt solid #00000a"/>
    </style:style>
    <style:style style:name="Таблица5.B2" style:family="table-cell">
      <style:table-cell-properties fo:padding-left="0.199cm" fo:padding-right="0.191cm" fo:padding-top="0cm" fo:padding-bottom="0cm" fo:border="0.5pt solid #00000a"/>
    </style:style>
    <style:style style:name="Таблица5.3" style:family="table-row">
      <style:table-row-properties fo:keep-together="auto"/>
    </style:style>
    <style:style style:name="Таблица5.A3" style:family="table-cell">
      <style:table-cell-properties fo:padding-left="0.199cm" fo:padding-right="0.191cm" fo:padding-top="0cm" fo:padding-bottom="0cm" fo:border="0.5pt solid #00000a"/>
    </style:style>
    <style:style style:name="Таблица5.B3" style:family="table-cell">
      <style:table-cell-properties fo:padding-left="0.199cm" fo:padding-right="0.191cm" fo:padding-top="0cm" fo:padding-bottom="0cm" fo:border="0.5pt solid #00000a"/>
    </style:style>
    <style:style style:name="Таблица5.4" style:family="table-row">
      <style:table-row-properties fo:keep-together="auto"/>
    </style:style>
    <style:style style:name="Таблица5.A4" style:family="table-cell">
      <style:table-cell-properties fo:padding-left="0.199cm" fo:padding-right="0.191cm" fo:padding-top="0cm" fo:padding-bottom="0cm" fo:border="0.5pt solid #00000a"/>
    </style:style>
    <style:style style:name="Таблица5.B4" style:family="table-cell">
      <style:table-cell-properties fo:padding-left="0.199cm" fo:padding-right="0.191cm" fo:padding-top="0cm" fo:padding-bottom="0cm" fo:border="0.5pt solid #00000a"/>
    </style:style>
    <style:style style:name="Таблица5.5" style:family="table-row">
      <style:table-row-properties fo:keep-together="auto"/>
    </style:style>
    <style:style style:name="Таблица5.A5" style:family="table-cell">
      <style:table-cell-properties fo:padding-left="0.199cm" fo:padding-right="0.191cm" fo:padding-top="0cm" fo:padding-bottom="0cm" fo:border-left="none" fo:border-right="none" fo:border-top="none" fo:border-bottom="0.5pt solid #00000a"/>
    </style:style>
    <style:style style:name="Таблица5.6" style:family="table-row">
      <style:table-row-properties fo:keep-together="auto"/>
    </style:style>
    <style:style style:name="Таблица5.A6" style:family="table-cell">
      <style:table-cell-properties fo:padding-left="0.199cm" fo:padding-right="0.191cm" fo:padding-top="0cm" fo:padding-bottom="0cm" fo:border="0.5pt solid #00000a"/>
    </style:style>
    <style:style style:name="Таблица5.B6" style:family="table-cell">
      <style:table-cell-properties fo:padding-left="0.199cm" fo:padding-right="0.191cm" fo:padding-top="0cm" fo:padding-bottom="0cm" fo:border="0.5pt solid #00000a"/>
    </style:style>
    <style:style style:name="Таблица5.7" style:family="table-row">
      <style:table-row-properties fo:keep-together="auto"/>
    </style:style>
    <style:style style:name="Таблица5.A7" style:family="table-cell">
      <style:table-cell-properties fo:padding-left="0.199cm" fo:padding-right="0.191cm" fo:padding-top="0cm" fo:padding-bottom="0cm" fo:border="0.5pt solid #00000a"/>
    </style:style>
    <style:style style:name="Таблица5.B7" style:family="table-cell">
      <style:table-cell-properties fo:padding-left="0.199cm" fo:padding-right="0.191cm" fo:padding-top="0cm" fo:padding-bottom="0cm" fo:border="0.5pt solid #00000a"/>
    </style:style>
    <style:style style:name="Таблица5.8" style:family="table-row">
      <style:table-row-properties fo:keep-together="auto"/>
    </style:style>
    <style:style style:name="Таблица5.A8" style:family="table-cell">
      <style:table-cell-properties fo:padding-left="0.199cm" fo:padding-right="0.191cm" fo:padding-top="0cm" fo:padding-bottom="0cm" fo:border="0.5pt solid #00000a"/>
    </style:style>
    <style:style style:name="Таблица5.B8" style:family="table-cell">
      <style:table-cell-properties fo:padding-left="0.199cm" fo:padding-right="0.191cm" fo:padding-top="0cm" fo:padding-bottom="0cm" fo:border="0.5pt solid #00000a"/>
    </style:style>
    <style:style style:name="Таблица5.9" style:family="table-row">
      <style:table-row-properties fo:keep-together="auto"/>
    </style:style>
    <style:style style:name="Таблица5.A9" style:family="table-cell">
      <style:table-cell-properties fo:padding-left="0.199cm" fo:padding-right="0.191cm" fo:padding-top="0cm" fo:padding-bottom="0cm" fo:border="0.5pt solid #00000a"/>
    </style:style>
    <style:style style:name="Таблица5.B9" style:family="table-cell">
      <style:table-cell-properties fo:padding-left="0.199cm" fo:padding-right="0.191cm" fo:padding-top="0cm" fo:padding-bottom="0cm" fo:border="0.5pt solid #00000a"/>
    </style:style>
    <style:style style:name="Таблица5.10" style:family="table-row">
      <style:table-row-properties fo:keep-together="auto"/>
    </style:style>
    <style:style style:name="Таблица5.A10" style:family="table-cell">
      <style:table-cell-properties fo:padding-left="0.199cm" fo:padding-right="0.191cm" fo:padding-top="0cm" fo:padding-bottom="0cm" fo:border="0.5pt solid #00000a"/>
    </style:style>
    <style:style style:name="Таблица5.B10" style:family="table-cell">
      <style:table-cell-properties fo:padding-left="0.199cm" fo:padding-right="0.191cm" fo:padding-top="0cm" fo:padding-bottom="0cm" fo:border="0.5pt solid #00000a"/>
    </style:style>
    <style:style style:name="Таблица5.11" style:family="table-row">
      <style:table-row-properties fo:keep-together="auto"/>
    </style:style>
    <style:style style:name="Таблица5.A11" style:family="table-cell">
      <style:table-cell-properties fo:padding-left="0.199cm" fo:padding-right="0.191cm" fo:padding-top="0cm" fo:padding-bottom="0cm" fo:border="0.5pt solid #00000a"/>
    </style:style>
    <style:style style:name="Таблица5.B11" style:family="table-cell">
      <style:table-cell-properties fo:padding-left="0.199cm" fo:padding-right="0.191cm" fo:padding-top="0cm" fo:padding-bottom="0cm"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paragraph-rsid="00154a97"/>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justify" style:justify-single-word="false"/>
      <style:text-properties fo:font-size="12pt" style:font-size-asian="12pt" style:font-size-complex="12pt"/>
    </style:style>
    <style:style style:name="P6" style:family="paragraph" style:parent-style-name="Standard">
      <style:paragraph-properties fo:line-height="150%" fo:text-align="center" style:justify-single-word="false"/>
      <style:text-properties fo:font-size="12pt" style:font-size-asian="12pt" style:font-size-complex="12pt"/>
    </style:style>
    <style:style style:name="P7" style:family="paragraph" style:parent-style-name="Standard">
      <style:paragraph-properties fo:line-height="150%"/>
      <style:text-properties fo:font-size="12pt" officeooo:paragraph-rsid="0013cb4d" style:font-size-asian="12pt" style:font-size-complex="12pt"/>
    </style:style>
    <style:style style:name="P8" style:family="paragraph" style:parent-style-name="Standard">
      <style:paragraph-properties fo:line-height="150%" fo:text-align="end"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50%"/>
      <style:text-properties fo:color="#000000" fo:font-size="12pt" style:font-size-asian="12pt" style:font-size-complex="12pt"/>
    </style:style>
    <style:style style:name="P13" style:family="paragraph" style:parent-style-name="Standard">
      <style:paragraph-properties fo:text-align="center" style:justify-single-word="false"/>
      <style:text-properties style:font-name="Times New Roman" fo:font-size="14pt" fo:font-weight="bold" officeooo:paragraph-rsid="00154a97" style:font-size-asian="14pt" style:font-weight-asian="bold" style:font-name-complex="Verdana" style:font-size-complex="14pt"/>
    </style:style>
    <style:style style:name="P14" style:family="paragraph" style:parent-style-name="Standard">
      <style:paragraph-properties fo:text-align="center" style:justify-single-word="false"/>
      <style:text-properties style:font-name="Times New Roman" fo:font-size="14pt" officeooo:paragraph-rsid="00154a97" style:font-size-asian="14pt" style:font-size-complex="14pt"/>
    </style:style>
    <style:style style:name="P15" style:family="paragraph" style:parent-style-name="Standard">
      <style:paragraph-properties fo:text-align="center" style:justify-single-word="false"/>
      <style:text-properties style:font-name="Times New Roman" fo:font-size="14pt" officeooo:rsid="000c3e7d" officeooo:paragraph-rsid="00154a97" style:font-size-asian="14pt" style:font-size-complex="14pt" style:font-weight-complex="bold"/>
    </style:style>
    <style:style style:name="P16" style:family="paragraph" style:parent-style-name="Standard">
      <style:text-properties style:font-name="Times New Roman" fo:font-size="14pt" officeooo:paragraph-rsid="00154a97" style:font-size-asian="14pt" style:font-size-complex="14pt"/>
    </style:style>
    <style:style style:name="P17" style:family="paragraph" style:parent-style-name="Standard">
      <style:paragraph-properties fo:text-align="center" style:justify-single-word="false"/>
      <style:text-properties style:font-name="Times New Roman" fo:font-size="14pt" officeooo:rsid="00154a97" officeooo:paragraph-rsid="00154a97" style:font-size-asian="14pt" style:font-size-complex="14pt"/>
    </style:style>
    <style:style style:name="P18" style:family="paragraph" style:parent-style-name="Standard">
      <style:paragraph-properties fo:margin-left="0cm" fo:margin-right="0cm" fo:line-height="150%" fo:text-align="justify" style:justify-single-word="false" fo:text-indent="1.27cm" style:auto-text-indent="false"/>
    </style:style>
    <style:style style:name="P19" style:family="paragraph" style:parent-style-name="Standard">
      <style:paragraph-properties fo:margin-left="0cm" fo:margin-right="0cm" fo:line-height="150%" fo:text-indent="1.27cm" style:auto-text-indent="false"/>
      <style:text-properties fo:font-size="12pt" style:font-size-asian="12pt" style:font-size-complex="12pt"/>
    </style:style>
    <style:style style:name="P20" style:family="paragraph" style:parent-style-name="Standard">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21" style:family="paragraph" style:parent-style-name="Standard">
      <style:paragraph-properties fo:margin-left="0cm" fo:margin-right="0cm" fo:line-height="150%" fo:text-align="end" style:justify-single-word="false" fo:text-indent="1.27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23" style:family="paragraph" style:parent-style-name="Standard">
      <style:paragraph-properties fo:margin-left="0cm" fo:margin-right="0cm" fo:line-height="150%" fo:text-align="center" style:justify-single-word="false" fo:text-indent="1.27cm" style:auto-text-indent="false"/>
      <style:text-properties fo:font-size="12pt" fo:font-weight="bold" style:font-size-asian="12pt" style:font-weight-asian="bold" style:font-size-complex="12pt" style:font-weight-complex="bold"/>
    </style:style>
    <style:style style:name="P24" style:family="paragraph" style:parent-style-name="Text_20_body">
      <style:paragraph-properties fo:margin-left="0cm" fo:margin-right="0cm" fo:line-height="150%" fo:text-indent="1.27cm" style:auto-text-indent="false"/>
      <style:text-properties fo:font-size="12pt" style:font-size-asian="12pt" style:font-size-complex="12pt"/>
    </style:style>
    <style:style style:name="P25" style:family="paragraph" style:parent-style-name="Standard">
      <style:paragraph-properties fo:margin-left="0cm" fo:margin-right="0cm" fo:line-height="150%" fo:text-indent="1.905cm" style:auto-text-indent="false"/>
      <style:text-properties fo:font-size="12pt" style:font-size-asian="12pt" style:font-size-complex="12pt"/>
    </style:style>
    <style:style style:name="P26" style:family="paragraph" style:parent-style-name="Standard">
      <style:paragraph-properties fo:margin-left="0cm" fo:margin-right="0cm" fo:line-height="150%" fo:text-align="justify" style:justify-single-word="false" fo:text-indent="1.905cm" style:auto-text-indent="false"/>
      <style:text-properties fo:font-size="12pt" style:font-size-asian="12pt" style:font-size-complex="12pt"/>
    </style:style>
    <style:style style:name="P27" style:family="paragraph" style:parent-style-name="Standard">
      <style:paragraph-properties fo:margin-left="0cm" fo:margin-right="0cm" fo:line-height="150%" fo:text-align="justify" style:justify-single-word="false" fo:text-indent="1.905cm" style:auto-text-indent="false">
        <style:tab-stops>
          <style:tab-stop style:position="10.16cm"/>
        </style:tab-stops>
      </style:paragraph-properties>
      <style:text-properties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1.905cm" style:auto-text-indent="false">
        <style:tab-stops>
          <style:tab-stop style:position="6.668cm"/>
        </style:tab-stops>
      </style:paragraph-properties>
      <style:text-properties fo:font-size="12pt" style:font-size-asian="12pt" style:font-size-complex="12pt"/>
    </style:style>
    <style:style style:name="P29" style:family="paragraph" style:parent-style-name="Standard">
      <style:paragraph-properties fo:margin-left="0cm" fo:margin-right="0cm" fo:line-height="150%" fo:text-align="justify" style:justify-single-word="false" fo:text-indent="1.905cm" style:auto-text-indent="false">
        <style:tab-stops>
          <style:tab-stop style:position="5.08cm"/>
        </style:tab-stops>
      </style:paragraph-properties>
      <style:text-properties fo:font-size="12pt" style:font-size-asian="12pt" style:font-size-complex="12pt"/>
    </style:style>
    <style:style style:name="P30" style:family="paragraph" style:parent-style-name="Standard">
      <style:paragraph-properties fo:margin-left="0cm" fo:margin-right="0cm" fo:line-height="150%" fo:text-align="justify" style:justify-single-word="false" fo:text-indent="1.905cm" style:auto-text-indent="false">
        <style:tab-stops>
          <style:tab-stop style:position="7.303cm"/>
        </style:tab-stops>
      </style:paragraph-properties>
      <style:text-properties fo:font-size="12pt" style:font-size-asian="12pt" style:font-size-complex="12pt"/>
    </style:style>
    <style:style style:name="P31" style:family="paragraph" style:parent-style-name="Standard">
      <style:paragraph-properties fo:margin-left="0cm" fo:margin-right="0cm" fo:line-height="150%" fo:text-align="justify" style:justify-single-word="false" fo:text-indent="1.905cm" style:auto-text-indent="false">
        <style:tab-stops>
          <style:tab-stop style:position="6.985cm"/>
        </style:tab-stops>
      </style:paragraph-properties>
      <style:text-properties fo:font-size="12pt" style:font-size-asian="12pt" style:font-size-complex="12pt"/>
    </style:style>
    <style:style style:name="P32" style:family="paragraph" style:parent-style-name="Text_20_body">
      <style:paragraph-properties fo:margin-left="0cm" fo:margin-right="0cm" fo:line-height="150%" fo:text-indent="1.905cm" style:auto-text-indent="false"/>
      <style:text-properties fo:font-size="12pt" style:font-size-asian="12pt" style:font-size-complex="12pt"/>
    </style:style>
    <style:style style:name="P33" style:family="paragraph" style:parent-style-name="Text_20_body">
      <style:paragraph-properties fo:margin-left="0cm" fo:margin-right="0cm" fo:line-height="150%" fo:text-align="start" style:justify-single-word="false" fo:text-indent="1.905cm" style:auto-text-indent="false">
        <style:tab-stops>
          <style:tab-stop style:position="7.62cm"/>
        </style:tab-stops>
      </style:paragraph-properties>
      <style:text-properties fo:font-size="12pt" style:font-size-asian="12pt" style:font-size-complex="12pt"/>
    </style:style>
    <style:style style:name="P34" style:family="paragraph" style:parent-style-name="Text_20_body">
      <style:paragraph-properties fo:margin-left="0cm" fo:margin-right="0cm" fo:line-height="150%" fo:text-indent="1.905cm" style:auto-text-indent="false">
        <style:tab-stops>
          <style:tab-stop style:position="6.985cm"/>
        </style:tab-stops>
      </style:paragraph-properties>
      <style:text-properties fo:font-size="12pt" style:font-size-asian="12pt" style:font-size-complex="12pt"/>
    </style:style>
    <style:style style:name="P35" style:family="paragraph" style:parent-style-name="Standard">
      <style:paragraph-properties fo:margin-top="0.086cm" fo:margin-bottom="0.086cm" loext:contextual-spacing="false"/>
      <style:text-properties fo:font-size="12pt" style:font-size-asian="12pt" style:font-size-complex="12pt"/>
    </style:style>
    <style:style style:name="P36" style:family="paragraph" style:parent-style-name="Standard">
      <style:paragraph-properties fo:margin-left="0cm" fo:margin-right="0cm" fo:line-height="150%" fo:text-align="justify" style:justify-single-word="false" fo:text-indent="2.858cm" style:auto-text-indent="false"/>
      <style:text-properties fo:font-size="12pt" style:font-size-asian="12pt" style:font-size-complex="12pt"/>
    </style:style>
    <style:style style:name="P37" style:family="paragraph" style:parent-style-name="Standard">
      <style:paragraph-properties fo:margin-left="0cm" fo:margin-right="0cm" fo:line-height="150%" fo:text-indent="2.223cm" style:auto-text-indent="false"/>
      <style:text-properties fo:font-size="12pt" style:font-size-asian="12pt" style:font-size-complex="12pt"/>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0.953cm"/>
        </style:tab-stops>
      </style:paragraph-properties>
      <style:text-properties fo:font-size="12pt" style:font-size-asian="12pt" style:font-size-complex="12pt"/>
    </style:style>
    <style:style style:name="P39" style:family="paragraph" style:parent-style-name="Standard">
      <style:paragraph-properties fo:margin-left="11.502cm" fo:margin-right="0cm" fo:text-indent="0cm" style:auto-text-indent="false"/>
      <style:text-properties style:font-name="Times New Roman" fo:font-size="14pt" officeooo:paragraph-rsid="00154a97" style:font-size-asian="14pt" style:font-size-complex="14pt"/>
    </style:style>
    <style:style style:name="P40" style:family="paragraph" style:parent-style-name="Standard">
      <style:paragraph-properties fo:margin-left="7.752cm" fo:margin-right="0.499cm" fo:text-indent="3.5cm" style:auto-text-indent="false"/>
      <style:text-properties style:font-name="Times New Roman" fo:font-size="14pt" officeooo:rsid="000e7bce" officeooo:paragraph-rsid="00154a97" style:font-size-asian="14pt" style:font-size-complex="14pt"/>
    </style:style>
    <style:style style:name="P41" style:family="paragraph" style:parent-style-name="Standard">
      <style:paragraph-properties fo:margin-left="7.752cm" fo:margin-right="0.499cm" fo:text-indent="3.5cm" style:auto-text-indent="false"/>
      <style:text-properties style:font-name="Times New Roman" fo:font-size="14pt" officeooo:rsid="0019122e" officeooo:paragraph-rsid="00154a97" style:font-size-asian="14pt" style:font-size-complex="14pt"/>
    </style:style>
    <style:style style:name="P42" style:family="paragraph" style:parent-style-name="Standard">
      <style:paragraph-properties fo:margin-left="7.752cm" fo:margin-right="0.499cm" fo:text-indent="3.5cm" style:auto-text-indent="false"/>
      <style:text-properties style:font-name="Times New Roman" fo:font-size="14pt" officeooo:paragraph-rsid="00154a97" style:font-size-asian="14pt" style:font-size-complex="14pt"/>
    </style:style>
    <style:style style:name="P43" style:family="paragraph" style:parent-style-name="Standard">
      <style:paragraph-properties fo:margin-left="7.752cm" fo:margin-right="0.499cm" fo:text-indent="3.5cm" style:auto-text-indent="false"/>
      <style:text-properties style:font-name="Times New Roman" fo:font-size="14pt" officeooo:rsid="00154a97" officeooo:paragraph-rsid="00154a97" style:font-size-asian="14pt" style:font-size-complex="14pt"/>
    </style:style>
    <style:style style:name="P44" style:family="paragraph" style:parent-style-name="Standard">
      <style:paragraph-properties fo:margin-left="7.752cm" fo:margin-right="0.499cm" fo:text-indent="3.5cm" style:auto-text-indent="false"/>
      <style:text-properties officeooo:paragraph-rsid="00154a97"/>
    </style:style>
    <style:style style:name="P45" style:family="paragraph" style:parent-style-name="Heading_20_1" style:master-page-name="">
      <style:paragraph-properties fo:text-align="start" style:justify-single-word="false" style:page-number="auto" fo:break-before="page"/>
      <style:text-properties fo:font-size="14pt" style:font-size-asian="14pt" style:font-size-complex="14pt"/>
    </style:style>
    <style:style style:name="P46" style:family="paragraph" style:parent-style-name="Text_20_body">
      <style:paragraph-properties fo:line-height="150%"/>
    </style:style>
    <style:style style:name="P47" style:family="paragraph" style:parent-style-name="Text_20_body">
      <style:paragraph-properties fo:text-align="start" style:justify-single-word="false"/>
      <style:text-properties fo:font-size="12pt" style:font-size-asian="12pt" style:font-size-complex="12pt"/>
    </style:style>
    <style:style style:name="P48" style:family="paragraph" style:parent-style-name="Text_20_body">
      <style:paragraph-properties fo:line-height="150%"/>
      <style:text-properties fo:font-size="12pt" style:font-size-asian="12pt" style:font-size-complex="12pt"/>
    </style:style>
    <style:style style:name="P49" style:family="paragraph" style:parent-style-name="Text_20_body">
      <style:paragraph-properties fo:text-align="start" style:justify-single-word="false"/>
      <style:text-properties fo:font-size="12pt" fo:language="en" fo:country="US" style:font-size-asian="12pt" style:font-size-complex="12pt"/>
    </style:style>
    <style:style style:name="P50" style:family="paragraph" style:parent-style-name="Heading_20_1">
      <style:text-properties fo:font-size="14pt" style:font-size-asian="14pt" style:font-size-complex="14pt"/>
    </style:style>
    <style:style style:name="P51" style:family="paragraph" style:parent-style-name="Normal_20__28_Web_29_">
      <style:paragraph-properties fo:margin-left="0.042cm" fo:margin-right="0.042cm" fo:line-height="150%" fo:text-align="justify" style:justify-single-word="false" fo:text-indent="1.207cm" style:auto-text-indent="false"/>
      <style:text-properties fo:font-size="12pt" style:font-size-asian="12pt" style:font-size-complex="12pt"/>
    </style:style>
    <style:style style:name="P52" style:family="paragraph" style:parent-style-name="Contents_20_1">
      <style:paragraph-properties>
        <style:tab-stops>
          <style:tab-stop style:position="18cm" style:type="right" style:leader-style="dotted" style:leader-text="."/>
        </style:tab-stops>
      </style:paragraph-properties>
    </style:style>
    <style:style style:name="P53" style:family="paragraph" style:parent-style-name="Frame_20_contents">
      <style:text-properties fo:font-size="12pt" style:font-size-asian="12pt" style:font-size-complex="12pt"/>
    </style:style>
    <style:style style:name="P54" style:family="paragraph" style:parent-style-name="Frame_20_contents">
      <style:paragraph-properties>
        <style:tab-stops>
          <style:tab-stop style:position="0.635cm"/>
        </style:tab-stops>
      </style:paragraph-properties>
      <style:text-properties fo:font-size="12pt" style:font-size-asian="12pt" style:font-size-complex="12pt"/>
    </style:style>
    <style:style style:name="P55" style:family="paragraph" style:parent-style-name="Frame_20_contents">
      <style:paragraph-properties>
        <style:tab-stops>
          <style:tab-stop style:position="1.27cm"/>
        </style:tab-stops>
      </style:paragraph-properties>
      <style:text-properties fo:font-size="12pt" style:font-size-asian="12pt" style:font-size-complex="12pt"/>
    </style:style>
    <style:style style:name="P56" style:family="paragraph" style:parent-style-name="Frame_20_contents">
      <style:paragraph-properties>
        <style:tab-stops>
          <style:tab-stop style:position="1.905cm"/>
        </style:tab-stops>
      </style:paragraph-properties>
      <style:text-properties fo:font-size="12pt" style:font-size-asian="12pt" style:font-size-complex="12pt"/>
    </style:style>
    <style:style style:name="P57" style:family="paragraph" style:parent-style-name="Standard" style:master-page-name="First_20_Page">
      <style:paragraph-properties fo:text-align="center" style:justify-single-word="false" style:page-number="auto"/>
      <style:text-properties style:font-name="Times New Roman" fo:font-size="14pt" officeooo:paragraph-rsid="00154a97" style:font-size-asian="14pt" style:font-size-complex="14pt"/>
    </style:style>
    <style:style style:name="P58"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59" style:family="paragraph" style:parent-style-name="Standard" style:list-style-name="WWNum11">
      <style:paragraph-properties fo:line-height="150%" fo:text-align="justify" style:justify-single-word="false"/>
      <style:text-properties fo:font-size="12pt" style:font-size-asian="12pt" style:font-size-complex="12pt"/>
    </style:style>
    <style:style style:name="P60" style:family="paragraph" style:parent-style-name="Standard" style:list-style-name="WWNum12">
      <style:paragraph-properties fo:line-height="150%" fo:text-align="justify" style:justify-single-word="false"/>
      <style:text-properties fo:font-size="12pt" style:font-size-asian="12pt" style:font-size-complex="12pt"/>
    </style:style>
    <style:style style:name="P61" style:family="paragraph" style:parent-style-name="Standard" style:list-style-name="WWNum13">
      <style:paragraph-properties fo:line-height="150%" fo:text-align="justify" style:justify-single-word="false"/>
      <style:text-properties fo:font-size="12pt" style:font-size-asian="12pt" style:font-size-complex="12pt"/>
    </style:style>
    <style:style style:name="P62" style:family="paragraph" style:parent-style-name="Standard" style:list-style-name="WWNum20">
      <style:paragraph-properties fo:line-height="150%" fo:text-align="justify" style:justify-single-word="false"/>
      <style:text-properties fo:font-size="12pt" style:font-size-asian="12pt" style:font-size-complex="12pt"/>
    </style:style>
    <style:style style:name="P63" style:family="paragraph" style:parent-style-name="Standard" style:list-style-name="WWNum19">
      <style:paragraph-properties fo:line-height="150%" fo:text-align="justify" style:justify-single-word="false"/>
      <style:text-properties fo:font-size="12pt" style:font-size-asian="12pt" style:font-size-complex="12pt"/>
    </style:style>
    <style:style style:name="P64" style:family="paragraph" style:parent-style-name="Standard" style:list-style-name="WWNum17">
      <style:paragraph-properties fo:line-height="150%" fo:text-align="justify" style:justify-single-word="false"/>
      <style:text-properties fo:font-size="12pt" style:font-size-asian="12pt" style:font-size-complex="12pt"/>
    </style:style>
    <style:style style:name="P65" style:family="paragraph" style:parent-style-name="Standard" style:list-style-name="WWNum18">
      <style:paragraph-properties fo:line-height="150%" fo:text-align="justify" style:justify-single-word="false"/>
      <style:text-properties fo:font-size="12pt" style:font-size-asian="12pt" style:font-size-complex="12pt"/>
    </style:style>
    <style:style style:name="P66" style:family="paragraph" style:parent-style-name="Standard" style:list-style-name="WWNum21">
      <style:paragraph-properties fo:line-height="150%" fo:text-align="justify" style:justify-single-word="false"/>
      <style:text-properties fo:font-size="12pt" style:font-size-asian="12pt" style:font-size-complex="12pt"/>
    </style:style>
    <style:style style:name="P67" style:family="paragraph" style:parent-style-name="Standard">
      <style:paragraph-properties fo:line-height="150%"/>
      <style:text-properties fo:font-size="12pt" fo:language="en" fo:country="US" officeooo:paragraph-rsid="0013cb4d" style:font-size-asian="12pt" style:font-size-complex="12pt"/>
    </style:style>
    <style:style style:name="P68" style:family="paragraph" style:parent-style-name="Standard">
      <style:paragraph-properties fo:line-height="150%"/>
      <style:text-properties style:font-name="Symbol" fo:font-size="12pt" style:font-size-asian="12pt" style:font-size-complex="12pt"/>
    </style:style>
    <style:style style:name="P69" style:family="paragraph" style:parent-style-name="Standard">
      <style:text-properties fo:color="#000000" fo:font-size="12pt" style:font-size-asian="12pt" style:font-size-complex="12pt"/>
    </style:style>
    <style:style style:name="P70" style:family="paragraph" style:parent-style-name="Standard">
      <style:paragraph-properties fo:line-height="150%"/>
      <style:text-properties fo:color="#000000" fo:font-size="12pt" style:font-size-asian="12pt" style:font-size-complex="12pt"/>
    </style:style>
    <style:style style:name="P71" style:family="paragraph" style:parent-style-name="Standard" style:list-style-name="WWNum54">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2" style:family="paragraph" style:parent-style-name="Standard" style:list-style-name="WWNum52">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3" style:family="paragraph" style:parent-style-name="Standard" style:list-style-name="WWNum53">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4" style:family="paragraph" style:parent-style-name="Standard" style:list-style-name="WWNum51">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5" style:family="paragraph" style:parent-style-name="Standard" style:list-style-name="WWNum10">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6" style:family="paragraph" style:parent-style-name="Standard" style:list-style-name="WWNum55">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7" style:family="paragraph" style:parent-style-name="Standard" style:list-style-name="WWNum56">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8" style:family="paragraph" style:parent-style-name="Standard" style:list-style-name="WWNum57">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79" style:family="paragraph" style:parent-style-name="Standard" style:list-style-name="WWNum58">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80" style:family="paragraph" style:parent-style-name="Standard" style:list-style-name="WWNum60">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81" style:family="paragraph" style:parent-style-name="Standard" style:list-style-name="WWNum61">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82" style:family="paragraph" style:parent-style-name="Standard" style:list-style-name="WWNum22">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83" style:family="paragraph" style:parent-style-name="Standard" style:list-style-name="WWNum17">
      <style:paragraph-properties fo:margin-left="1.905cm" fo:margin-right="0cm" fo:line-height="150%" fo:text-align="justify" style:justify-single-word="false" fo:text-indent="-0.635cm" style:auto-text-indent="false">
        <style:tab-stops>
          <style:tab-stop style:position="1.905cm"/>
        </style:tab-stops>
      </style:paragraph-properties>
      <style:text-properties fo:font-size="12pt" style:font-size-asian="12pt" style:font-size-complex="12pt"/>
    </style:style>
    <style:style style:name="P84" style:family="paragraph" style:parent-style-name="Standard">
      <style:paragraph-properties fo:margin-left="0cm" fo:margin-right="0cm" fo:line-height="150%" fo:text-align="justify" style:justify-single-word="false" fo:text-indent="1.27cm" style:auto-text-indent="false"/>
      <style:text-properties fo:font-size="12pt" fo:font-weight="bold" style:font-size-asian="12pt" style:font-weight-asian="bold" style:font-size-complex="12pt"/>
    </style:style>
    <style:style style:name="P85" style:family="paragraph" style:parent-style-name="Standard">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86" style:family="paragraph" style:parent-style-name="Standard">
      <style:paragraph-properties fo:margin-top="0.086cm" fo:margin-bottom="0.086cm" loext:contextual-spacing="false"/>
      <style:text-properties fo:color="#000000" fo:font-size="12pt" style:font-size-asian="12pt" style:font-size-complex="12pt"/>
    </style:style>
    <style:style style:name="P87" style:family="paragraph" style:parent-style-name="Standard">
      <style:paragraph-properties fo:margin-top="0.086cm" fo:margin-bottom="0.086cm" loext:contextual-spacing="false" fo:text-align="center" style:justify-single-word="false"/>
      <style:text-properties fo:color="#000000" fo:font-size="12pt" style:font-size-asian="12pt" style:font-size-complex="12pt"/>
    </style:style>
    <style:style style:name="P88" style:family="paragraph" style:parent-style-name="Standard">
      <style:paragraph-properties fo:margin-left="0cm" fo:margin-right="0cm" fo:line-height="150%" fo:text-align="justify" style:justify-single-word="false" fo:text-indent="1.905cm" style:auto-text-indent="false"/>
      <style:text-properties fo:font-size="12pt" fo:language="en" fo:country="US" style:font-size-asian="12pt" style:font-size-complex="12pt"/>
    </style:style>
    <style:style style:name="P89" style:family="paragraph" style:parent-style-name="Standard">
      <style:paragraph-properties fo:margin-left="0cm" fo:margin-right="0cm" fo:line-height="150%" fo:text-indent="2.223cm" style:auto-text-indent="false"/>
      <style:text-properties fo:font-size="12pt" fo:language="en" fo:country="US" style:font-size-asian="12pt" style:font-size-complex="12pt"/>
    </style:style>
    <style:style style:name="P90" style:family="paragraph" style:parent-style-name="Standard" style:list-style-name="WWNum62">
      <style:paragraph-properties fo:margin-left="0.953cm" fo:margin-right="0cm" fo:line-height="150%" fo:text-align="justify" style:justify-single-word="false" fo:text-indent="-0.953cm" style:auto-text-indent="false">
        <style:tab-stops>
          <style:tab-stop style:position="0.953cm"/>
        </style:tab-stops>
      </style:paragraph-properties>
      <style:text-properties fo:font-size="12pt" style:font-size-asian="12pt" style:font-size-complex="12pt"/>
    </style:style>
    <style:style style:name="P91" style:family="paragraph" style:parent-style-name="Heading_20_1" style:master-page-name="Converted1">
      <style:paragraph-properties fo:text-align="start" style:justify-single-word="false" style:page-number="auto"/>
      <style:text-properties fo:font-size="14pt" officeooo:rsid="0013cb4d" officeooo:paragraph-rsid="0013cb4d" style:font-size-asian="14pt" style:font-size-complex="14pt"/>
    </style:style>
    <style:style style:name="P92" style:family="paragraph" style:parent-style-name="Heading_20_1" style:master-page-name="">
      <style:paragraph-properties style:page-number="auto" fo:break-before="page"/>
      <style:text-properties fo:font-size="14pt" officeooo:rsid="0014ae08" officeooo:paragraph-rsid="0014ae08" style:font-size-asian="14pt" style:font-size-complex="14pt"/>
    </style:style>
    <style:style style:name="P93" style:family="paragraph" style:parent-style-name="Heading_20_1" style:master-page-name="Converted3">
      <style:paragraph-properties style:page-number="auto"/>
      <style:text-properties fo:font-size="14pt" officeooo:paragraph-rsid="0014ae08" style:font-size-asian="14pt" style:font-size-complex="14pt"/>
    </style:style>
    <style:style style:name="P94" style:family="paragraph" style:parent-style-name="Frame_20_contents">
      <style:paragraph-properties>
        <style:tab-stops>
          <style:tab-stop style:position="0.635cm"/>
        </style:tab-stops>
      </style:paragraph-properties>
      <style:text-properties fo:font-size="12pt" fo:language="en" fo:country="US" style:font-size-asian="12pt" style:font-size-complex="12pt"/>
    </style:style>
    <style:style style:name="P95" style:family="paragraph" style:parent-style-name="Frame_20_contents">
      <style:paragraph-properties>
        <style:tab-stops>
          <style:tab-stop style:position="1.905cm"/>
        </style:tab-stops>
      </style:paragraph-properties>
      <style:text-properties fo:font-size="12pt" fo:language="en" fo:country="US" style:font-size-asian="12pt" style:font-size-complex="12pt"/>
    </style:style>
    <style:style style:name="P96" style:family="paragraph" style:parent-style-name="Frame_20_contents">
      <style:text-properties fo:font-size="12pt" fo:language="en" fo:country="US" fo:font-weight="bold" style:font-size-asian="12pt" style:font-weight-asian="bold" style:font-size-complex="12pt"/>
    </style:style>
    <style:style style:name="P97" style:family="paragraph" style:parent-style-name="Frame_20_contents">
      <style:paragraph-properties>
        <style:tab-stops>
          <style:tab-stop style:position="1.27cm"/>
        </style:tab-stops>
      </style:paragraph-properties>
      <style:text-properties fo:font-size="12pt" fo:language="en" fo:country="US" fo:font-weight="bold" style:font-size-asian="12pt" style:font-weight-asian="bold" style:font-size-complex="12pt"/>
    </style:style>
    <style:style style:name="P98" style:family="paragraph">
      <loext:graphic-properties draw:fill="solid" draw:fill-color="#ffffff"/>
    </style:style>
    <style:style style:name="P99" style:family="paragraph">
      <loext:graphic-properties draw:fill="solid" draw:fill-color="#ffffff"/>
      <style:paragraph-properties fo:text-align="center"/>
    </style:style>
    <style:style style:name="P100" style:family="paragraph">
      <style:paragraph-properties fo:text-align="center"/>
    </style:style>
    <style:style style:name="P101" style:family="paragraph">
      <loext:graphic-properties draw:fill="none"/>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3cb4d" style:font-size-asian="14pt" style:font-weight-asian="bold" style:font-size-complex="14pt"/>
    </style:style>
    <style:style style:name="T3" style:family="text">
      <style:text-properties fo:font-size="14pt" fo:font-weight="bold" officeooo:rsid="0014ae08"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121212"/>
    </style:style>
    <style:style style:name="T7" style:family="text">
      <style:text-properties fo:color="#000000"/>
    </style:style>
    <style:style style:name="T8" style:family="text">
      <style:text-properties fo:color="#000000" style:text-position="sub 58%"/>
    </style:style>
    <style:style style:name="T9" style:family="text">
      <style:text-properties fo:color="#000000" style:text-position="sub 58%" fo:language="en" fo:country="US"/>
    </style:style>
    <style:style style:name="T10" style:family="text">
      <style:text-properties fo:color="#000000" style:text-position="super 58%"/>
    </style:style>
    <style:style style:name="T11" style:family="text">
      <style:text-properties fo:color="#000000" style:text-position="super 58%" style:font-name="Symbol"/>
    </style:style>
    <style:style style:name="T12" style:family="text">
      <style:text-properties fo:color="#000000" style:text-position="super 58%" style:font-name="Symbol" fo:language="en" fo:country="US"/>
    </style:style>
    <style:style style:name="T13" style:family="text">
      <style:text-properties fo:color="#000000" style:text-position="super 58%" fo:language="en" fo:country="US"/>
    </style:style>
    <style:style style:name="T14" style:family="text">
      <style:text-properties fo:color="#000000" style:font-name="Symbol"/>
    </style:style>
    <style:style style:name="T15" style:family="text">
      <style:text-properties fo:color="#000000" style:font-name="Symbol" fo:language="en" fo:country="US"/>
    </style:style>
    <style:style style:name="T16" style:family="text">
      <style:text-properties fo:color="#000000" fo:language="en" fo:country="US"/>
    </style:style>
    <style:style style:name="T17" style:family="text">
      <style:text-properties fo:color="#000000" fo:font-size="12pt" style:font-size-asian="12pt" style:font-size-complex="12pt"/>
    </style:style>
    <style:style style:name="T18" style:family="text">
      <style:text-properties fo:color="#000000" fo:font-size="12pt" fo:language="en" fo:country="ZA" style:font-size-asian="12pt" style:font-size-complex="12pt"/>
    </style:style>
    <style:style style:name="T19" style:family="text">
      <style:text-properties fo:color="#000000" fo:font-size="12pt" fo:language="en" fo:country="US" style:font-size-asian="12pt" style:font-size-complex="12pt"/>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text-position="sub 58%" fo:language="en" fo:country="US"/>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fo:language="en" fo:country="US"/>
    </style:style>
    <style:style style:name="T26" style:family="text">
      <style:text-properties fo:language="en" fo:country="US" fo:font-weight="bold" style:font-weight-asian="bold"/>
    </style:style>
    <style:style style:name="T27" style:family="text">
      <style:text-properties style:font-name="Symbol"/>
    </style:style>
    <style:style style:name="T28" style:family="text">
      <style:text-properties style:font-name="Symbol" fo:language="en" fo:country="US"/>
    </style:style>
    <style:style style:name="T29" style:family="text">
      <style:text-properties style:font-name="Symbol" fo:language="en" fo:country="US" style:font-name-asian="Symbol2" style:font-name-complex="Symbol2"/>
    </style:style>
    <style:style style:name="T30" style:family="text">
      <style:text-properties style:font-name="Symbol" style:font-name-asian="Symbol2" style:font-name-complex="Symbol2"/>
    </style:style>
    <style:style style:name="T31" style:family="text">
      <style:text-properties officeooo:rsid="0013cb4d"/>
    </style:style>
    <style:style style:name="T32" style:family="text">
      <style:text-properties fo:font-weight="bold" style:font-weight-asian="bold"/>
    </style:style>
    <style:style style:name="T33" style:family="text">
      <style:text-properties fo:font-weight="bold" officeooo:rsid="0014ae08" style:font-weight-asian="bold"/>
    </style:style>
    <style:style style:name="T34" style:family="text">
      <style:text-properties officeooo:rsid="0014ae08"/>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style:font-name="Times New Roman" fo:font-size="14pt" style:font-size-asian="14pt" style:font-size-complex="14pt"/>
    </style:style>
    <style:style style:name="T38" style:family="text">
      <style:text-properties style:font-name="Times New Roman" fo:font-size="14pt" style:font-size-asian="14pt" style:font-size-complex="14pt" style:font-weight-complex="bold"/>
    </style:style>
    <style:style style:name="T39" style:family="text">
      <style:text-properties style:font-name="Times New Roman" fo:font-size="14pt" officeooo:rsid="0019122e" style:font-size-asian="14pt" style:font-size-complex="14pt"/>
    </style:style>
    <style:style style:name="T40" style:family="text">
      <style:text-properties style:font-name="Times New Roman" fo:font-size="14pt" officeooo:rsid="000e7bce" style:font-size-asian="14pt" style:font-size-complex="14pt"/>
    </style:style>
    <style:style style:name="T41" style:family="text">
      <style:text-properties style:font-name="Times New Roman" fo:font-size="14pt" officeooo:rsid="00154a97" style:font-size-asian="14pt" style:font-size-complex="14pt"/>
    </style:style>
    <style:style style:name="T42" style:family="text">
      <style:text-properties officeooo:rsid="00154a97"/>
    </style:style>
    <style:style style:name="T43" style:family="text">
      <style:text-properties style:use-window-font-color="true" fo:font-style="normal" style:text-underline-style="none" fo:font-weight="normal" style:font-style-asian="normal" style:font-weight-asian="normal" style:font-style-complex="normal" style:font-weight-complex="normal"/>
    </style:style>
    <style:style style:name="T44" style:family="text">
      <style:text-properties fo:font-weight="bold"/>
    </style:style>
    <style:style style:name="fr1" style:family="graphic" style:parent-style-name="Frame">
      <style:graphic-properties fo:margin-left="0.318cm" fo:margin-right="0.318cm" fo:margin-top="0cm" fo:margin-bottom="0cm" style:wrap="run-through" style:number-wrapped-paragraphs="no-limit" style:vertical-pos="from-top"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solid" draw:fill-color="#ffffff" draw:textarea-vertical-align="top" fo:min-height="0cm" fo:min-width="0cm" style:run-through="background"/>
    </style:style>
    <style:style style:name="gr3" style:family="graphic">
      <style:graphic-properties style:run-through="background"/>
    </style:style>
    <style:style style:name="gr4" style:family="graphic">
      <style:graphic-properties draw:stroke="solid" svg:stroke-width="0cm" svg:stroke-color="#000000" draw:marker-end="msArrowEnd_20_5" draw:marker-end-width="0.21cm" draw:marker-end-center="false" draw:stroke-linejoin="round" draw:fill="solid" draw:fill-color="#ffffff" draw:textarea-horizontal-align="center" draw:textarea-vertical-align="top" style:run-through="background"/>
    </style:style>
    <style:style style:name="gr5" style:family="graphic">
      <style:graphic-properties draw:stroke="solid" svg:stroke-width="0cm" svg:stroke-color="#000000" draw:stroke-linejoin="round" draw:fill="solid" draw:fill-color="#ffffff" draw:textarea-horizontal-align="center" draw:textarea-vertical-align="top" fo:padding-top="0.18cm" fo:padding-bottom="0.18cm" fo:padding-left="0.254cm" fo:padding-right="0.18cm" style:run-through="background"/>
    </style:style>
    <style:style style:name="gr6" style:family="graphic">
      <style:graphic-properties draw:stroke="solid" svg:stroke-width="0cm" svg:stroke-color="#000000" draw:marker-end="msArrowEnd_20_5" draw:marker-end-width="0.21cm" draw:marker-end-center="false" draw:stroke-linejoin="round" draw:fill="none" draw:textarea-horizontal-align="center" draw:textarea-vertical-align="top" style:run-through="background"/>
    </style:style>
    <style:style style:name="gr7" style:family="graphic">
      <style:graphic-properties draw:stroke="none" svg:stroke-width="0cm" draw:fill="solid" draw:fill-color="#ffffff" draw:textarea-vertical-align="top" fo:min-height="0.513cm" fo:padding-top="0.03cm" fo:padding-bottom="0.03cm" fo:padding-left="0.049cm" fo:padding-right="0.049cm" style:run-through="background"/>
    </style:style>
    <style:style style:name="gr8" style:family="graphic">
      <style:graphic-properties draw:stroke="none" svg:stroke-width="0cm" draw:fill="solid" draw:fill-color="#ffffff" draw:textarea-vertical-align="top" fo:min-height="0.975cm" fo:padding-top="0.03cm" fo:padding-bottom="0.03cm" fo:padding-left="0.049cm" fo:padding-right="0.049cm" style:run-through="background"/>
    </style:style>
    <style:style style:name="gr9" style:family="graphic">
      <style:graphic-properties draw:stroke="none" svg:stroke-width="0cm" draw:fill="solid" draw:fill-color="#ffffff" draw:textarea-vertical-align="top" fo:min-height="0.575cm" fo:padding-top="0.03cm" fo:padding-bottom="0.03cm" fo:padding-left="0.049cm" fo:padding-right="0.049cm" style:run-through="background"/>
    </style:style>
    <style:style style:name="gr10" style:family="graphic">
      <style:graphic-properties draw:stroke="dash" draw:stroke-dash="Dashed_20__28_var_29__20_1" svg:stroke-width="0.018cm" svg:stroke-color="#000000" draw:marker-end="msArrowEnd_20_5" draw:marker-end-width="0.21cm" draw:marker-end-center="false" draw:stroke-linejoin="round" draw:fill="none" draw:textarea-horizontal-align="center" draw:textarea-vertical-align="top" fo:padding-top="0.009cm" fo:padding-bottom="0.009cm" fo:padding-left="0.009cm" fo:padding-right="0.009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Министерство образования и науки Российской Федерации</text:p>
      <text:p text:style-name="P14">Федеральное государственное автономное учреждение высшего образования</text:p>
      <text:p text:style-name="P14">«Севастопольский государственный университет»</text:p>
      <text:p text:style-name="P16"/>
      <text:p text:style-name="P16"/>
      <text:p text:style-name="P16"/>
      <text:p text:style-name="P16"/>
      <text:p text:style-name="P16"/>
      <text:p text:style-name="P16"/>
      <text:p text:style-name="P39">Кафедра информационных технологий и компьютерных систем</text:p>
      <text:p text:style-name="P16"/>
      <text:p text:style-name="P16"/>
      <text:p text:style-name="P16"/>
      <text:p text:style-name="P16"/>
      <text:p text:style-name="P16"/>
      <text:p text:style-name="P17">РЕФЕРАТ</text:p>
      <text:p text:style-name="P14">на тему: «<text:span text:style-name="T42">Метрики качества ПО»</text:span></text:p>
      <text:p text:style-name="P2"><text:span text:style-name="T37">по дисциплине «</text:span><text:span text:style-name="T41">Инженерное программное обеспечение</text:span><text:span text:style-name="T38">»</text:span></text:p>
      <text:p text:style-name="P15"/>
      <text:p text:style-name="P16"/>
      <text:p text:style-name="P16"/>
      <text:p text:style-name="P16"/>
      <text:p text:style-name="P16"/>
      <text:p text:style-name="P16"/>
      <text:p text:style-name="P16"/>
      <text:p text:style-name="P14"/>
      <text:p text:style-name="P42">Выполнил:</text:p>
      <text:p text:style-name="P44"><text:span text:style-name="T37">студент гр. ИВТ/</text:span><text:span text:style-name="T39">б</text:span><text:span text:style-name="T37">-3</text:span><text:span text:style-name="T40">2</text:span><text:span text:style-name="T39">о</text:span></text:p>
      <text:p text:style-name="P40">Демиденко А. А.</text:p>
      <text:p text:style-name="P41">Проверил:</text:p>
      <text:p text:style-name="P43">Воронин Д. Ю.</text:p>
      <text:p text:style-name="P16"/>
      <text:p text:style-name="P16"/>
      <text:p text:style-name="P16"/>
      <text:p text:style-name="P16"/>
      <text:p text:style-name="P16"/>
      <text:p text:style-name="P16"/>
      <text:p text:style-name="P16"><text:bookmark text:name="_GoBack"/></text:p>
      <text:p text:style-name="P16"/>
      <text:p text:style-name="P16"/>
      <text:p text:style-name="P14">Севастополь</text:p>
      <text:p text:style-name="P13">2015</text:p>
      <text:p text:style-name="P58">СОДЕРЖАНИЕ</text:p>
      <text:p text:style-name="Standard"/>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4685_475929651" text:style-name="Internet_20_link" text:visited-style-name="Visited_20_Internet_20_Link"><text:span text:style-name="T43">ВВЕДЕНИЕ<text:tab/>3</text:span></text:a></text:p>
          <text:p text:style-name="P52"><text:a xlink:type="simple" xlink:href="#__RefHeading___Toc4699_475929651" text:style-name="Internet_20_link" text:visited-style-name="Visited_20_Internet_20_Link"><text:span text:style-name="T43">1. Метрики<text:tab/>4</text:span></text:a></text:p>
          <text:p text:style-name="P52"><text:a xlink:type="simple" xlink:href="#__RefHeading___Toc4701_475929651" text:style-name="Internet_20_link" text:visited-style-name="Visited_20_Internet_20_Link"><text:span text:style-name="T43">2. Основные направления применения метрик<text:tab/>7</text:span></text:a></text:p>
          <text:p text:style-name="P52"><text:a xlink:type="simple" xlink:href="#__RefHeading___Toc4703_475929651" text:style-name="Internet_20_link" text:visited-style-name="Visited_20_Internet_20_Link"><text:span text:style-name="T43">3. Метрические шкалы<text:tab/>7</text:span></text:a></text:p>
          <text:p text:style-name="P52"><text:a xlink:type="simple" xlink:href="#__RefHeading___Toc4705_475929651" text:style-name="Internet_20_link" text:visited-style-name="Visited_20_Internet_20_Link"><text:span text:style-name="T43">4. Метрики сложности программ<text:tab/>8</text:span></text:a></text:p>
          <text:p text:style-name="P52"><text:a xlink:type="simple" xlink:href="#__RefHeading___Toc4707_475929651" text:style-name="Internet_20_link" text:visited-style-name="Visited_20_Internet_20_Link"><text:span text:style-name="T43">5. Объектно-ориентированные метрики<text:tab/>15</text:span></text:a></text:p>
          <text:p text:style-name="P52"><text:a xlink:type="simple" xlink:href="#__RefHeading___Toc4709_475929651" text:style-name="Internet_20_link" text:visited-style-name="Visited_20_Internet_20_Link"><text:span text:style-name="T43">6. Метрики Холстеда<text:tab/>16</text:span></text:a></text:p>
          <text:p text:style-name="P52"><text:a xlink:type="simple" xlink:href="#__RefHeading___Toc4711_475929651" text:style-name="Internet_20_link" text:visited-style-name="Visited_20_Internet_20_Link"><text:span text:style-name="T43">7. Метрики цикломатической сложности по Мак-Кейбу<text:tab/>23</text:span></text:a></text:p>
          <text:p text:style-name="P52"><text:a xlink:type="simple" xlink:href="#__RefHeading___Toc4713_475929651" text:style-name="Internet_20_link" text:visited-style-name="Visited_20_Internet_20_Link"><text:span text:style-name="T43">8. Метрики Чепина<text:tab/>27</text:span></text:a></text:p>
          <text:p text:style-name="P52"><text:a xlink:type="simple" xlink:href="#__RefHeading___Toc4715_475929651" text:style-name="Internet_20_link" text:visited-style-name="Visited_20_Internet_20_Link"><text:span text:style-name="T43">9. Размерно-ориентированные метрики (показатели оценки объема)<text:tab/>28</text:span></text:a></text:p>
          <text:p text:style-name="P52"><text:a xlink:type="simple" xlink:href="#__RefHeading___Toc4745_475929651" text:style-name="Internet_20_link" text:visited-style-name="Visited_20_Internet_20_Link"><text:span text:style-name="T43">10. Метрика стилистики и понятности программ<text:tab/>28</text:span></text:a></text:p>
          <text:p text:style-name="P52"><text:a xlink:type="simple" xlink:href="#__RefHeading___Toc4735_475929651" text:style-name="Internet_20_link" text:visited-style-name="Visited_20_Internet_20_Link"><text:span text:style-name="T43">ЗАКЛЮЧЕНИЕ<text:tab/>29</text:span></text:a></text:p>
          <text:p text:style-name="P52"><text:a xlink:type="simple" xlink:href="#__RefHeading___Toc4739_475929651" text:style-name="Internet_20_link" text:visited-style-name="Visited_20_Internet_20_Link"><text:span text:style-name="T43">БИБЛИОГРАФИЧЕСКИЙ СПИСОК<text:tab/>30</text:span></text:a></text:p>
        </text:index-body>
      </text:table-of-content>
      <text:h text:style-name="P91" text:outline-level="1"><text:bookmark-start text:name="_Toc233999951"/><text:bookmark-start text:name="__RefHeading___Toc4685_475929651"/><text:bookmark-start text:name="_Toc166405834"/>В<text:bookmark-end text:name="_Toc233999951"/><text:bookmark-end text:name="_Toc166405834"/>ВЕДЕНИЕ<text:bookmark-end text:name="__RefHeading___Toc4685_475929651"/></text:h>
      <text:p text:style-name="P51"><text:span text:style-name="T6">Требования к качеству программных средств всё время повышаются.</text:span> Процессы разработки, приобретения и внедрения сложных систем, к которым относятся в частности программные комплексы, должны находится под <text:span text:style-name="T31">жёстким</text:span> управленческим контролем. В настоящее время практически во всех организациях обеспечивается контроль важнейших характеристик, связанных с производством и использованием программных продуктов, таких как время, финансовые средства, ресурсы и т.п. Однако в большинстве случаев вне пределов сферы контроля оказывается наиболее важная характеристика программных продуктов, ради которой, собственно и осуществляются затраты времени, финансовых средств и ресурсов - это качество продукта, поскольку «невозможно контролировать то, что нельзя измерить» (“<text:span text:style-name="T25">You</text:span> <text:span text:style-name="T25">cannot</text:span> <text:span text:style-name="T25">control</text:span> <text:span text:style-name="T25">what</text:span> <text:span text:style-name="T25">you</text:span> <text:span text:style-name="T25">cannot</text:span> <text:span text:style-name="T25">measure</text:span>”).</text:p>
      <text:p text:style-name="P20">Отсутствие возможности установки полного контроля вызывает рост количества необоснованных решений, увеличивает финансовые и проектные риски, связанные с разработкой и внедрением систем.</text:p>
      <text:p text:style-name="P20">Однако в настоящее время уже существуют организации, в которых накоплен достаточно большой опыт использования метрик в управлении качеством разрабатываемых и внедряемых программных продуктов. Использование апробированных подходов в управлении качеством разработки и внедрения крупных программных систем значительно повышает предсказуемость проектов, снижает финансовые и ресурсные издержки.</text:p>
      <text:p text:style-name="P20">Среди используемых метрик качества программного обеспечения есть универсальные метрики, которые применимы практически ко всем видам программного обеспечения. В то же время большая часть наиболее важных метрик в успешных проектах разрабатывается индивидуально на основе особенностей проекта и характеристик предметной области.<text:bookmark text:name="_Toc233999952"/></text:p>
      <text:h text:style-name="P45" text:outline-level="1"><text:bookmark-start text:name="__RefHeading___Toc4699_475929651"/><text:bookmark-start text:name="_Toc233999957"/>1. Метрики<text:bookmark-end text:name="__RefHeading___Toc4699_475929651"/><text:bookmark-end text:name="_Toc233999957"/></text:h>
      <text:p text:style-name="P20">В настоящее время в программной инженерии <text:span text:style-name="T31">ещё</text:span> не сформировалась окончательно система метрик. Действуют разные подходы к определению их набора и методов измерения.</text:p>
      <text:p text:style-name="P20">Система измерения включает метрики и модели измерений, которые используются для количественной оценки качества ПО.</text:p>
      <text:p text:style-name="P20">При определении требований к ПО задаются соответствующие им внешние характеристики и их атрибуты (подхарактеристики), определяющие разные стороны управления продуктом в заданной среде. Для набора характеристик качества ПО, приведенных в требованиях, определяются соответствующие метрики, модели их оценки и диапазон значений мер для измерения отдельных атрибутов качества.</text:p>
      <text:p text:style-name="P20">Согласно стандарту метрики определяются по модели измерения атрибутов ПО на всех этапах ЖЦ (промежуточная, внутренняя метрика) и особенно на этапе функционирования (внешние метрики) продукта.</text:p>
      <text:p text:style-name="P20">Метрика качества программ - система измерений качества программ. Эти измерения могут проводиться на уровне критериев качества программ или на уровне отдельных характеристик качества. В первом случае система измерений позволяет непосредственно сравнивать программы по качеству. При этом сами измерения не могут быть проведены без субъективных оценок свойств программ. Во втором случае измерения характеристик можно выполнить объективно и достоверно, но оценка качества ПО в целом будет связана с субъективной интерпретацией получаемых оценок.</text:p>
      <text:p text:style-name="P20">В исследовании метрик ПО различают два основных направления: </text:p>
      <text:list xml:id="list3202196909405555734" text:style-name="WWNum54">
        <text:list-item>
          <text:list>
            <text:list-item>
              <text:p text:style-name="P71">поиск метрик, характеризующих наиболее специфические свойства программ, т.е. метрик оценки самого ПО;</text:p>
            </text:list-item>
            <text:list-item>
              <text:p text:style-name="P71">использование метрик для оценки технических характеристик и факторов разработки программ, т.е. метрик оценки условий разработки программ. </text:p>
            </text:list-item>
          </text:list>
        </text:list-item>
      </text:list>
      <text:p text:style-name="P20">По виду информации, получаемой при оценке качества ПО метрики можно разбить на три группы: </text:p>
      <text:list xml:id="list6433006120603845801" text:style-name="WWNum52">
        <text:list-item>
          <text:p text:style-name="P72">метрики, оценивающие отклонение от нормы характеристик исходных проектных материалов. Они устанавливают полноту заданных технических характеристик исходного кода. </text:p>
        </text:list-item>
      </text:list>
      <text:list xml:id="list5409774105337897859" text:style-name="WWNum53">
        <text:list-item>
          <text:p text:style-name="P73">метрики, позволяющие прогнозировать качество разрабатываемого ПО. Они заданы на множестве возможных вариантов решений поставленной задачи и их реализации и определяют качество ПО, которое будет достигнуто в итоге. </text:p>
        </text:list-item>
      </text:list>
      <text:list xml:id="list59401765936041879" text:style-name="WWNum51">
        <text:list-item>
          <text:p text:style-name="P74">метрики, по которым принимается решение о соответствии конечного ПО заданным требованиям. Они позволяют оценить соответствие разработки заданным требованиям.</text:p>
        </text:list-item>
      </text:list>
      <text:p text:style-name="P20"><text:soft-page-break/>Существует три типа метрик:</text:p>
      <text:list xml:id="list2895760984861499454" text:style-name="WWNum10">
        <text:list-item>
          <text:list>
            <text:list-item>
              <text:p text:style-name="P75">метрики программного продукта, которые используются при измерении его характеристик - свойств; </text:p>
            </text:list-item>
            <text:list-item>
              <text:p text:style-name="P75">метрики процесса, которые используются при измерении свойства процесса ЖЦ создания продукта. </text:p>
            </text:list-item>
            <text:list-item>
              <text:p text:style-name="P75">метрики использования.</text:p>
            </text:list-item>
          </text:list>
        </text:list-item>
      </text:list>
      <text:p text:style-name="P84">Метрики программного продукта включают:</text:p>
      <text:list xml:id="list6007777767890746181" text:style-name="WWNum55">
        <text:list-item>
          <text:p text:style-name="P76">внешние метрики, обозначающие свойства продукта, видимые пользователю; </text:p>
        </text:list-item>
        <text:list-item>
          <text:p text:style-name="P76">внутренние метрики, обозначающие свойства, видимые только команде разработчиков.</text:p>
        </text:list-item>
      </text:list>
      <text:p text:style-name="P84">Внешние метрики продукта - это метрики:</text:p>
      <text:list xml:id="list4675358102867505982" text:style-name="WWNum56">
        <text:list-item>
          <text:p text:style-name="P77">надежности продукта, которые служат для определения числа дефектов; </text:p>
        </text:list-item>
        <text:list-item>
          <text:p text:style-name="P77">функциональности, с помощью которых устанавливаются наличие и правильность реализации функций в продукте; </text:p>
        </text:list-item>
        <text:list-item>
          <text:p text:style-name="P77">сопровождения, с помощью которых измеряются ресурсы продукта (скорость, память, среда);применимости продукта, которые способствуют определению степени доступности для изучения и использования; </text:p>
        </text:list-item>
        <text:list-item>
          <text:p text:style-name="P77">стоимости, которыми определяется стоимость созданного продукта.</text:p>
        </text:list-item>
      </text:list>
      <text:p text:style-name="P84">Внутренние метрики продукта включают:</text:p>
      <text:list xml:id="list2405458055419903601" text:style-name="WWNum57">
        <text:list-item>
          <text:p text:style-name="P78">метрики размера, необходимые для измерения продукта с помощью его внутренних характеристик; </text:p>
        </text:list-item>
        <text:list-item>
          <text:p text:style-name="P78">метрики сложности, необходимые для определения сложности продукта; </text:p>
        </text:list-item>
        <text:list-item>
          <text:p text:style-name="P78">метрики стиля, которые служат для определения подходов и технологий создания отдельных компонентов продукта и его документов.</text:p>
        </text:list-item>
      </text:list>
      <text:p text:style-name="P20">Внутренние метрики позволяют определить производительность продукта и являются релевантными по отношению к внешним метрикам.</text:p>
      <text:p text:style-name="P20">Внешние и внутренние метрики задаются на этапе формирования требований к ПО и являются предметом планирования и управления достижением качества конечного программного продукта.</text:p>
      <text:p text:style-name="P20">Метрики продукта часто описываются комплексом моделей для установки различных свойств, значений модели качества или прогнозирования. Измерения проводятся, как правило, после калибровки метрик на ранних этапах проекта. Общая мера - степень трассируемости, которая определяется числом трасс, прослеживаемых с помощью моделей сценариев и оценкой количества:</text:p>
      <text:list xml:id="list5691082497269626255" text:style-name="WWNum58">
        <text:list-item>
          <text:p text:style-name="P79"><text:soft-page-break/>требований; </text:p>
        </text:list-item>
        <text:list-item>
          <text:p text:style-name="P79">сценариев и действующих лиц; </text:p>
        </text:list-item>
        <text:list-item>
          <text:p text:style-name="P79">объектов, включенных в сценарий, и локализация требований к каждому сценарию; </text:p>
        </text:list-item>
        <text:list-item>
          <text:p text:style-name="P79">параметров и операций объекта и др.</text:p>
        </text:list-item>
      </text:list>
      <text:p text:style-name="P20">Специальной мерой может служить уровень использования повторных компонентов и измеряется как отношение размера продукта, изготовленного из готовых компонентов, к размеру системы в целом. Данная мера используется также при определении стоимости и качества ПО. Примеры метрик:</text:p>
      <text:list xml:id="list5240264042176200320" text:style-name="WWNum60">
        <text:list-item>
          <text:p text:style-name="P80">общее число объектов и число повторно используемых; </text:p>
        </text:list-item>
        <text:list-item>
          <text:p text:style-name="P80">общее число операций, повторно используемых и новых операций; </text:p>
        </text:list-item>
        <text:list-item>
          <text:p text:style-name="P80">число классов, наследующих специфические операции; </text:p>
        </text:list-item>
        <text:list-item>
          <text:p text:style-name="P80">число классов, от которых зависит данный класс; </text:p>
        </text:list-item>
        <text:list-item>
          <text:p text:style-name="P80">число пользователей класса или операций и др.</text:p>
        </text:list-item>
      </text:list>
      <text:p text:style-name="P20">При оценке общего количества некоторых величин часто используются среднестатистические метрики (среднее число операций в классе, наследников класса или операций класса и др.).</text:p>
      <text:p text:style-name="P20">Как правило, меры в значительной степени являются субъективными и зависят от знаний экспертов, производящих количественные оценки атрибутов компонентов программного продукта.</text:p>
      <text:p text:style-name="P20">Примером широко используемых внешних метрик программ являются метрики Холстеда - это характеристики программ, выявляемые на основе статической структуры программы на конкретном языке программирования: число вхождений наиболее часто встречающихся операндов и операторов; длина описания программы как сумма числа вхождений всех операндов и операторов и др.</text:p>
      <text:p text:style-name="P20">На основе этих атрибутов можно вычислить время программирования, уровень программы (структурированность и качество) и языка программирования (абстракции средств языка и ориентация на проблему) и др.</text:p>
      <text:p text:style-name="P20">В качестве <text:span text:style-name="T32">метрик процесса</text:span> могут быть время разработки, число ошибок и др. Практически используются следующие метрики процесса:</text:p>
      <text:list xml:id="list1653308775066666552" text:style-name="WWNum61">
        <text:list-item>
          <text:p text:style-name="P81">общее время разработки и отдельно время для каждой стадии; </text:p>
        </text:list-item>
        <text:list-item>
          <text:p text:style-name="P81">время модификации моделей; </text:p>
        </text:list-item>
        <text:list-item>
          <text:p text:style-name="P81">время выполнения работ на процессе; </text:p>
        </text:list-item>
        <text:list-item>
          <text:p text:style-name="P81">число найденных ошибок при инспектировании; </text:p>
        </text:list-item>
        <text:list-item>
          <text:p text:style-name="P81"><text:soft-page-break/>стоимость проверки качества; </text:p>
        </text:list-item>
        <text:list-item>
          <text:p text:style-name="P81">стоимость процесса разработки.</text:p>
        </text:list-item>
      </text:list>
      <text:p text:style-name="P20"><text:span text:style-name="T32">Метрики использования</text:span> служат для измерения степени удовлетворения потребностей пользователя при решении его задач. Они помогают оценить не свойства самой программы, а результаты ее эксплуатации - эксплуатационное качество. Примером может служить - точность и полнота реализации задач пользователя, а также затраченные ресурсы (трудозатраты, производительность и др.) на эффективное решение задач пользователя. Оценка требований пользователя проводится с помощью внешних метрик.</text:p>
      <text:h text:style-name="Heading_20_1" text:outline-level="1"><text:bookmark-start text:name="__RefHeading___Toc4701_475929651"/><text:span text:style-name="T2">2.</text:span><text:bookmark-start text:name="_Toc233999958"/><text:span text:style-name="T1"> Основные направления применения метрик</text:span><text:bookmark-end text:name="__RefHeading___Toc4701_475929651"/><text:bookmark-end text:name="_Toc233999958"/></text:h>
      <text:p text:style-name="P20">В настоящее время в мировой практике используется несколько сотен метрик программ. Существующие качественные оценки программ можно сгруппировать по шести направлениям: </text:p>
      <text:list xml:id="list6872255145059037498" text:style-name="WWNum11">
        <text:list-item>
          <text:p text:style-name="P59">оценки топологической и информационной сложности программ; </text:p>
        </text:list-item>
        <text:list-item>
          <text:p text:style-name="P59">оценки надежности программных систем, позволяющие прогнозировать отказовые ситуации; </text:p>
        </text:list-item>
        <text:list-item>
          <text:p text:style-name="P59">оценки производительности ПО и повышения его эффективности путем выявления ошибок проектирования; </text:p>
        </text:list-item>
        <text:list-item>
          <text:p text:style-name="P59">оценки уровня языковых средств и их применения; </text:p>
        </text:list-item>
        <text:list-item>
          <text:p text:style-name="P59">оценки трудности восприятия и понимания программных текстов, ориентированные на психологические факторы, существенные для сопровождения и модификации программ; </text:p>
        </text:list-item>
        <text:list-item>
          <text:p text:style-name="P59">оценки производительности труда программистов для прогнозирования сроков разработки программ и планирования работ по созданию программных комплексов.</text:p>
        </text:list-item>
      </text:list>
      <text:h text:style-name="Heading_20_1" text:outline-level="1"><text:bookmark-start text:name="__RefHeading___Toc4703_475929651"/><text:span text:style-name="T2">3. </text:span><text:bookmark-start text:name="_Toc233999959"/><text:span text:style-name="T1">Метрические шкалы</text:span><text:bookmark-end text:name="_Toc233999959"/><text:span text:style-name="T1"> </text:span><text:bookmark-end text:name="__RefHeading___Toc4703_475929651"/></text:h>
      <text:p text:style-name="P20">В зависимости от характеристик и особенностей применяемых метрик им ставятся в соответствие различные измерительные шкалы. </text:p>
      <text:list xml:id="list1185411181071421055" text:style-name="WWNum12">
        <text:list-item>
          <text:p text:style-name="P60">Номинальной шкале соответствуют метрики, классифицирующие программы на типы по признаку наличия или отсутствия некоторой характеристики без учета градаций. </text:p>
        </text:list-item>
        <text:list-item>
          <text:p text:style-name="P60">Порядковой шкале соответствуют метрики, позволяющие ранжировать некоторое характеристики путем сравнения с опорными значениями, т.е. измерение по этой шкале фактически определяет взаимное положение конкретных программ. </text:p>
        </text:list-item>
        <text:list-item>
          <text:p text:style-name="P60">Интервальной шкале соответствуют метрики, которые показывают не только относительное положение программ, но и то, как далеко они отстоят друг от друга.</text:p>
        </text:list-item>
        <text:list-item>
          <text:p text:style-name="P60">Относительной шкале соответствуют метрики, позволяющие не только расположить программы определенным образом и оценить их положение относительно друг друга, но и <text:soft-page-break/>определить, как далеко оценки отстоят от границы, начиная с которой характеристика может быть измерена.</text:p>
        </text:list-item>
        <text:list-item>
          <text:p text:style-name="P60">Абсолютная шкала указывает на фактическое значение величины (например, число ошибок в программе равно 10).</text:p>
        </text:list-item>
      </text:list>
      <text:h text:style-name="Heading_20_1" text:outline-level="1"><text:bookmark-start text:name="__RefHeading___Toc4705_475929651"/><text:span text:style-name="T2">4.</text:span><text:bookmark-start text:name="_Toc233999960"/><text:span text:style-name="T1"> Метрики сложности программ</text:span><text:bookmark-end text:name="__RefHeading___Toc4705_475929651"/><text:bookmark-end text:name="_Toc233999960"/></text:h>
      <text:p text:style-name="P20">Теория сложности программ ориентирована на управление качеством ПО и контроль ее эталонной сложности в период эксплуатации. В настоящее время многообразие показателей (в той или иной степени описывающих сложность программ) столь велико, что для их употребления требуется предварительное упорядочение. В ряде случаев удовлетворяются тремя категориями метрик сложности. Первая категория определяется как словарная метрика, основанная на метрических соотношениях Холстеда, цикломатических мерах Мак-Кейба и измерениях Тейера. Вторая категория ориентирована на метрики связей, отражающих сложность отношений между компонентами системы - это метрики Уина и Винчестера. Третья категория включает семантические метрики, связанные с архитектурным построением программ и их оформлением. </text:p>
      <text:p text:style-name="P20">Согласно другой классификации, показатели сложности делятся на две группы: сложность проектирования и сложность функционирования. Сложность проектирования, которая определяется размерами программы, количеством обрабатываемых переменных, трудоемкостью и длительностью разработки и др. факторами, анализируется на основе трех базовых компонентов: сложность структуры программы, сложность преобразований (алгоритмов), сложность данных. Во вторую группу показателей отнесены временная, программная и информационная сложности, характеризующие эксплуатационные качества ПО. </text:p>
      <text:p text:style-name="P20">При оценке сложности программ, как правило, выделяют три основные группы метрик: </text:p>
      <text:list xml:id="list2979262622330009968" text:style-name="WWNum13">
        <text:list-item>
          <text:p text:style-name="P61">метрики размера программ</text:p>
        </text:list-item>
        <text:list-item>
          <text:p text:style-name="P61">метрики сложности потока управления программ</text:p>
        </text:list-item>
        <text:list-item>
          <text:p text:style-name="P61">и метрики сложности потока данных программ</text:p>
        </text:list-item>
      </text:list>
      <text:p text:style-name="P20">Метрики первой группы базируются на определении количественных характеристик, связанных с размером программы, и отличаются относительной простотой. К наиболее известным метрикам данной группы относятся число операторов программы, количество строк исходного текста, набор метрик Холстеда. Метрики этой группы ориентированы на анализ исходного текста программ. Поэтому они могут использоваться для оценки сложности промежуточных продуктов разработки.</text:p>
      <text:p text:style-name="P20">Метрики второй группы базируются на анализе управляющего графа программы. Представителем данной группы является метрика Мак-Кейба.</text:p>
      <text:p text:style-name="P20"><text:soft-page-break/>Управляющий граф программы, который используют метрики данной группы, может быть построен на основе алгоритмов модулей. Поэтому метрики второй группы могут применяться для оценки сложности промежуточных продуктов разработки.</text:p>
      <text:p text:style-name="P20">Метрики третьей группы базируются на оценке использования, конфигурации и размещения данных в программе. В первую очередь это касается глобальных переменных. К данной группе относятся метрики Чепина.</text:p>
      <text:p text:style-name="P20">Существует еще ряд подходов к классификации мер сложности, однако они, фиксируя частные стороны исследуемых программ, не позволяют (пусть с большим допущением) отразить общее, то, чьи замеры могут лечь в основу производственных решений.</text:p>
      <text:p text:style-name="P10">Метрики</text:p>
      <text:p text:style-name="P21">Таблица 1</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2" office:value-type="string">
            <text:p text:style-name="P9">Название модели</text:p>
          </table:table-cell>
          <table:covered-table-cell/>
          <table:table-cell table:style-name="Таблица4.A1" office:value-type="string">
            <text:p text:style-name="P9">Формула, обозначение</text:p>
          </table:table-cell>
        </table:table-row>
        <table:table-row table:style-name="Таблица4.2">
          <table:table-cell table:style-name="Таблица4.A1" table:number-columns-spanned="3" office:value-type="string">
            <text:p text:style-name="P9">МЕТРИКИ СЛОЖНОСТИ</text:p>
          </table:table-cell>
          <table:covered-table-cell/>
          <table:covered-table-cell/>
        </table:table-row>
        <table:table-row table:style-name="Таблица4.3">
          <table:table-cell table:style-name="Таблица4.A3" office:value-type="string">
            <text:p text:style-name="P4">Метрики Холстеда<text:line-break/>- длина программы;<text:line-break/>- объем программы<text:line-break/>- оценка ее реализации;<text:line-break/>- трудность ее понимания;<text:line-break/>- трудоемкость кодирования;<text:line-break/>- уровень языка выражения;<text:line-break/>- информационное содержание;<text:line-break/>- оптимальная модульность;</text:p>
          </table:table-cell>
          <table:table-cell table:style-name="Таблица4.B3" table:number-columns-spanned="2" office:value-type="string">
            <text:p text:style-name="P4"/>
            <text:p text:style-name="P4"><text:span text:style-name="T25">N = n</text:span><text:span text:style-name="T22">1 </text:span><text:span text:style-name="T25">log</text:span><text:span text:style-name="T22">1</text:span><text:span text:style-name="T25"> n</text:span><text:span text:style-name="T22">1</text:span><text:span text:style-name="T25"> + n</text:span><text:span text:style-name="T22">2 </text:span><text:span text:style-name="T25">log</text:span><text:span text:style-name="T22">2 </text:span><text:span text:style-name="T25">n</text:span><text:span text:style-name="T22">2<text:line-break/></text:span><text:span text:style-name="T25">V = N log</text:span><text:span text:style-name="T22">2 </text:span><text:span text:style-name="T25">n<text:line-break/>L</text:span><text:span text:style-name="T24">*</text:span><text:span text:style-name="T25">= (2</text:span><text:span text:style-name="T22"> </text:span><text:span text:style-name="T25">n</text:span><text:span text:style-name="T22">2 </text:span><text:span text:style-name="T25">)/ (n</text:span><text:span text:style-name="T22">1</text:span><text:span text:style-name="T25"> N</text:span><text:span text:style-name="T22">2</text:span><text:span text:style-name="T25">)<text:line-break/>E</text:span><text:span text:style-name="T22">c </text:span><text:span text:style-name="T25">= V/ L</text:span><text:span text:style-name="T24">*<text:line-break/></text:span><text:span text:style-name="T25">D = (n</text:span><text:span text:style-name="T22">1</text:span><text:span text:style-name="T25">N</text:span><text:span text:style-name="T22">2</text:span><text:span text:style-name="T25">)</text:span><text:span text:style-name="T22"> </text:span><text:span text:style-name="T25">(2n</text:span><text:span text:style-name="T22">2</text:span><text:span text:style-name="T25">) = 1/ L</text:span><text:span text:style-name="T24">*<text:line-break/></text:span>λ<text:span text:style-name="T25"> </text:span><text:span text:style-name="T24">*</text:span><text:span text:style-name="T25"> = V/ D</text:span><text:span text:style-name="T24">2</text:span><text:span text:style-name="T25"> = V/ L</text:span><text:span text:style-name="T24">* 2<text:line-break/></text:span><text:span text:style-name="T25">I = V / D<text:line-break/>M = n</text:span><text:span text:style-name="T22">2</text:span><text:span text:style-name="T24">*</text:span><text:span text:style-name="T25">/6</text:span></text:p>
          </table:table-cell>
          <table:covered-table-cell/>
        </table:table-row>
        <table:table-row table:style-name="Таблица4.4">
          <table:table-cell table:style-name="Таблица4.A4" office:value-type="string">
            <text:p text:style-name="P4">Метрики Джилба<text:line-break/>- количество операторов цикла;</text:p>
            <text:p text:style-name="P7">- количество операторов условия;<text:line-break/>- число модулей или подсистем;</text:p>
            <text:p text:style-name="P7">- отношение числа связей между модулями к числу модулей;<text:line-break/>- отношение числа ненормальных выходов из множества операторов<text:span text:style-name="T4"> к </text:span>общему числу операторов;</text:p>
          </table:table-cell>
          <table:table-cell table:style-name="Таблица4.B4" table:number-columns-spanned="2" office:value-type="string">
            <text:p text:style-name="P4"/>
            <text:p text:style-name="P4"><text:span text:style-name="T25">L</text:span><text:span text:style-name="T22">1oop</text:span></text:p>
            <text:p text:style-name="P7"><text:span text:style-name="T25">L </text:span><text:span text:style-name="T22">IF<text:line-break/></text:span><text:span text:style-name="T25">L </text:span><text:span text:style-name="T22">mod</text:span></text:p>
            <text:p text:style-name="P67"/>
            <text:p text:style-name="P7"><text:span text:style-name="T25">f = N</text:span><text:span text:style-name="T24">4</text:span><text:span text:style-name="T22">SV</text:span><text:span text:style-name="T25"> / L </text:span><text:span text:style-name="T22">mod<text:line-break/></text:span></text:p>
            <text:p text:style-name="P7"><text:span text:style-name="T22">f </text:span><text:span text:style-name="T24">*</text:span><text:span text:style-name="T22"> = N</text:span><text:span text:style-name="T24">*</text:span><text:span text:style-name="T22">SV / L</text:span></text:p>
          </table:table-cell>
          <table:covered-table-cell/>
        </table:table-row>
        <table:table-row table:style-name="Таблица4.5">
          <table:table-cell table:style-name="Таблица4.A5" office:value-type="string">
            <text:p text:style-name="P4">Метрики Мак-Кейба- цикломатическое число;<text:line-break/>- цикломатическая сложность;</text:p>
          </table:table-cell>
          <table:table-cell table:style-name="Таблица4.B5" table:number-columns-spanned="2" office:value-type="string">
            <text:p text:style-name="P4"/>
            <text:p text:style-name="P4">λ (G) = m - n + p<text:line-break/>ν (G) =<text:span text:style-name="T23"> </text:span>λ<text:span text:style-name="T23"> </text:span>(G) +1 = m - n + 2</text:p>
          </table:table-cell>
          <table:covered-table-cell/>
        </table:table-row>
        <table:table-row table:style-name="Таблица4.6">
          <table:table-cell table:style-name="Таблица4.A6" office:value-type="string">
            <text:p text:style-name="P4">Метрика Чепена<text:line-break/>- мера трудности понимания программ на <text:soft-page-break/>основе входных и выходных данных;</text:p>
          </table:table-cell>
          <table:table-cell table:style-name="Таблица4.B6" table:number-columns-spanned="2" office:value-type="string">
            <text:p text:style-name="P4"/>
            <text:p text:style-name="P4">H = 0.5T+P+2M+3C</text:p>
          </table:table-cell>
          <table:covered-table-cell/>
        </table:table-row>
        <table:table-row table:style-name="Таблица4.7">
          <table:table-cell table:style-name="Таблица4.A7" office:value-type="string">
            <text:p text:style-name="P4">Метрика Шнадевида<text:line-break/>- число путей в управляющем графе</text:p>
          </table:table-cell>
          <table:table-cell table:style-name="Таблица4.B7" table:number-columns-spanned="2" office:value-type="string">
            <text:p text:style-name="P4"/>
            <text:p text:style-name="P4">S = Σ P<text:span text:style-name="T20">i </text:span>C<text:span text:style-name="T20">i</text:span></text:p>
          </table:table-cell>
          <table:covered-table-cell/>
        </table:table-row>
        <table:table-row table:style-name="Таблица4.8">
          <table:table-cell table:style-name="Таблица4.A8" office:value-type="string">
            <text:p text:style-name="P4">Метрика Майерса<text:line-break/>- интервальная мера;</text:p>
          </table:table-cell>
          <table:table-cell table:style-name="Таблица4.B8" table:number-columns-spanned="2" office:value-type="string">
            <text:p text:style-name="P4"/>
            <text:p text:style-name="P4">[ν 1 <text:span text:style-name="T27"></text:span> ν 2]</text:p>
          </table:table-cell>
          <table:covered-table-cell/>
        </table:table-row>
        <table:table-row table:style-name="Таблица4.9">
          <table:table-cell table:style-name="Таблица4.A9" office:value-type="string">
            <text:p text:style-name="P4">Метрика Хансена<text:line-break/>- пара (цикломатическое число, число операторов)</text:p>
          </table:table-cell>
          <table:table-cell table:style-name="Таблица4.B9" table:number-columns-spanned="2" office:value-type="string">
            <text:p text:style-name="P4"/>
            <text:p text:style-name="P4">{ ν , N}</text:p>
          </table:table-cell>
          <table:covered-table-cell/>
        </table:table-row>
        <table:table-row table:style-name="Таблица4.10">
          <table:table-cell table:style-name="Таблица4.A10" office:value-type="string">
            <text:p text:style-name="P4">Метрика Чена<text:line-break/>- топологическая мера Чена;</text:p>
          </table:table-cell>
          <table:table-cell table:style-name="Таблица4.B10" table:number-columns-spanned="2" office:value-type="string">
            <text:p text:style-name="P4"/>
            <text:p text:style-name="P4">M(G) = (ν (G), N, Q<text:span text:style-name="T20">0</text:span>)</text:p>
          </table:table-cell>
          <table:covered-table-cell/>
        </table:table-row>
        <table:table-row table:style-name="Таблица4.11">
          <table:table-cell table:style-name="Таблица4.A11" office:value-type="string">
            <text:p text:style-name="P4">Метрика Вудворда<text:line-break/>- узловая мера (число узлов передач управления);</text:p>
          </table:table-cell>
          <table:table-cell table:style-name="Таблица4.B11" table:number-columns-spanned="2" office:value-type="string">
            <text:p text:style-name="P4"/>
            <text:p text:style-name="P4"><text:span text:style-name="T27"></text:span> <text:span text:style-name="T27"></text:span></text:p>
          </table:table-cell>
          <table:covered-table-cell/>
        </table:table-row>
        <table:table-row table:style-name="Таблица4.12">
          <table:table-cell table:style-name="Таблица4.A12" office:value-type="string">
            <text:p text:style-name="P4">Метрика Кулика</text:p>
            <text:p text:style-name="P3">- нормальное число (число</text:p>
            <text:p text:style-name="P4">простейших циклов в нормальной схеме программы);</text:p>
          </table:table-cell>
          <table:table-cell table:style-name="Таблица4.B12" table:number-columns-spanned="2" office:value-type="string">
            <text:p text:style-name="P4"/>
            <text:p text:style-name="P3">Norm (P)</text:p>
          </table:table-cell>
          <table:covered-table-cell/>
        </table:table-row>
        <table:table-row table:style-name="Таблица4.13">
          <table:table-cell table:style-name="Таблица4.A13" office:value-type="string">
            <text:p text:style-name="P4">Метрика Хура<text:line-break/>- цикломатическое число сети Петри, отражающей управляющую структуру программы;</text:p>
          </table:table-cell>
          <table:table-cell table:style-name="Таблица4.B13" table:number-columns-spanned="2" office:value-type="string">
            <text:p text:style-name="P4"/>
            <text:p text:style-name="P4"><text:span text:style-name="T27"></text:span> (G<text:span text:style-name="T23">*</text:span><text:span text:style-name="T20">р</text:span>)</text:p>
          </table:table-cell>
          <table:covered-table-cell/>
        </table:table-row>
        <table:table-row table:style-name="Таблица4.14">
          <table:table-cell table:style-name="Таблица4.A14" office:value-type="string">
            <text:p text:style-name="P4">Метрики Витворфа, Зулевского<text:line-break/>-мера сложности потока управления <text:line-break/>-мера сложности потока данных;</text:p>
          </table:table-cell>
          <table:table-cell table:style-name="Таблица4.B14" table:number-columns-spanned="2" office:value-type="string">
            <text:p text:style-name="P4"/>
            <text:p text:style-name="P4"><text:span text:style-name="T27"></text:span> (Р)<text:line-break/><text:span text:style-name="T27"></text:span> (Р)</text:p>
          </table:table-cell>
          <table:covered-table-cell/>
        </table:table-row>
        <table:table-row table:style-name="Таблица4.15">
          <table:table-cell table:style-name="Таблица4.A15" office:value-type="string">
            <text:p text:style-name="P4">Метрика Петерсона<text:line-break/>- число многовходовых циклов;</text:p>
          </table:table-cell>
          <table:table-cell table:style-name="Таблица4.B15" table:number-columns-spanned="2" office:value-type="string">
            <text:p text:style-name="P12"/>
            <text:p text:style-name="P4"><text:span text:style-name="T7">Nm </text:span><text:span text:style-name="T8">1 0 0 p</text:span></text:p>
          </table:table-cell>
          <table:covered-table-cell/>
        </table:table-row>
        <table:table-row table:style-name="Таблица4.16">
          <table:table-cell table:style-name="Таблица4.A16" office:value-type="string">
            <text:p text:style-name="P4">Метрики Харрисона, Мэйджела<text:line-break/>- функциональное число (сумма приведенных сложностей всех вершин управляющего графа); <text:line-break/>- функциональное отношение (отношение числа вершин графа к функциональному числу); <text:line-break/>- регулярные выражения (число операндов, операторов и скобок в регулярном выражении управляющего графа программы); </text:p>
          </table:table-cell>
          <table:table-cell table:style-name="Таблица4.B16" table:number-columns-spanned="2" office:value-type="string">
            <text:p text:style-name="P4"/>
            <text:p text:style-name="P4">f<text:span text:style-name="T20">1</text:span> = <text:span text:style-name="T27"></text:span> <text:span text:style-name="T27"></text:span> <text:span text:style-name="T20">1</text:span></text:p>
            <text:p text:style-name="P4"/>
            <text:p text:style-name="P4"/>
            <text:p text:style-name="P4">f<text:span text:style-name="T23">*</text:span> = N <text:span text:style-name="T27"></text:span><text:span text:style-name="T20">1 </text:span>/ f<text:span text:style-name="T20">1</text:span> <text:line-break/></text:p>
            <text:p text:style-name="P4"/>
            <text:p text:style-name="P4">p(G) = N<text:span text:style-name="T25"> </text:span>+<text:span text:style-name="T25"> </text:span>L<text:span text:style-name="T25"> </text:span>+<text:span text:style-name="T25"> </text:span>Sk</text:p>
          </table:table-cell>
          <table:covered-table-cell/>
        </table:table-row>
        <table:table-row table:style-name="Таблица4.17">
          <table:table-cell table:style-name="Таблица4.A17" office:value-type="string">
            <text:p text:style-name="P4">Метрика Пивоварского<text:line-break/>- модифицированная цикломатическая <text:soft-page-break/>мера сложности; </text:p>
          </table:table-cell>
          <table:table-cell table:style-name="Таблица4.B17" table:number-columns-spanned="2" office:value-type="string">
            <text:p text:style-name="P4"/>
            <text:p text:style-name="P4"><text:soft-page-break/>N(G) = n<text:span text:style-name="T23">*</text:span>(G) + <text:span text:style-name="T27"></text:span> P<text:span text:style-name="T20">i</text:span></text:p>
          </table:table-cell>
          <table:covered-table-cell/>
        </table:table-row>
        <table:table-row table:style-name="Таблица4.18">
          <table:table-cell table:style-name="Таблица4.A18" office:value-type="string">
            <text:p text:style-name="P4">Метрика Пратта<text:line-break/>- тестирующая мера; </text:p>
          </table:table-cell>
          <table:table-cell table:style-name="Таблица4.B18" table:number-columns-spanned="2" office:value-type="string">
            <text:p text:style-name="P4"/>
            <text:p text:style-name="P4">Test (Pr)</text:p>
          </table:table-cell>
          <table:covered-table-cell/>
        </table:table-row>
        <table:table-row table:style-name="Таблица4.19">
          <table:table-cell table:style-name="Таблица4.A19" office:value-type="string">
            <text:p text:style-name="P4">Метрика Кантоне<text:line-break/>- характеристические числа полиномов, описывающих</text:p>
            <text:p text:style-name="P4">управляющий граф программы;</text:p>
          </table:table-cell>
          <table:table-cell table:style-name="Таблица4.B19" table:number-columns-spanned="2" office:value-type="string">
            <text:p text:style-name="P4"/>
            <text:p text:style-name="P3">PCN<text:span text:style-name="T23">*</text:span></text:p>
          </table:table-cell>
          <table:covered-table-cell/>
        </table:table-row>
        <table:table-row table:style-name="Таблица4.20">
          <table:table-cell table:style-name="Таблица4.A20" office:value-type="string">
            <text:p text:style-name="P4">Метрика Мак-Клура<text:line-break/>- мера сложности, основанная на числе возможных путей выполнения программы, числе управляющих конструкций и переменных;</text:p>
          </table:table-cell>
          <table:table-cell table:style-name="Таблица4.B20" table:number-columns-spanned="2" office:value-type="string">
            <text:p text:style-name="P4"/>
            <text:p text:style-name="P4">C(V) = D(V) <text:span text:style-name="T27"></text:span>J(V) / N</text:p>
          </table:table-cell>
          <table:covered-table-cell/>
        </table:table-row>
        <table:table-row table:style-name="Таблица4.21">
          <table:table-cell table:style-name="Таблица4.A21" office:value-type="string">
            <text:p text:style-name="P4">Метрика Кафура<text:line-break/>- мера на основе концепции информационных потоков;</text:p>
          </table:table-cell>
          <table:table-cell table:style-name="Таблица4.B21" table:number-columns-spanned="2" office:value-type="string">
            <text:p text:style-name="P4"/>
            <text:p text:style-name="P4">I(G)</text:p>
          </table:table-cell>
          <table:covered-table-cell/>
        </table:table-row>
        <table:table-row table:style-name="Таблица4.22">
          <table:table-cell table:style-name="Таблица4.A22" office:value-type="string">
            <text:p text:style-name="P4">Метрика Схуттса, Моханти<text:line-break/>- энтропийные меры;</text:p>
          </table:table-cell>
          <table:table-cell table:style-name="Таблица4.B22" table:number-columns-spanned="2" office:value-type="string">
            <text:p text:style-name="P4"/>
            <text:p text:style-name="P4"><text:span text:style-name="T27"></text:span> (G)</text:p>
          </table:table-cell>
          <table:covered-table-cell/>
        </table:table-row>
        <table:table-row table:style-name="Таблица4.23">
          <table:table-cell table:style-name="Таблица4.A23" office:value-type="string">
            <text:p text:style-name="P4">Метрика Коллофело<text:line-break/>- мера логической стабильности программ; </text:p>
          </table:table-cell>
          <table:table-cell table:style-name="Таблица4.B23" table:number-columns-spanned="2" office:value-type="string">
            <text:p text:style-name="P4"/>
            <text:p text:style-name="P4">h (G)</text:p>
          </table:table-cell>
          <table:covered-table-cell/>
        </table:table-row>
        <table:table-row table:style-name="Таблица4.24">
          <table:table-cell table:style-name="Таблица4.A24" office:value-type="string">
            <text:p text:style-name="P4">Метрика Зольновского, Симмонса, Тейера <text:line-break/>Взвешенная сумма различных индикаторов:<text:line-break/>- (структура, взаимодействие, объем, данные);<text:line-break/>- (сложность интерфейса, вычислительная сложность, сложность ввода/вывода, читабельность);</text:p>
          </table:table-cell>
          <table:table-cell table:style-name="Таблица4.B24" table:number-columns-spanned="2" office:value-type="string">
            <text:p text:style-name="P4"/>
            <text:p text:style-name="P4"/>
            <text:p text:style-name="P4"/>
            <text:p text:style-name="P4"/>
            <text:p text:style-name="P68"></text:p>
            <text:p text:style-name="P4"/>
            <text:p text:style-name="P68"></text:p>
          </table:table-cell>
          <table:covered-table-cell/>
        </table:table-row>
        <table:table-row table:style-name="Таблица4.25">
          <table:table-cell table:style-name="Таблица4.A25" office:value-type="string">
            <text:p text:style-name="P4">Метрика Берлингера<text:line-break/>- информационная мера;</text:p>
          </table:table-cell>
          <table:table-cell table:style-name="Таблица4.B25" table:number-columns-spanned="2" office:value-type="string">
            <text:p text:style-name="P3">I(R) = m (F<text:span text:style-name="T23">*</text:span> (R) <text:span text:style-name="T27"></text:span>F<text:span text:style-name="T23">-</text:span>(R))<text:span text:style-name="T23">2</text:span></text:p>
          </table:table-cell>
          <table:covered-table-cell/>
        </table:table-row>
        <table:table-row table:style-name="Таблица4.26">
          <table:table-cell table:style-name="Таблица4.A26" office:value-type="string">
            <text:p text:style-name="P4">Метрика Шумана</text:p>
            <text:p text:style-name="P4">- сложность с позиции статистической теории языка;</text:p>
          </table:table-cell>
          <table:table-cell table:style-name="Таблица4.B26" table:number-columns-spanned="2" office:value-type="string">
            <text:p text:style-name="P4"/>
            <text:p text:style-name="P68"></text:p>
          </table:table-cell>
          <table:covered-table-cell/>
        </table:table-row>
        <table:table-row table:style-name="Таблица4.27">
          <table:table-cell table:style-name="Таблица4.A27" office:value-type="string">
            <text:p text:style-name="P4">Метрика Янгера<text:line-break/>- логическая сложность с учетом истории вычислений;<text:line-break/>Сложность проектирования<text:line-break/><text:soft-page-break/>Насыщенность комментариями<text:line-break/>Число внешних обращений <text:line-break/>Число операторов </text:p>
          </table:table-cell>
          <table:table-cell table:style-name="Таблица4.B27" table:number-columns-spanned="2" office:value-type="string">
            <text:p text:style-name="P4"/>
            <text:p text:style-name="P4"><text:span text:style-name="T28"></text:span><text:span text:style-name="T27"><text:line-break/></text:span></text:p>
            <text:p text:style-name="P4"><text:span text:style-name="T25">C</text:span><text:span text:style-name="T22">c</text:span> = <text:span text:style-name="T28"></text:span> <text:span text:style-name="T25">log</text:span><text:span text:style-name="T20">2</text:span> (<text:span text:style-name="T25">i</text:span> + 1) [<text:span text:style-name="T28"></text:span> <text:span text:style-name="T22">n</text:span> <text:span text:style-name="T25">Cxy</text:span> (<text:span text:style-name="T25">n</text:span>)]<text:line-break/><text:soft-page-break/><text:span text:style-name="T25">X</text:span> = <text:span text:style-name="T25">K</text:span>/<text:span text:style-name="T25">C</text:span><text:line-break/><text:span text:style-name="T25">C</text:span><text:span text:style-name="T22">i</text:span><text:line-break/><text:span text:style-name="T25">L</text:span><text:span text:style-name="T20">1</text:span> </text:p>
          </table:table-cell>
          <table:covered-table-cell/>
        </table:table-row>
        <table:table-row table:style-name="Таблица4.2">
          <table:table-cell table:style-name="Таблица4.A1" table:number-columns-spanned="3" office:value-type="string">
            <text:p text:style-name="P87">ПРОГНОЗ МОДЕЛИ</text:p>
          </table:table-cell>
          <table:covered-table-cell/>
          <table:covered-table-cell/>
        </table:table-row>
        <table:table-row table:style-name="Таблица4.29">
          <table:table-cell table:style-name="Таблица4.A29" office:value-type="string">
            <text:p text:style-name="P12">Модели Холстеда<text:line-break/>- прогноз системных ресурсов;<text:line-break/>- прогноз числа ошибок.<text:line-break/>Модель фирмы IBM<text:line-break/>Модель общей сложности<text:line-break/>Модели связности <text:line-break/>Сплайн-модель</text:p>
          </table:table-cell>
          <table:table-cell table:style-name="Таблица4.B29" table:number-columns-spanned="2" office:value-type="string">
            <text:p text:style-name="P4"/>
            <text:p text:style-name="P4">P=3/8 (R<text:span text:style-name="T20">a</text:span> - 1) <text:span text:style-name="T27"></text:span> 2<text:span text:style-name="T23">Ra</text:span><text:line-break/>B = Nlog<text:span text:style-name="T20">2</text:span> n / 3000<text:line-break/>B = 23M<text:span text:style-name="T20">1</text:span> + M<text:span text:style-name="T20">1 0</text:span> <text:line-break/>B = 21.1 + 0.1 V + COMP (S)<text:line-break/>P<text:span text:style-name="T20">ij</text:span> = 0.15 (S<text:span text:style-name="T20">i</text:span> + S<text:span text:style-name="T20">j</text:span>) + 0.7 C<text:span text:style-name="T20">ij</text:span> <text:line-break/>P<text:span text:style-name="T20">ij</text:span> = ½ <text:span text:style-name="T27"></text:span> <text:span text:style-name="T20">i</text:span> (<text:span text:style-name="T27"></text:span> Z<text:span text:style-name="T20">ij</text:span><text:span text:style-name="T23">2</text:span> + <text:span text:style-name="T27"></text:span> N<text:span text:style-name="T20">ij</text:span><text:span text:style-name="T23">2</text:span> ) ln (<text:span text:style-name="T27"></text:span> Z<text:span text:style-name="T20">ij</text:span><text:span text:style-name="T23">2</text:span> + <text:span text:style-name="T27"></text:span> N<text:span text:style-name="T20">ij</text:span><text:span text:style-name="T23">2</text:span> ) + <text:span text:style-name="T27"></text:span> + <text:span text:style-name="T27"></text:span> Z<text:span text:style-name="T20">i</text:span> + <text:span text:style-name="T27"></text:span> N<text:span text:style-name="T20">1</text:span> </text:p>
          </table:table-cell>
          <table:covered-table-cell/>
        </table:table-row>
        <table:table-row table:style-name="Таблица4.2">
          <table:table-cell table:style-name="Таблица4.A1" table:number-columns-spanned="3" office:value-type="string">
            <text:p text:style-name="P87">ОЦЕНОЧНЫЕ МОДЕЛИ</text:p>
          </table:table-cell>
          <table:covered-table-cell/>
          <table:covered-table-cell/>
        </table:table-row>
        <table:table-row table:style-name="Таблица4.31">
          <table:table-cell table:style-name="Таблица4.A1" office:value-type="string">
            <text:p text:style-name="P86">Джелински - Моранды</text:p>
          </table:table-cell>
          <table:table-cell table:style-name="Таблица4.A1" table:number-columns-spanned="2" office:value-type="string">
            <text:p text:style-name="P35"><text:span text:style-name="T7">R(t) = e </text:span><text:span text:style-name="T10">- (Т - 1 + 1) </text:span><text:span text:style-name="T11"></text:span><text:span text:style-name="T10">t</text:span></text:p>
          </table:table-cell>
          <table:covered-table-cell/>
        </table:table-row>
        <table:table-row table:style-name="Таблица4.31">
          <table:table-cell table:style-name="Таблица4.A1" office:value-type="string">
            <text:p text:style-name="P86">Вейса-Байеса</text:p>
          </table:table-cell>
          <table:table-cell table:style-name="Таблица4.A1" table:number-columns-spanned="2" office:value-type="string">
            <text:p text:style-name="P35"><text:span text:style-name="T16">R</text:span><text:span text:style-name="T8">1</text:span><text:span text:style-name="T7">(</text:span><text:span text:style-name="T16">t</text:span><text:span text:style-name="T7">) = </text:span><text:span text:style-name="T15"></text:span><text:span text:style-name="T7"> </text:span><text:span text:style-name="T15"></text:span><text:span text:style-name="T16">e</text:span><text:span text:style-name="T10">-</text:span><text:span text:style-name="T13">l</text:span><text:span text:style-name="T10"> - (</text:span><text:span text:style-name="T13">i</text:span><text:span text:style-name="T10">-1) </text:span><text:span text:style-name="T12"></text:span><text:span text:style-name="T10">)</text:span><text:span text:style-name="T13">t</text:span><text:span text:style-name="T7"> </text:span><text:span text:style-name="T15"></text:span><text:span text:style-name="T7">(</text:span><text:span text:style-name="T15"></text:span><text:span text:style-name="T7">, </text:span><text:span text:style-name="T16">F</text:span><text:span text:style-name="T7">/</text:span><text:span text:style-name="T16">t</text:span><text:span text:style-name="T8">1</text:span><text:span text:style-name="T7">, ..., </text:span><text:span text:style-name="T16">t</text:span><text:span text:style-name="T9">i</text:span><text:span text:style-name="T8">-1</text:span><text:span text:style-name="T7">) </text:span><text:span text:style-name="T16">d</text:span><text:span text:style-name="T15"></text:span><text:span text:style-name="T7"> </text:span><text:span text:style-name="T16">d</text:span><text:span text:style-name="T7">Ф</text:span></text:p>
          </table:table-cell>
          <table:covered-table-cell/>
        </table:table-row>
        <table:table-row table:style-name="Таблица4.31">
          <table:table-cell table:style-name="Таблица4.A1" office:value-type="string">
            <text:p text:style-name="P86">Шика-Волвертона</text:p>
          </table:table-cell>
          <table:table-cell table:style-name="Таблица4.A1" table:number-columns-spanned="2" office:value-type="string">
            <text:p text:style-name="P35"><text:span text:style-name="T7">R</text:span><text:span text:style-name="T8">1</text:span><text:span text:style-name="T7">(t) = e </text:span><text:span text:style-name="T10">- F( N - 1 + 1) t</text:span><text:span text:style-name="T8">i</text:span><text:span text:style-name="T10">2 / 2</text:span></text:p>
          </table:table-cell>
          <table:covered-table-cell/>
        </table:table-row>
        <table:table-row table:style-name="Таблица4.31">
          <table:table-cell table:style-name="Таблица4.A1" office:value-type="string">
            <text:p text:style-name="P86">Литтлвуда</text:p>
          </table:table-cell>
          <table:table-cell table:style-name="Таблица4.A1" table:number-columns-spanned="2" office:value-type="string">
            <text:p text:style-name="P35"><text:span text:style-name="T7">R</text:span><text:span text:style-name="T8">1</text:span><text:span text:style-name="T7"> (t) = (b</text:span><text:span text:style-name="T8">+</text:span><text:span text:style-name="T14"></text:span><text:span text:style-name="T7">/b</text:span><text:span text:style-name="T8">+</text:span><text:span text:style-name="T14"></text:span><text:span text:style-name="T7"> </text:span><text:span text:style-name="T8">+</text:span><text:span text:style-name="T14"></text:span><text:span text:style-name="T7">)</text:span><text:span text:style-name="T10">-</text:span><text:span text:style-name="T11"></text:span><text:span text:style-name="T10">(N - i + 1) a</text:span></text:p>
          </table:table-cell>
          <table:covered-table-cell/>
        </table:table-row>
        <table:table-row table:style-name="Таблица4.31">
          <table:table-cell table:style-name="Таблица4.A1" office:value-type="string">
            <text:p text:style-name="P69">Нельсона</text:p>
          </table:table-cell>
          <table:table-cell table:style-name="Таблица4.A1" table:number-columns-spanned="2" office:value-type="string">
            <text:p text:style-name="P3"><text:span text:style-name="T16">R</text:span><text:span text:style-name="T9">j</text:span><text:span text:style-name="T16"> (t) = exp { </text:span><text:span text:style-name="T15"></text:span><text:span text:style-name="T16">ln (1 - P</text:span><text:span text:style-name="T9">j</text:span><text:span text:style-name="T16">)}</text:span></text:p>
          </table:table-cell>
          <table:covered-table-cell/>
        </table:table-row>
        <table:table-row table:style-name="Таблица4.31">
          <table:table-cell table:style-name="Таблица4.A1" office:value-type="string">
            <text:p text:style-name="P69">Халецкого</text:p>
          </table:table-cell>
          <table:table-cell table:style-name="Таблица4.A1" table:number-columns-spanned="2" office:value-type="string">
            <text:p text:style-name="P3"><text:span text:style-name="T16">R</text:span><text:span text:style-name="T9">j</text:span><text:span text:style-name="T16"> (t) = P</text:span><text:span text:style-name="T15"></text:span><text:span text:style-name="T16">- a(1- </text:span><text:span text:style-name="T15"></text:span><text:span text:style-name="T16"> </text:span><text:span text:style-name="T13">nj</text:span><text:span text:style-name="T16"> ) / n</text:span><text:span text:style-name="T9">j</text:span></text:p>
          </table:table-cell>
          <table:covered-table-cell/>
        </table:table-row>
        <table:table-row table:style-name="Таблица4.31">
          <table:table-cell table:style-name="Таблица4.A1" office:value-type="string">
            <text:p text:style-name="P86">Модель отлаженности</text:p>
          </table:table-cell>
          <table:table-cell table:style-name="Таблица4.A1" table:number-columns-spanned="2" office:value-type="string">
            <text:p text:style-name="P35"><text:span text:style-name="T16">R</text:span><text:span text:style-name="T9">j</text:span><text:span text:style-name="T16"> (t) =P</text:span><text:span text:style-name="T15"></text:span><text:span text:style-name="T16">- </text:span><text:span text:style-name="T15"></text:span><text:span text:style-name="T16"> f</text:span><text:span text:style-name="T9">j</text:span><text:span text:style-name="T16"> (</text:span><text:span text:style-name="T15"></text:span><text:span text:style-name="T7"> </text:span><text:span text:style-name="T15"></text:span><text:span text:style-name="T16">)</text:span></text:p>
          </table:table-cell>
          <table:covered-table-cell/>
        </table:table-row>
        <table:table-row table:style-name="Таблица4.31">
          <table:table-cell table:style-name="Таблица4.A1" office:value-type="string">
            <text:p text:style-name="P86">Мозаичная модель</text:p>
          </table:table-cell>
          <table:table-cell table:style-name="Таблица4.A1" table:number-columns-spanned="2" office:value-type="string">
            <text:p text:style-name="P35"><text:span text:style-name="T16">R</text:span><text:span text:style-name="T9">j</text:span><text:span text:style-name="T16"> (t) = 1 - </text:span><text:span text:style-name="T14"></text:span><text:span text:style-name="T16">( </text:span><text:span text:style-name="T14"></text:span><text:span text:style-name="T15"></text:span><text:span text:style-name="T14"></text:span><text:span text:style-name="T9">j - 1</text:span><text:span text:style-name="T16">)</text:span></text:p>
          </table:table-cell>
          <table:covered-table-cell/>
        </table:table-row>
      </table:table>
      <text:p text:style-name="P22"/>
      <text:p text:style-name="P20">В таблице 1 представлены разнообразные метрики сложности ПО для различных форм их представления, модели прогнозирующие ход развития процессов разработки ПО и вероятностные модели по оценке надежности.</text:p>
      <text:p text:style-name="P20">Общим, инвариантно присущим любому ПО (и связанной с его корректностью), является его структура. Важно связать это обстоятельство с определенным значением структурной сложности в совокупности мер сложности ПО. И более того, при анализе структурной сложности целесообразно ограничиться только ее топологическими мерами, т.е. мерами, в основе которых лежат топологические характеристики граф-модели программы. Эти меры удовлетворяют подавляющему большинству требований, предъявляемых к показателям: общность применимости, адекватность рассматриваемому свойству, существенность оценки, состоятельность, количественное выражение, воспроизводимость измерений, малая трудоемкость вычислений, возможность автоматизации оценивания. </text:p>
      <text:p text:style-name="P20"><text:soft-page-break/>Именно топологические меры сложности наиболее часто применяются в фазе исследований, формирующей решения по управлению производством (в процессах проектирования, разработки и испытаний) и составляют доступный и чувствительный эталон готовой продукции, контроль которого необходимо регулярно осуществлять в период ее эксплуатации.</text:p>
      <text:p text:style-name="P20">Первой топологической мерой сложности является цикломатическая мера Мак-Кейба. В ее основе лежит идея оценки сложности ПО по числу базисных путей в ее управляющем графе, т.е. таких путей, компонуя которые можно получить всевозможные пути из входа графа в выходы. Цикломатическое число <text:span text:style-name="T27"></text:span>(G) орграфа G с n-вершинами, m-дугами и p-компонентами связности есть величина <text:span text:style-name="T27"></text:span>(G) = m - n + p. Практически цикломатическая сложность ПО равна числу предикатов плюс единица, что позволяет вычислять ее без построения управляющего графа простым подсчетом предикатов. Данная мера отражает психологическую сложность ПО. </text:p>
      <text:p text:style-name="P20">Дж. Майерс предложил в качестве меры сложности интервал [<text:span text:style-name="T27"></text:span> <text:span text:style-name="T20">1 </text:span><text:span text:style-name="T21"></text:span> <text:span text:style-name="T27"></text:span> <text:span text:style-name="T20">2</text:span>], где <text:span text:style-name="T27"></text:span> 1- цикломатическая мера, а <text:span text:style-name="T27"></text:span>2 - число отдельных условий плюс единица. При этом, оператор DO считается за одно условие, а CASE c n - исходами за n-1- условий. Введенная мера получила название интервальной мерой. </text:p>
      <text:p text:style-name="P20">У. Хансену принадлежит идея брать в качестве меры сложности ПО пару (цикломатической число, число операторов). Известна топологическая мера Z(G), чувствительная к структурированности ПО. При этом, она Z(G) = V(G) (равна цикломатической сложности) для структурированных программ и Z(G) &gt; V(G) для неструктурированных. К вариантам цикломатической меры сложности относят также меру М(G) = (V(G),C,Q), где С - количество условий, необходимых для покрытия управляющего графа минимальным числом маршрутов, а Q - степень связности структуры графа программы и ее протяженность. </text:p>
      <text:p text:style-name="P20">К мерам сложности, учитывающим вложенность управляющих конструкций, относят тестирующую меру М и меру Харрисона-Мейджела, учитывающих уровень вложенности и протяженности ПО, меру Пивоварского - цикломатическую сложность и глубину вложенности, и меру Мак-Клура - сложность схемы разбиения ПО на модули с учетом вложенности модулей и их внутренней сложности. </text:p>
      <text:p text:style-name="P20">Функциональная мера сложности Харрисона-Мейджела предусматривает приписывание каждой вершине графа своей собственной сложности (первичной) и разбиение графа на сферы влияния предикатных вершин. Сложность сферы называют приведенной и слагают ее из первичных сложностей вершин, входящих в сферу ее влияния, плюс первичную сложность самой предикатной вершины. Первичные сложности вычисляются всеми возможными способами. Отсюда функциональная мера сложности ПО есть сумма приведенных сложностей всех вершин управляющего графа. </text:p>
      <text:p text:style-name="P20"><text:soft-page-break/>Мера Пивоварского ставит целью учесть в оценке сложности ПО различия не только между последовательными и вложенными управляющими конструкциями, но и между структурированными и неструктурированными программами. Она выражается отношением N(G) = <text:span text:style-name="T27"></text:span>*(G) + <text:span text:style-name="T27"></text:span> P<text:span text:style-name="T20">i</text:span> , где <text:span text:style-name="T27"></text:span> <text:span text:style-name="T23">*</text:span>(G) - модифицированная цикломатическая сложность, вычисленная так же, как и V(G), но с одним отличием: оператор CASE с n- выходами рассматривается как один логический оператор, а не как n-1 операторов. Р<text:span text:style-name="T20">i</text:span> - глубина вложенности i - той предикатной вершины. </text:p>
      <text:p text:style-name="P20">Для подсчета глубины вложенности предикатных вершин используется число сфер влияния. Под глубиной вложенности понимается число всех сфер влияния предикатов, которые либо полностью содержаться в сфере рассматриваемой вершины, либо пересекаются с ней. Глубина вложенности увеличивается за счет вложенности не самих предикатов, а сфер влияния. Сравнительный анализ цикломатических и функциональных мер с обсуждаемой для десятка различных управляющих графов программы показывает, что при нечувствительности прочих мер этого класса, мера Пивоварского возрастает при переходе от последовательных программ к вложенным и далее к неструктурированным. </text:p>
      <text:p text:style-name="P20">Мера Мак-Клура предназначена для управления сложностью структурированных программ в процессе проектирования. Она применяется к иерархическим схемам разбиения программ на модули, что позволяет выбрать схему разбиения с меньшей сложностью задолго до написания программы. Метрикой выступает зависимость сложности программы от числа возможных путей исполнения, числа управляющих конструкций и числа переменных (от которых зависит выбор пути). Методика расчета сложности по Мак-Клуру четко ориентирована на хорошо структурированные программы. </text:p>
      <text:p text:style-name="P20">Тестирующей мерой М называется мера сложности, удовлетворяющая следующим условиям:</text:p>
      <text:list xml:id="list4891078133080412820" text:style-name="WWNum20">
        <text:list-item>
          <text:p text:style-name="P62">Мера сложности простого оператора равна 1;</text:p>
        </text:list-item>
        <text:list-item>
          <text:p text:style-name="P62">М ({F1; F2; <text:span text:style-name="T27">┘</text:span>;Fn}) = е<text:span text:style-name="T20">i</text:span><text:span text:style-name="T23">n</text:span> M(Fi);</text:p>
        </text:list-item>
        <text:list-item>
          <text:p text:style-name="P62">М<text:span text:style-name="T25"> (</text:span><text:span text:style-name="T26">if</text:span><text:span text:style-name="T25"> P </text:span><text:span text:style-name="T26">then</text:span><text:span text:style-name="T25"> F1 </text:span><text:span text:style-name="T26">else</text:span><text:span text:style-name="T25"> F2) = 2 MAX (M (F1), M (F2));</text:span></text:p>
        </text:list-item>
        <text:list-item>
          <text:p text:style-name="P62">М<text:span text:style-name="T25"> (</text:span><text:span text:style-name="T26">while</text:span><text:span text:style-name="T25"> P </text:span><text:span text:style-name="T26">do</text:span><text:span text:style-name="T25"> F) = 2 M(F). </text:span></text:p>
        </text:list-item>
      </text:list>
      <text:p text:style-name="P20">Мера возрастает с глубиной вложенности и учитывает протяженность программы. К тестирующей мере близко примыкает мера на основе регулярных вложений. Идея этой меры сложности программ состоит в подсчете суммарного числа символов (операндов, операторов, скобок) в регулярном выражении с минимально необходимым числом скобок, описывающим управляющий граф программы. Все меры этой группы чувствительны к вложенности управляющих конструкций и к протяженности программы. Однако возрастает уровень трудоемкости вычислений. </text:p>
      <text:p text:style-name="P20"><text:soft-page-break/>Рассмотрим меры сложности, учитывающие характер разветвлений. В основе узловой меры Вудворда, Хедли лежит идея подсчета топологических характеристик потока управления. При этом, под узловой сложностью понимается число узлов передач управления. Данная мера отслеживает сложность линеаризации программы и чувствительна к структуризации (сложность уменьшается). Она применима для сравнения эквивалентных программ, предпочтительнее меры Холстеда, но по общности уступает мере Мак-Кейба. </text:p>
      <text:p text:style-name="P20">Топологическая мера Чена выражает сложность программы числа пересечений границ между областями, образуемыми блок - схемой программы. Этот подход применим только к структурированным программам, допускающим лишь последовательное соединение управляющих конструкций. Для неструктурированных программ мера Чена существенно зависит от условных и безусловных переходов. В этом случае можно указать верхнюю и нижнюю границы меры. Верхняя - есть m+1, где m - число логических операторов при их гнездовой вложенности. Нижняя - равна 2. Когда управляющий граф программы имеет только одну компоненту связности, мера Чена совпадает с цикломатической мерой Мак-Кейба. </text:p>
      <text:p text:style-name="P20">Метрики Джилба оценивают сложность графо-ориентированных модулей программ отношением числа переходов по условию к общему числу исполняемых операторов. Хорошо зарекомендовала себя метрика, относящаяся число межмодульных связей к общему числу модулей. Названные метрики использовались для оценки сложности эквивалентных схем программ, в особенности схем Янова.</text:p>
      <text:p text:style-name="P20">Используются также меры сложности, учитывающие историю вычислений, характер взаимодействия модулей и комплексные меры. </text:p>
      <text:p text:style-name="P20">Совокупность цикломатических мер пригодна для оценивания сложности первичных формализованных спецификаций, задающих в совокупности исходные данные, цели и условия построения искомого ПО. Оценка этой первичной программы или сравнение нескольких альтернативных ее вариантов позволит изначально гармонизировать процесс разработки ПО и от стартовой точки контролировать и управлять его текущей результирующей сложностью. </text:p>
      <text:h text:style-name="P50" text:outline-level="1"><text:bookmark-start text:name="__RefHeading___Toc4707_475929651"/><text:span text:style-name="T33">5.</text:span><text:bookmark-start text:name="_Toc233999961"/><text:span text:style-name="T32"> Объектно-ориентированные метрики</text:span><text:bookmark-end text:name="__RefHeading___Toc4707_475929651"/><text:bookmark-end text:name="_Toc233999961"/></text:h>
      <text:p text:style-name="P20">В современных условиях большинство программных проектов создается на основе ОО подхода, в связи с чем существует значительное количество метрик, позволяющих получить оценку сложности объектно-ориентированных проектов. </text:p>
      <text:p text:style-name="P23">Объектно-ориентированные метрики</text:p>
      <text:p text:style-name="P21">Таблица 2</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9">Метрика</text:p>
          </table:table-cell>
          <table:table-cell table:style-name="Таблица5.A1" office:value-type="string">
            <text:p text:style-name="P9">Описание</text:p>
          </table:table-cell>
        </table:table-row>
        <table:table-row table:style-name="Таблица5.2">
          <table:table-cell table:style-name="Таблица5.A2" office:value-type="string">
            <text:p text:style-name="P9">1</text:p>
          </table:table-cell>
          <table:table-cell table:style-name="Таблица5.B2" office:value-type="string">
            <text:p text:style-name="P9">2</text:p>
          </table:table-cell>
        </table:table-row>
        <table:table-row table:style-name="Таблица5.3">
          <table:table-cell table:style-name="Таблица5.A3" office:value-type="string">
            <text:p text:style-name="P5">Взвешенная <text:soft-page-break/>насыщенность класса 1 (<text:span text:style-name="T25">Weighted</text:span> <text:span text:style-name="T25">Methods</text:span> <text:span text:style-name="T25">Per</text:span> <text:span text:style-name="T25">Class</text:span> (WMC))</text:p>
          </table:table-cell>
          <table:table-cell table:style-name="Таблица5.B3" office:value-type="string">
            <text:p text:style-name="P5">Отражает относительную меру сложности класса на основе <text:soft-page-break/>цикломатической сложности каждого его метода. Класс с более сложными методами и большим количеством методов считается более сложным. При вычислении метрики родительские классы не учитываются.</text:p>
          </table:table-cell>
        </table:table-row>
        <table:table-row table:style-name="Таблица5.4">
          <table:table-cell table:style-name="Таблица5.A4" office:value-type="string">
            <text:p text:style-name="P5">Взвешенная насыщенность </text:p>
          </table:table-cell>
          <table:table-cell table:style-name="Таблица5.B4" office:value-type="string">
            <text:p text:style-name="P5">Мера сложности класса, основанная на том, что класс с большим числом методов, является более сложным, и что </text:p>
          </table:table-cell>
        </table:table-row>
        <table:table-row table:style-name="Таблица5.5">
          <table:table-cell table:style-name="Таблица5.A5" table:number-columns-spanned="2" office:value-type="string">
            <text:p text:style-name="P8">Окончание таблицы 2</text:p>
          </table:table-cell>
          <table:covered-table-cell/>
        </table:table-row>
        <table:table-row table:style-name="Таблица5.6">
          <table:table-cell table:style-name="Таблица5.A6" office:value-type="string">
            <text:p text:style-name="P9">1</text:p>
          </table:table-cell>
          <table:table-cell table:style-name="Таблица5.B6" office:value-type="string">
            <text:p text:style-name="P9">2</text:p>
          </table:table-cell>
        </table:table-row>
        <table:table-row table:style-name="Таблица5.7">
          <table:table-cell table:style-name="Таблица5.A7" office:value-type="string">
            <text:p text:style-name="P5">класса<text:span text:style-name="T25"> 2 (Weighted Methods Per Class (WMC2))</text:span></text:p>
          </table:table-cell>
          <table:table-cell table:style-name="Таблица5.B7" office:value-type="string">
            <text:p text:style-name="P5">метод с большим количеством параметров также является более сложным. При вычислении метрики родительские классы не учитываются.</text:p>
          </table:table-cell>
        </table:table-row>
        <table:table-row table:style-name="Таблица5.8">
          <table:table-cell table:style-name="Таблица5.A8" office:value-type="string">
            <text:p text:style-name="P4">Глубина дерева наследования<text:span text:style-name="T25"> (Depth of inheritance tree)</text:span></text:p>
          </table:table-cell>
          <table:table-cell table:style-name="Таблица5.B8" office:value-type="string">
            <text:p text:style-name="P5">Длина самого длинного пути наследования, заканчивающегося на данном модуле. Чем глубже дерево наследования модуля, тем может оказаться сложнее предсказать его поведение. С другой стороны, увеличение глубины даёт больший потенциал повторного использования данным модулем поведения, определённого для классов-предков.</text:p>
          </table:table-cell>
        </table:table-row>
        <table:table-row table:style-name="Таблица5.9">
          <table:table-cell table:style-name="Таблица5.A9" office:value-type="string">
            <text:p text:style-name="P5">Количество<text:span text:style-name="T25"> </text:span>детей<text:span text:style-name="T25"> (Number of children)</text:span></text:p>
          </table:table-cell>
          <table:table-cell table:style-name="Таблица5.B9" office:value-type="string">
            <text:p text:style-name="P5">Число модулей, непосредственно наследующих данный модуль. Большие значения этой метрики указывают на широкие возможности повторного использования; при этом слишком большое значение может свидетельствовать о плохо выбранной абстракции.</text:p>
          </table:table-cell>
        </table:table-row>
        <table:table-row table:style-name="Таблица5.10">
          <table:table-cell table:style-name="Таблица5.A10" office:value-type="string">
            <text:p text:style-name="P5">Связность<text:span text:style-name="T25"> </text:span>объектов<text:span text:style-name="T25"> (Coupling between objects)</text:span></text:p>
          </table:table-cell>
          <table:table-cell table:style-name="Таблица5.B10" office:value-type="string">
            <text:p text:style-name="P5">Количество модулей, связанных с данным модулем в роли клиента или поставщика. Чрезмерная связность говорит о слабости модульной инкапсуляции и может препятствовать повторному использованию кода.</text:p>
          </table:table-cell>
        </table:table-row>
        <table:table-row table:style-name="Таблица5.11">
          <table:table-cell table:style-name="Таблица5.A11" office:value-type="string">
            <text:p text:style-name="P5">Отклик<text:span text:style-name="T25"> </text:span>на<text:span text:style-name="T25"> </text:span>класс<text:span text:style-name="T25"> (Response For Class)</text:span></text:p>
          </table:table-cell>
          <table:table-cell table:style-name="Таблица5.B11" office:value-type="string">
            <text:p text:style-name="P5">Количество методов, которые могут вызываться экземплярами класса; вычисляется как сумма количества локальных методов, так и количества удаленных методов</text:p>
          </table:table-cell>
        </table:table-row>
      </table:table>
      <text:p text:style-name="P20"/>
      <text:h text:style-name="Heading_20_1" text:outline-level="1"><text:bookmark-start text:name="__RefHeading___Toc4709_475929651"/><text:span text:style-name="T3">6.</text:span><text:bookmark-start text:name="_Toc233999962"/><text:span text:style-name="T1"> Метрики Холстеда</text:span><text:bookmark-end text:name="__RefHeading___Toc4709_475929651"/><text:bookmark-end text:name="_Toc233999962"/></text:h>
      <text:p text:style-name="P20">Метрика Холстеда относится к метрикам, вычисляемым на основании анализа числа строк и синтаксических элементов исходного кода программы. </text:p>
      <text:p text:style-name="P20">Основу метрики Холстеда составляют четыре измеряемые характеристики программы: </text:p>
      <text:list xml:id="list5454930696030561644" text:style-name="WWNum19">
        <text:list-item>
          <text:p text:style-name="P63">NUOprtr (<text:span text:style-name="T25">Number</text:span> <text:span text:style-name="T25">of Unique Operators</text:span>) — число уникальных операторов программы, включая символы-разделители, имена процедур и знаки операций (словарь операторов);</text:p>
        </text:list-item>
        <text:list-item>
          <text:p text:style-name="P63"><text:soft-page-break/>NUOprnd (<text:span text:style-name="T25">Number of Unique Operands</text:span>) — число уникальных операндов программы (словарь операндов);</text:p>
        </text:list-item>
        <text:list-item>
          <text:p text:style-name="P63">Noprtr (<text:span text:style-name="T25">Number of Operators</text:span>) — общее число операторов в программе;</text:p>
        </text:list-item>
        <text:list-item>
          <text:p text:style-name="P63">Noprnd (<text:span text:style-name="T25">Number of Operands</text:span>) — общее число операндов в программе.</text:p>
        </text:list-item>
      </text:list>
      <text:p text:style-name="P20">Метрики Холстеда отражают лексический подход к измерению характеристик программного обеспечения, основанный на измеримых свойствах алгоритмов. Свойства любого описания алгоритма (или программы для ЭВМ), по мнению Холстеда, могут быть измерены или вычислены на основе следующих метрических характеристик (оценочных элементов):</text:p>
      <text:p text:style-name="P20">n1 - количество различных операторов программы;</text:p>
      <text:p text:style-name="P20">n2 - количество различных операндов программы;</text:p>
      <text:p text:style-name="P20">N1 - общее количество операторов программы;</text:p>
      <text:p text:style-name="P20">N2 - общее количество операндов программы.</text:p>
      <text:p text:style-name="P20">На их основе Холстед определяет следующие метрики:</text:p>
      <text:list xml:id="list4349240092898476682" text:style-name="WWNum17">
        <text:list-item>
          <text:p text:style-name="P64">словарь программы (в условных единицах)</text:p>
        </text:list-item>
      </text:list>
      <text:p text:style-name="P26">n = n1+n2,<text:tab/>(1)</text:p>
      <text:list xml:id="list103221339324139" text:continue-numbering="true" text:style-name="WWNum17">
        <text:list-item>
          <text:p text:style-name="P64">теоретический словарь программы, т.е. словарный запас, необходимый для написания программы, с учетом того, что необходимая функция уже реализована в данном языке и, следовательно, программа сводится к вызову этой функции.</text:p>
        </text:list-item>
      </text:list>
      <text:p text:style-name="P25">n<text:span text:style-name="T23">*</text:span> = n1<text:span text:style-name="T23">*</text:span> + n2<text:span text:style-name="T23">*</text:span></text:p>
      <text:list xml:id="list103222068858670" text:continue-numbering="true" text:style-name="WWNum17">
        <text:list-item>
          <text:p text:style-name="P64">длина программы (в условных единицах)</text:p>
        </text:list-item>
      </text:list>
      <text:p text:style-name="P26">N = N1+N2<text:tab/>(2)</text:p>
      <text:list xml:id="list103222573622074" text:continue-numbering="true" text:style-name="WWNum17">
        <text:list-item>
          <text:p text:style-name="P64">теоретическая длина программы (в условных единицах)</text:p>
        </text:list-item>
      </text:list>
      <text:p text:style-name="P27"><text:span text:style-name="T25">Ñ = (n1 </text:span><text:span text:style-name="T30"></text:span><text:span text:style-name="T25"> log</text:span><text:span text:style-name="T22">2</text:span><text:span text:style-name="T25"> n1)+(n2</text:span><text:span text:style-name="T30"></text:span><text:span text:style-name="T25">log</text:span><text:span text:style-name="T22">2</text:span><text:span text:style-name="T25"> </text:span><text:span text:style-name="T30"></text:span><text:span text:style-name="T25"> n2),<text:tab/>(3)</text:span></text:p>
      <text:p text:style-name="P20">Вводя эту оценку, Холстед исходит из основных концепций теории информации, по аналогии с которыми частота использования операторов и операндов в программе пропорциональна двоичному логарифму количества их типов. Таким образом, выражение (3) представляет собой идеализированную аппроксимацию (2), т. е. справедливо для потенциально корректных программ, свободных от избыточности или несовершенств (стилистических ошибок).</text:p>
      <text:p text:style-name="P20">Несовершенствами можно считать следующие ситуации: </text:p>
      <text:list xml:id="list3757652544620777690" text:style-name="WWNum22">
        <text:list-item>
          <text:p text:style-name="P82">последующая операция уничтожает результаты предыдущей без их использования; </text:p>
        </text:list-item>
        <text:list-item>
          <text:p text:style-name="P82">присутствуют тождественные выражения, решающие совершенно одинаковые задачи; </text:p>
        </text:list-item>
        <text:list-item>
          <text:p text:style-name="P82">одной и той же переменной назначаются различные имена и т. п. </text:p>
        </text:list-item>
      </text:list>
      <text:p text:style-name="P20">Подобные ситуации приводят к изменению N без изменения n. </text:p>
      <text:p text:style-name="P20"><text:soft-page-break/>Холстед утверждает, что для стилистически корректных программ отклонение в оценке теоретической длины Ñ от реальной N не превышает 10%. </text:p>
      <text:p text:style-name="P20">Предлагается использовать Ñ как эталонное значение длины программы со словарем n. Длина корректно составленной программы N, т. е. программы, свободной от избыточности и имеющей словарь <text:span text:style-name="T25">n</text:span>, не должна отклоняться от теоретической длины программы Ñ более чем на 10%. Таким образом, измеряя n1, n2, N1 и N2 и сопоставляя значения N и Ñ для некоторой программы, при более чем 10%-ном отклонении можно говорить о наличии в программе стилистических ошибок, т. е. несовершенств. </text:p>
      <text:p text:style-name="P20">На практике N и Ñ часто существенно различаются.</text:p>
      <text:list xml:id="list103222622773737" text:continue-list="list103222573622074" text:style-name="WWNum17">
        <text:list-item>
          <text:p text:style-name="P64">объем программы (в битах, определение объема программы предполагает, что обозначение операндов и операторов требует не более одного символа).</text:p>
        </text:list-item>
      </text:list>
      <text:p text:style-name="P26">V = N<text:span text:style-name="T30"></text:span> log<text:span text:style-name="T20">2</text:span>(n)<text:tab/><text:tab/>(4) </text:p>
      <text:list xml:id="list103221263910258" text:continue-numbering="true" text:style-name="WWNum17">
        <text:list-item>
          <text:p text:style-name="P64">потенциальный объем программы (полагая, что в программах, идеальных с точки зрения экономии затрат памяти, во-первых: операторы и операнды не повторяются, во-вторых: все операнды являются либо входными, либо выходными параметрами и в-третьих: для записи текста программы достаточно двух операторов (описания заголовка процедуры-функции и присваивания значения))</text:p>
        </text:list-item>
      </text:list>
      <text:p text:style-name="P28">V<text:span text:style-name="T23">*</text:span> = n<text:span text:style-name="T23">*</text:span> <text:span text:style-name="T30"></text:span> log<text:span text:style-name="T20">2</text:span> n<text:span text:style-name="T23">*</text:span><text:tab/>(5)</text:p>
      <text:p text:style-name="P36">где n2* - общее число входных и выходных параметров.</text:p>
      <text:list xml:id="list103221265774372" text:continue-numbering="true" text:style-name="WWNum17">
        <text:list-item>
          <text:p text:style-name="P64">уровень качества программы (в условных единицах, если n2*=2)</text:p>
        </text:list-item>
      </text:list>
      <text:p text:style-name="P26">L = V<text:span text:style-name="T23">*</text:span>/ V<text:tab/>(6)</text:p>
      <text:p text:style-name="P20">Исходным для введения этой характеристики является предположение о том, что при снижении стилистического качества программирования уменьшается содержательная нагрузка на каждый компонент программы и, как следствие, расширяется объем реализации исходного алгоритма. Учитывая это, можно оценить качество программирования на основании степени расширения текста относительно потенциального объема V*. Очевидно, для идеальной программы L=1, а для реальной - всегда L&lt;1.</text:p>
      <text:p text:style-name="P20">Нередко целесообразно определить уровень программы, не прибегая к оценке ее теоретического объема, поскольку список параметров программы часто зависит от реализации и может быть искусственно расширен. Это приводит к увеличению метрической характеристики качества программирования. М. Холстед предлагает аппроксимировать эту оценку выражением, включающим только фактические параметры, т. е. параметры реальной программы:</text:p>
      <text:p text:style-name="P25">L<text:span text:style-name="T23">*</text:span> = 2 <text:span text:style-name="T30"></text:span> n2 / (n1 <text:span text:style-name="T30"></text:span> N2)</text:p>
      <text:list xml:id="list103221837351634" text:continue-numbering="true" text:style-name="WWNum17">
        <text:list-item>
          <text:p text:style-name="P64"><text:soft-page-break/>уровень языка - это коэффициент пропорциональности изменения объема программы при переводе с одного языка на другой так, что обеспечивается постоянство произведения уровня программы на потенциальный объем.</text:p>
        </text:list-item>
      </text:list>
      <text:p text:style-name="P29"><text:span text:style-name="T30"></text:span>=L <text:span text:style-name="T30"></text:span> V<text:span text:style-name="T23">*</text:span><text:tab/>(7)</text:p>
      <text:list xml:id="list103222474596151" text:continue-numbering="true" text:style-name="WWNum17">
        <text:list-item>
          <text:p text:style-name="P64">интеллектуальное содержание программы (инвариантное по отношению к используемым языкам реализации, в условных единицах)</text:p>
        </text:list-item>
      </text:list>
      <text:p text:style-name="P29"><text:span text:style-name="T25">I</text:span>=<text:span text:style-name="T25">L</text:span><text:span text:style-name="T23">* </text:span><text:span text:style-name="T30"></text:span> <text:span text:style-name="T25">V</text:span><text:tab/>(8)</text:p>
      <text:p text:style-name="P20">Преобразуя выражение (8) с учетом (6), получаем</text:p>
      <text:p text:style-name="P26">I = <text:span text:style-name="T25">L</text:span><text:span text:style-name="T23">* </text:span><text:span text:style-name="T30"></text:span> <text:span text:style-name="T25">V</text:span> = L<text:span text:style-name="T30"></text:span>V = V<text:span text:style-name="T23">*</text:span><text:span text:style-name="T30"></text:span>V/V = V<text:span text:style-name="T23">*</text:span>.</text:p>
      <text:p text:style-name="P20">Эквивалентность I и V* свидетельствует о том, что мы имеем дело с характеристикой информативности программы. </text:p>
      <text:p text:style-name="P20">Введение характеристики I позволяет определить умственные затраты на создание программы. Процесс создания программы условно можно представить как ряд операций: </text:p>
      <text:list xml:id="list103221695063538" text:continue-numbering="true" text:style-name="WWNum17">
        <text:list-item>
          <text:list>
            <text:list-item>
              <text:p text:style-name="P83">осмысление предложения известного алгоритма; </text:p>
            </text:list-item>
            <text:list-item>
              <text:p text:style-name="P83">запись предложения алгоритма в терминах используемого языка программирования, т. е. поиск в словаре языка соответствующей инструкции, ее смысловое наполнение и запись. </text:p>
            </text:list-item>
          </text:list>
        </text:list-item>
      </text:list>
      <text:p text:style-name="P20">Используя эту формализацию в методике Холстеда, можно сказать, что написание программы по заранее известному алгоритму есть N^-кратная выборка операторов и операндов из словаря программы n, причем число сравнений (по аналогии с алгоритмами сортировки) составит log2(n). </text:p>
      <text:p text:style-name="P20">Если учесть, что каждая выборка-сравнение содержит, в свою очередь, ряд мысленных элементарных решений, то можно поставить в соответствие содержательной нагрузке каждой конструкции программы сложность и число этих элементарных решений. Количественно это можно характеризовать с помощью характеристики L, поскольку 1/L имеет смысл рассматривать как средний коэффициент сложности, влияющий на скорость выборки для данной программы. Следовательно можно рассчитать оценку необходимых интеллектуальных усилий.</text:p>
      <text:list xml:id="list103222908835837" text:continue-numbering="true" text:style-name="WWNum17">
        <text:list-item>
          <text:p text:style-name="P64">оценка интеллектуальных усилий (в условных единицах)</text:p>
        </text:list-item>
      </text:list>
      <text:p text:style-name="P30">E = N<text:span text:style-name="T23">* </text:span><text:span text:style-name="T30"></text:span> log<text:span text:style-name="T20">2</text:span> (n / L)<text:tab/>(9)</text:p>
      <text:p text:style-name="P20">E характеризует число требуемых элементарных решений при написании программы.</text:p>
      <text:p text:style-name="P20">Однако следует заметить, что E адекватно характеризует лишь начальные усилия по написанию программ, поскольку при построении E не учитываются отладочные работы, которые требуют интеллектуальных затрат иного характера. </text:p>
      <text:p text:style-name="P20"><text:soft-page-break/>Суть интерпретации этой характеристики состоит в оценке не затрат на разработку программы, а затрат на восприятие готовой программы. При этом вместо теоретической длины программы N<text:span text:style-name="T23">*</text:span> используется ее реальная длина: </text:p>
      <text:p text:style-name="P26">E<text:span text:style-name="T23">*</text:span> = N <text:span text:style-name="T30"></text:span> log<text:span text:style-name="T20">2 </text:span>(n / L)</text:p>
      <text:p text:style-name="P20">Характеристика E<text:span text:style-name="T23">*</text:span> введена, исходя из предположения, что интеллектуальные усилия на написание и восприятие программы очень близки по своей природе. Однако если при написании программы стилистические погрешности в тексте практически не должны отражаться на интеллектуальной трудоемкости процесса, то при попытке понять такую программу их присутствие может привести к серьезным осложнениям. Эта посылка достаточно хорошо согласуется с нашими выводами относительно взаимосвязи N и N^, изложенными выше. </text:p>
      <text:p text:style-name="P20">Преобразуя формулу (9) с учетом выражений (4) и (6), получаем </text:p>
      <text:p text:style-name="P26">E = V <text:span text:style-name="T30"></text:span> V / V<text:span text:style-name="T23">*</text:span></text:p>
      <text:p text:style-name="P20">Такое представление E', а соответственно и E, так как E=E', наглядно иллюстрирует целесообразность разбиения программ на отдельные модули, поскольку интеллектуальные затраты оказываются пропорциональными квадрату объема программы, который всегда больше суммы квадратов объемов отдельных модулей.</text:p>
      <text:list xml:id="list103221508189996" text:continue-numbering="true" text:style-name="WWNum17">
        <text:list-item>
          <text:p text:style-name="P64">время на программирование (в условных единицах)</text:p>
        </text:list-item>
      </text:list>
      <text:p text:style-name="P88">T = E/S,<text:tab/><text:tab/>(10)</text:p>
      <text:p text:style-name="P26">или<text:span text:style-name="T25"> </text:span>Т<text:span text:style-name="T30"></text:span><text:span text:style-name="T25">(n1</text:span><text:span text:style-name="T30"></text:span><text:span text:style-name="T25">N2</text:span><text:span text:style-name="T30"></text:span><text:span text:style-name="T25">log2n</text:span><text:span text:style-name="T30"></text:span><text:span text:style-name="T25">(n1</text:span><text:span text:style-name="T30"></text:span><text:span text:style-name="T25">log2n1+n2</text:span><text:span text:style-name="T30"></text:span><text:span text:style-name="T25">log2n2))/(2</text:span><text:span text:style-name="T30"></text:span><text:span text:style-name="T25">n2</text:span><text:span text:style-name="T30"></text:span><text:span text:style-name="T25">S),<text:tab/>(11)</text:span></text:p>
      <text:p text:style-name="P36">где S - число Страуда (5&lt;S&lt;20).</text:p>
      <text:p text:style-name="P20">Число Страуда Холстед принял равным 18 - число умственных операций в единицу времени.</text:p>
      <text:p text:style-name="P20">Потенциальный объем программы является мерой минимально необходимого объема программы с заданным словарем. При этом потенциальный объем не зависит от языка реализации. При переводе программы с одного языка на другой потенциальный объем не меняется, но действительный объем V или увеличивается, или уменьшается в зависимости от языка реализации.</text:p>
      <text:p text:style-name="P20">Используя выражение для потенциального объема программы, Холстедом получены следующие метрики:</text:p>
      <text:p text:style-name="P20">Число Страуда S определяется как число «страудовских моментов» в секунду. «Страудовский момент» - это время, необходимое человеку для выполнения элементарного различения объектов, подобно различению кадров фильма. Страуд обнаружил, что человек способен различать от 5 до 20 объектов в секунду.</text:p>
      <text:p text:style-name="P20">Уровень программы L<text:span text:style-name="T30"></text:span>1 характеризует эффективность реализации алгоритма относительно затрат памяти. Только для наиболее сжатой формы реализации алгоритма (V=V*) уровень программы имеет значение 1. Всем другим вариантам реализации соответствуют значения L&lt;1.</text:p>
      <text:p text:style-name="P20"><text:soft-page-break/>Интеллектуальное содержание характеризует меру «сказанного» в программе, или ее «информативность». Интеллектуальное содержание (уровень) программы сильно коррелирует с потенциальным объемом (L<text:span text:style-name="T30"></text:span>V*) и тоже не зависит от языка реализации.</text:p>
      <text:p text:style-name="P20">Работа по программированию (уравнение мысленной работы) характеризует величину умственной работы, связанной с написанием программного кода. Так как сумма квадратов двух величин всегда меньше квадрата их суммы, уравнение работы дает основание для разбиения программы на составные части - модули. Модульность снижает работу по программированию. Исследования возможностей оперативного мышления человека дают основания считать, что наиболее продуктивна ситуация, при которой для получения одного результата используется не более пяти объектов. В прикладном отношении этот результат называют гипотезой о «шести объектах». Для определения количества модулей M в программе Холстед рекомендует использовать выражение</text:p>
      <text:p text:style-name="P25">M= n2*/6,<text:tab/>(12)</text:p>
      <text:p text:style-name="P5">где n2* - общее количество входных и выходных переменных в программе.</text:p>
      <text:p text:style-name="P20">Из уравнения работы получено следующее уравнение ошибок в программе</text:p>
      <text:p text:style-name="P25">B=L<text:span text:style-name="T30"></text:span>E/E0,<text:tab/>(13)</text:p>
      <text:p text:style-name="P4">где В - количество ошибок в программе,</text:p>
      <text:p text:style-name="P4">Е0 - среднее число элементарных отличий между возможными ошибками программирования.</text:p>
      <text:p text:style-name="P20">Используя преобразованное уравнение работы</text:p>
      <text:p text:style-name="P26">Е= (V*)3/<text:span text:style-name="T30"></text:span>2,<text:tab/>(14)</text:p>
      <text:p text:style-name="P5">значение уровня английского языка (<text:span text:style-name="T30"></text:span>=2,16) в качестве аналога языка программирования и гипотезу о «шести объектах» идеальной по затратам памяти программы (n1=n1*=2, n2=n2*=6), Холстед вывел следующее уравнение для прогноза количества ошибок в программе:</text:p>
      <text:p text:style-name="P26">В=Е 2/3 /3000,<text:tab/><text:tab/>(15)</text:p>
      <text:p text:style-name="P5">или</text:p>
      <text:p text:style-name="P26">В=V/3000,<text:tab/>(16)</text:p>
      <text:p text:style-name="P5">где V - объем программы.</text:p>
      <text:p text:style-name="P20">Кроме своего прямого назначения в практическом отношении метрики длины программы (3) и длины реализации (2) можно использовать для выявления несовершенств программирования. Если расчеты длины программы и длины реализации отличаются более чем на десять процентов, то это свидетельствует о возможном наличии в программе следующих шести классов несовершенств:</text:p>
      <text:list xml:id="list1902360714714981623" text:style-name="WWNum18">
        <text:list-item>
          <text:p text:style-name="P65">Наличие последовательности дополняющих друг друга операторов к одному и тому же операнду, например, А+C-А.</text:p>
        </text:list-item>
        <text:list-item>
          <text:p text:style-name="P65">Наличие неоднозначных операндов, например, A=D и A=С.</text:p>
        </text:list-item>
        <text:list-item>
          <text:p text:style-name="P65"><text:soft-page-break/>Наличие синонимичных операндов, например, А=В и Т=В.</text:p>
        </text:list-item>
        <text:list-item>
          <text:p text:style-name="P65">Наличие общих подвыражений, например (А+В)<text:span text:style-name="T30"></text:span>С+D<text:span text:style-name="T30"></text:span>(А+В).</text:p>
        </text:list-item>
        <text:list-item>
          <text:p text:style-name="P65">Ненужное присваивание, например С=А+В, если переменная С используется в программе только один раз.</text:p>
        </text:list-item>
        <text:list-item>
          <text:p text:style-name="P65">Наличие выражений, которые не представлены в свернутом виде как произведение множителей, например X<text:span text:style-name="T30"></text:span>X+2<text:span text:style-name="T30"></text:span>X<text:span text:style-name="T30"></text:span>Y+Y<text:span text:style-name="T30"></text:span>Y не представлено как (X+Y)<text:span text:style-name="T30"></text:span>(X+Y).</text:p>
        </text:list-item>
        <text:list-item>
          <text:p text:style-name="P65">Длину реализации N (2) можно использовать для прогноза числа фактических машинных команд P с помощью выражения</text:p>
        </text:list-item>
      </text:list>
      <text:p text:style-name="P32"><draw:frame draw:style-name="fr2" draw:name="1" text:anchor-type="as-char" svg:width="2.223cm" svg:height="1.349cm" draw:z-index="3"><draw:object xlink:href="./Object 1" xlink:type="simple" xlink:show="embed" xlink:actuate="onLoad"/><draw:image xlink:href="./ObjectReplacements/Object 1" xlink:type="simple" xlink:show="embed" xlink:actuate="onLoad"/></draw:frame><text:tab/><text:tab/>(17)</text:p>
      <text:p text:style-name="P5">или более грубо, с помощью неравенства</text:p>
      <text:p text:style-name="P26">2<text:span text:style-name="T30"></text:span>P<text:span text:style-name="T30"></text:span> N <text:span text:style-name="T30"></text:span> 4<text:span text:style-name="T30"></text:span>P.<text:tab/><text:tab/>(18)</text:p>
      <text:p text:style-name="P20">Уравнение работы (9) можно использовать для оценки экономической эффективности использования того или иного языка программирования. Относительное сокращение работы по программированию в зависимости от уровня языка используют как показатель эффективности внедрения языка программирования в производственную практику.</text:p>
      <text:p text:style-name="P20">Уровень программы 0<text:span text:style-name="T30"></text:span>L<text:span text:style-name="T30"></text:span>1 можно использовать для оценки сложности вариантов реализации заданного алгоритма D (чем меньше затрат памяти, тем сложнее вариант программы):</text:p>
      <text:p text:style-name="P33"><draw:frame draw:style-name="fr2" draw:name="2" text:anchor-type="as-char" svg:width="4.18cm" svg:height="1.323cm" draw:z-index="4"><draw:object xlink:href="./Object 2" xlink:type="simple" xlink:show="embed" xlink:actuate="onLoad"/><draw:image xlink:href="./ObjectReplacements/Object 2" xlink:type="simple" xlink:show="embed" xlink:actuate="onLoad"/></draw:frame><text:tab/>(19)</text:p>
      <text:p text:style-name="P20">Отметим, что уровень программы играет двойственную роль в оценке трудности или легкости ее понимания . Специалист, который хорошо знает язык программирования, поймет программу тем быстрее, чем меньше ее объем, то есть выше уровень. Но для человека, менее разбирающегося в программировании, требуется больший объем и меньший уровень. Установлено, что для любого алгоритма, описанного разными языками, с увеличением объема программы V уровень программы L уменьшается в той же пропорции. Поэтому произведение уровня программы на объем является постоянной величиной, равной потенциальному объему реализации данного алгоритма.</text:p>
      <text:p text:style-name="P31">L <text:span text:style-name="T30"></text:span> V = V<text:span text:style-name="T23">* </text:span>= <text:span text:style-name="T25">const</text:span>.<text:tab/>(20)</text:p>
      <text:p text:style-name="P20">Вместе с тем, если язык не меняется, а меняется только алгоритм, то для любого языка произведение потенциального объема на уровень программы остается постоянной величиной, равной уровню языка [14]</text:p>
      <text:p text:style-name="P34"><text:span text:style-name="T25">L</text:span> <text:span text:style-name="T29"></text:span> <text:span text:style-name="T25">V</text:span> = <text:span text:style-name="T29"></text:span> = <text:span text:style-name="T25">const</text:span>.<text:tab/>(21)</text:p>
      <text:h text:style-name="Heading_20_1" text:outline-level="1"><text:bookmark-start text:name="__RefHeading___Toc4711_475929651"/><text:soft-page-break/><text:span text:style-name="T3">7. </text:span><text:bookmark-start text:name="_Toc233999963"/><text:span text:style-name="T1">Метрики цикломатической сложности по Мак-Кейбу</text:span><text:bookmark-end text:name="__RefHeading___Toc4711_475929651"/><text:bookmark-end text:name="_Toc233999963"/></text:h>
      <text:p text:style-name="P20">Показатель цикломатической сложности является одним из наиболее распространенных показателей оценки сложности программных проектов. Данный показатель был разработан ученым Мак-Кейбом в 1976 г., относится к группе показателей оценки сложности потока управления программой и вычисляется на основе графа управляющей логики программы (<text:span text:style-name="T25">control flow graph</text:span>). Данный граф строится в виде ориентированного графа, в котором вычислительные операторы или выражения представляются в виде узлов, а передача управления между узлами - в виде дуг. </text:p>
      <text:p text:style-name="P20">Показатель цикломатической сложности позволяет не только произвести оценку трудоемкости реализации отдельных элементов программного проекта и скорректировать общие показатели оценки длительности и стоимости проекта, но и оценить связанные риски и принять необходимые управленческие решения. </text:p>
      <text:p text:style-name="P20">Для вычисления цикломатического числа Мак-Кейба <text:span text:style-name="T27"></text:span>(G) применяется формула:</text:p>
      <text:p text:style-name="P37"><text:span text:style-name="T27"></text:span>(G) = <text:span text:style-name="T25">m</text:span> - <text:span text:style-name="T25">n</text:span> + 2p,</text:p>
      <text:p text:style-name="P4">где m - число дуг ориентированного графа G;</text:p>
      <text:p text:style-name="P4"><text:span text:style-name="T25">n</text:span> - число вершин;</text:p>
      <text:p text:style-name="P4">p - число компонентов связности графа.</text:p>
      <text:p text:style-name="P20">Мак-Кейб использует следующую теорему: в сильно связанном графе G цикломатическое число равно максимальному числу линейно-независимых циклов.</text:p>
      <text:p text:style-name="P20">Применяя эту теорему, число компонентов связности графа можно рассматривать как количество дуг, которые необходимо добавить для преобразования графа в сильно связный. Сильно связным называется граф, любые две вершины которого взаимно достижимы. Для графов корректных программ, т. е. графов, не имеющих недостижимых от точки входа участков и "висячих" точек входа и выхода, сильно связный граф, как правило, получается путем замыкания дугой вершины, обозначающей конец программы, на вершину, обозначающую точку входа в эту программу. </text:p>
      <text:p text:style-name="P20">Упрощенная формула вычисления цикломатической сложности представляется следующим образом: </text:p>
      <text:p text:style-name="P37"><text:span text:style-name="T27"></text:span>(G) = m - n + 2</text:p>
      <text:p text:style-name="P20">Как правило, при вычислении цикломатической сложности логические операторы не учитываются. </text:p>
      <text:p text:style-name="P20">В процессе автоматизированного вычисления показателя цикломатической сложности, как правило, применяется упрощенный подход, в соответствии с которым построение графа не осуществляется, а вычисление показателя производится на основании подсчета числа операторов управляющей логики (<text:span text:style-name="T25">if</text:span>, <text:span text:style-name="T25">switch</text:span> и т.д.) и возможного количества путей исполнения программы. </text:p>
      <text:p text:style-name="P20"><text:soft-page-break/>Общий подход состоит в оценке сложности программы с помощью вычисления числа линейно-независимых путей, цикломатической сложности <text:span text:style-name="T27"></text:span>(G), а также управления размером программ с помощью ограничения <text:span text:style-name="T27"></text:span>(G) и использования <text:span text:style-name="T27"></text:span>(G) как основы для методологии тестирования. Мак-Кейб обнаружил, что разумной верхней границей для цикломатической сложности является 10. Если программисты переступают эту границу, им следует или переписать программу, или разбить ее на модули.</text:p>
      <text:p text:style-name="P20">В физическом смысле цикломатическое число для каждой дуги <text:span text:style-name="T25">m</text:span>=(<text:span text:style-name="T25">v</text:span>, <text:span text:style-name="T25">u</text:span>)| <text:span text:style-name="T25">m</text:span><text:span text:style-name="T30"></text:span>M графа управления первая вершина (<text:span text:style-name="T25">v</text:span>) является исходной, а вторая (<text:span text:style-name="T25">u</text:span>) – конечной. Путь от одной вершины к другой вершине графа, если он состоит более чем из одной дуги, описывают последовательностью вершин соответствующих дуг (<text:span text:style-name="T25">v</text:span>, а,…, <text:span text:style-name="T25">u</text:span>) так, что исходная вершина будет первой в перечислении, а конечная – последней. Контур – это плоскость, ограниченная циклическим путем, в котором начальная и конечная вершина графа совпадают. Каждому контуру соответствует ограничивающий его путь, ведущий из начальной вершины графа в конечную.</text:p>
      <text:p text:style-name="P20">Цикломатическое число определяет количество независимых контуров в полносвязном графе и, как следствие, количество различных путей, ведущих из начальной вершины в конечную.</text:p>
      <text:p text:style-name="P20">В практическом аспекте цикломатическое число является мерой сложности программы и определяет количество тестов, достаточных для тестирования по критерию покрытия всех ветвей программы.</text:p>
      <text:p text:style-name="P20">При оценке сложности программы с использованием цикломатического числа Мак-кейба действует следующее правило: если цикломатическое число больше десяти, программа обладает излишней сложностью и ее следует разбить на составные части (независимые модули или подпрограммы) с меньшим значением цикломатического числа.</text:p>
      <text:p text:style-name="P20">Показатель цикломатической сложности может быть рассчитан для модуля, метода и других структурных единиц программы. </text:p>
      <text:p text:style-name="P20">Оценка цикломатической сложности Мак-Кейба полезна при подготовке тестовых данных и может дать нужную информацию о логической сложности программы. Однако при такой оценке не принимается во внимание выбор структур данных, алгоритмов, мнемонических имен переменных или комментариев, отсутствует обсуждение таких важных понятий, как удобство переноса, гибкость, эффективность.</text:p>
      <text:p text:style-name="P20">Вычисление метрики в ходе реализации проекта (а при детальном проектировании оно возможно еще на этом этапе, не дожидаясь стадии кодирования) позволяет своевременно определить наиболее сложные, сопровождающиеся высокими рисками, структурные единицы и принять меры по устранению рисков за счет внесения корректив.</text:p>
      <text:p text:style-name="P20"><text:soft-page-break/>Рассмотрим пример. Пусть имеется программа, которая считывает из входного потока символы до тех пор, пока не будет обнаружен символ «#». Текст программы на языке Паскаль представлен на рис 6. Соответствующий граф управления программы показан на рис 7.</text:p>
      <text:p text:style-name="P11"><draw:frame draw:style-name="fr1" draw:name="Врезка1" text:anchor-type="as-char" svg:y="0cm" svg:width="8.89cm" svg:height="7.093cm" draw:z-index="0"><draw:text-box><text:p text:style-name="P53"><text:span text:style-name="T26">program</text:span><text:span text:style-name="T25"> stroka;</text:span></text:p><text:p text:style-name="P53"><text:span text:style-name="T26">var</text:span><text:span text:style-name="T25"> </text:span></text:p><text:p text:style-name="P94"><text:tab/>s: string;</text:p><text:p text:style-name="P96">begin</text:p><text:p text:style-name="P94"><text:tab/>readln(s);</text:p><text:p text:style-name="P54"><text:span text:style-name="T25"><text:tab/></text:span><text:span text:style-name="T26">while </text:span><text:span text:style-name="T25">(s&lt;&gt;’#’) </text:span><text:span text:style-name="T26">do</text:span></text:p><text:p text:style-name="P97"><text:tab/>begin</text:p><text:p text:style-name="P56"><text:span text:style-name="T25"><text:tab/>writeln(‘</text:span>Продолжить<text:span text:style-name="T25"> </text:span>ввод<text:span text:style-name="T25">’);</text:span></text:p><text:p text:style-name="P95"><text:tab/>readln(s);</text:p><text:p text:style-name="P55"><text:span text:style-name="T25"><text:tab/></text:span><text:span text:style-name="T26">end;</text:span></text:p><text:p text:style-name="P54"><text:span text:style-name="T25"><text:tab/>writeln(‘</text:span>Ввод завершен’<text:span text:style-name="T25">)</text:span>;</text:p><text:p text:style-name="P96">end.</text:p></draw:text-box></draw:frame></text:p>
      <text:p text:style-name="P46">Рис 6. Программа ввода данных</text:p>
      <text:p text:style-name="P20">Для представления программы в виде графа требуются определенные соглашения о том, что считать узлом графа, так как синтаксис операторов в языках программирования довольно разнообразен. При этом обычно учитывают только исполнимые операторы, исключая операторы описания данных. Желательно подобрать такие синтаксические формы операторов, которые в наибольшей степени подходят для отображения узлом графа. Линейные участки программы можно заменить одним узлом графа. В этом отношении использование схем алгоритмов или описание программ на псевдокоде может оказаться даже более предпочтительной формой описания программы, чем текст на языке программирования. В любом случае желательно преобразовать операторы цикла в эквивалентную последовательность операторов ветвления, добавив, при необходимости, операторы суммирования (счетчики) числа повторений цикла с «верхним» или «нижним» окончанием.</text:p>
      <text:p text:style-name="P47"><draw:g text:anchor-type="as-char" svg:y="0cm" draw:z-index="1" draw:style-name="gr1"><draw:custom-shape draw:style-name="gr2" draw:text-style-name="P98" svg:width="12.383cm" svg:height="6.033cm" svg:x="0cm" svg:y="0cm"><text:p/><draw:enhanced-geometry draw:type="0"/></draw:custom-shape><draw:g draw:style-name="gr3"><draw:g draw:style-name="gr3"><draw:line draw:style-name="gr4" draw:text-style-name="P99" svg:x1="5.833cm" svg:y1="4.165cm" svg:x2="6.434cm" svg:y2="4.752cm"><text:p/></draw:line><draw:line draw:style-name="gr4" draw:text-style-name="P99" svg:x1="7.209cm" svg:y1="2.895cm" svg:x2="7.81cm" svg:y2="3.468cm"><text:p/></draw:line><draw:line draw:style-name="gr4" draw:text-style-name="P99" svg:x1="8.414cm" svg:y1="2.895cm" svg:x2="9.015cm" svg:y2="3.468cm"><text:p/></draw:line><draw:ellipse draw:style-name="gr5" draw:text-style-name="P99" svg:width="1.206cm" svg:height="1.146cm" svg:x="7.511cm" svg:y="0.318cm"><text:p text:style-name="P100">v</text:p></draw:ellipse><draw:ellipse draw:style-name="gr5" draw:text-style-name="P99" svg:width="1.206cm" svg:height="1.146cm" svg:x="7.511cm" svg:y="2.036cm"><text:p text:style-name="P100">a</text:p></draw:ellipse><draw:ellipse draw:style-name="gr5" draw:text-style-name="P99" svg:width="1.206cm" svg:height="1.146cm" svg:x="4.838cm" svg:y="4.57cm"><text:p text:style-name="P100">c</text:p></draw:ellipse><draw:ellipse draw:style-name="gr5" draw:text-style-name="P99" svg:width="1.206cm" svg:height="1.146cm" svg:x="8.775cm" svg:y="3.263cm"><text:p text:style-name="P100">u</text:p></draw:ellipse><draw:ellipse draw:style-name="gr5" draw:text-style-name="P99" svg:width="1.206cm" svg:height="1.146cm" svg:x="6.214cm" svg:y="3.263cm"><text:p text:style-name="P100">b</text:p></draw:ellipse><draw:line draw:style-name="gr4" draw:text-style-name="P99" svg:x1="8.112cm" svg:y1="1.462cm" svg:x2="8.112cm" svg:y2="2.035cm"><text:p/></draw:line><draw:polyline draw:style-name="gr6" draw:text-style-name="P101" svg:width="1.805cm" svg:height="2.147cm" draw:transform="rotate (-3.14159265358979) translate (7.87576388888889cm 5.29166666666667cm)" svg:viewBox="0 0 1806 2148" draw:points="1806,0 853,48 0,931 0,2148"><text:p/></draw:polyline></draw:g><draw:frame draw:style-name="gr7" draw:text-style-name="P98" svg:width="1.807cm" svg:height="0.574cm" svg:x="10.259cm" svg:y="3.463cm"><draw:text-box><text:p>readln(s)</text:p></draw:text-box></draw:frame><draw:g draw:style-name="gr3"><draw:frame draw:style-name="gr7" draw:text-style-name="P98" svg:width="1.807cm" svg:height="0.574cm" svg:x="5.14cm" svg:y="0.603cm"><draw:text-box><text:p>readln(s)</text:p></draw:text-box></draw:frame><draw:frame draw:style-name="gr8" draw:text-style-name="P98" svg:width="3.012cm" svg:height="1.036cm" svg:x="3.932cm" svg:y="2.036cm"><draw:text-box><text:p><text:span text:style-name="T44">while </text:span>(s&lt;&gt;’#’) <text:span text:style-name="T44">do</text:span></text:p></draw:text-box></draw:frame><draw:frame draw:style-name="gr7" draw:text-style-name="P98" svg:width="5.12cm" svg:height="0.574cm" svg:x="0.318cm" svg:y="3.463cm"><draw:text-box><text:p>writeln(‘Продолжить ввод’)</text:p></draw:text-box></draw:frame></draw:g><draw:frame draw:style-name="gr7" draw:text-style-name="P98" svg:width="1.807cm" svg:height="0.574cm" svg:x="2.431cm" svg:y="4.9cm"><draw:text-box><text:p>readln(s)</text:p></draw:text-box></draw:frame></draw:g></draw:g></text:p>
      <text:p text:style-name="P47">Рис 7. Граф управления программы ввода данных</text:p>
      <text:p text:style-name="P49"/>
      <text:p text:style-name="P47"><text:soft-page-break/><draw:g text:anchor-type="as-char" svg:y="0cm" draw:z-index="2" draw:style-name="gr1"><draw:custom-shape draw:style-name="gr2" draw:text-style-name="P98" svg:width="13.653cm" svg:height="6.986cm" svg:x="0cm" svg:y="0cm"><text:p/><draw:enhanced-geometry draw:type="0"/></draw:custom-shape><draw:g draw:style-name="gr3"><draw:g draw:style-name="gr3"><draw:g draw:style-name="gr3"><draw:line draw:style-name="gr4" draw:text-style-name="P99" svg:x1="6.135cm" svg:y1="4.9cm" svg:x2="6.77cm" svg:y2="5.551cm"><text:p/></draw:line><draw:line draw:style-name="gr4" draw:text-style-name="P99" svg:x1="7.585cm" svg:y1="3.493cm" svg:x2="8.22cm" svg:y2="4.128cm"><text:p/></draw:line><draw:line draw:style-name="gr4" draw:text-style-name="P99" svg:x1="8.855cm" svg:y1="3.493cm" svg:x2="9.49cm" svg:y2="4.128cm"><text:p/></draw:line><draw:circle draw:style-name="gr5" draw:text-style-name="P99" svg:width="1.271cm" svg:height="1.271cm" svg:x="7.902cm" svg:y="0.635cm"><text:p text:style-name="P100">v</text:p></draw:circle><draw:circle draw:style-name="gr5" draw:text-style-name="P99" svg:width="1.271cm" svg:height="1.271cm" svg:x="7.902cm" svg:y="2.54cm"><text:p text:style-name="P100">a</text:p></draw:circle><draw:circle draw:style-name="gr5" draw:text-style-name="P99" svg:width="1.271cm" svg:height="1.271cm" svg:x="5.085cm" svg:y="5.35cm"><text:p text:style-name="P100">c</text:p></draw:circle><draw:circle draw:style-name="gr5" draw:text-style-name="P99" svg:width="1.271cm" svg:height="1.271cm" svg:x="9.236cm" svg:y="3.9cm"><text:p text:style-name="P100">u</text:p></draw:circle><draw:circle draw:style-name="gr5" draw:text-style-name="P99" svg:width="1.271cm" svg:height="1.271cm" svg:x="6.535cm" svg:y="3.9cm"><text:p text:style-name="P100">b</text:p></draw:circle><draw:line draw:style-name="gr4" draw:text-style-name="P99" svg:x1="8.537cm" svg:y1="1.905cm" svg:x2="8.537cm" svg:y2="2.54cm"><text:p/></draw:line><draw:polyline draw:style-name="gr6" draw:text-style-name="P101" svg:width="1.904cm" svg:height="2.38cm" draw:transform="rotate (-3.14159265358979) translate (8.28851388888889cm 6.14891666666667cm)" svg:viewBox="0 0 1905 2381" draw:points="1905,0 900,53 0,1032 0,2381"><text:p/></draw:polyline></draw:g><draw:frame draw:style-name="gr9" draw:text-style-name="P98" svg:width="1.906cm" svg:height="0.636cm" svg:x="10.799cm" svg:y="4.122cm"><draw:text-box><text:p>readln(s)</text:p></draw:text-box></draw:frame><draw:g draw:style-name="gr3"><draw:frame draw:style-name="gr9" draw:text-style-name="P98" svg:width="1.906cm" svg:height="0.636cm" svg:x="5.403cm" svg:y="0.953cm"><draw:text-box><text:p>readln(s)</text:p></draw:text-box></draw:frame><draw:frame draw:style-name="gr9" draw:text-style-name="P98" svg:width="3.174cm" svg:height="0.636cm" svg:x="4.128cm" svg:y="2.542cm"><draw:text-box><text:p><text:span text:style-name="T44">while </text:span>(s&lt;&gt;’#’) <text:span text:style-name="T44">do</text:span></text:p></draw:text-box></draw:frame><draw:frame draw:style-name="gr9" draw:text-style-name="P98" svg:width="5.398cm" svg:height="0.636cm" svg:x="0.318cm" svg:y="4.122cm"><draw:text-box><text:p>writeln(‘Продолжить ввод’)</text:p></draw:text-box></draw:frame></draw:g><draw:frame draw:style-name="gr9" draw:text-style-name="P98" svg:width="1.906cm" svg:height="0.636cm" svg:x="2.545cm" svg:y="5.715cm"><draw:text-box><text:p>readln(s)</text:p></draw:text-box></draw:frame></draw:g><draw:path draw:style-name="gr10" draw:text-style-name="P101" svg:width="0.639cm" svg:height="2.539cm" draw:transform="rotate (-3.14159265358979) translate (9.85308333333333cm 3.81cm)" svg:viewBox="0 0 640 2540" svg:d="M0 0c7 157-11 623 39 944l267 979 334 617"><text:p/></draw:path><draw:frame draw:style-name="gr9" draw:text-style-name="P98" svg:width="3.493cm" svg:height="0.636cm" svg:x="9.843cm" svg:y="2.223cm"><draw:text-box><text:p>Фиктивное ребро</text:p></draw:text-box></draw:frame></draw:g></draw:g></text:p>
      <text:p text:style-name="P48">Рис 8. Преобразование графа управления программы ввода данных в полносвязный граф</text:p>
      <text:p text:style-name="P48"/>
      <text:p text:style-name="P24">Определим цикломатическое число Маккейба для графа управления программы, изображенного на рис 7. Количество ребер графа равно пяти, количество вершин тоже равно пяти, поэтому цикломатическое число равно:</text:p>
      <text:p text:style-name="P48"><text:tab/><text:span text:style-name="T27"></text:span>(G)=5-5+2=2</text:p>
      <text:p text:style-name="P20">Программа организации ввода данных, имеющая граф управления с цикломатическим числом, равным 2, не обладает излишней сложностью и для ее тестирования достаточно подобрать два теста, покрывающие ветви (а, b, с) и (а, u) (рис 4). Заметим, что вершины v и а графа управления программы можно объединить, что не приведет к изменению цикломатического числа. Цикломатическое число зависит только от количества управляющих операторов, содержащих условные выражения (предикаты). При этом сложность предиката не учитывается. Если в операторе цикла while программы организации ввода данных (рис 4) усложнить условное выражение (предикат), изменив заголовок</text:p>
      <text:p text:style-name="P20">while(s&lt;&gt;'#') на while(s&lt;&gt;'#' or s&lt;&gt;'*') граф управления и цикломатическое число останутся прежними.</text:p>
      <text:p text:style-name="P20">Если программа содержит только операторы ветвления (без операторов выбора и переключения), цикломатическое число можно определить, используя выражение</text:p>
      <text:p text:style-name="P20">M=u+1,</text:p>
      <text:p text:style-name="P20">где u – количество операторов ветвления.</text:p>
      <text:p text:style-name="P20">При необходимости операторы выбора или переключения с n ветвями, можно рассматривать как n операторов ветвления. </text:p>
      <text:p text:style-name="P20">К достоинствам меры относят простоту ее вычисления и повторяемость результата, а также наглядность и содержательность интерпретации. В качестве недостатков можно отметить: нечувствительность к размеру ПО, нечувствительность к изменению структуры ПО, отсутствие <text:soft-page-break/>корреляции со структурированностью ПО, отсутствие различия между конструкциями Развилка и Цикл, отсутствие чувствительности к вложенности циклов. Недостатки цикломатической меры привело к появлению ее модификаций, а также принципиально иных мер сложности. </text:p>
      <text:p text:style-name="P20">Модификации показателя цикломатической сложности:</text:p>
      <text:list xml:id="list103222999567916" text:continue-list="list103221508189996" text:style-name="WWNum17">
        <text:list-item>
          <text:p text:style-name="P64">«Модифицированная» цикломатическая сложность - рассматривает не каждое ветвление оператора множественного выбора (switch), а весь оператор как единое целое. </text:p>
        </text:list-item>
        <text:list-item>
          <text:p text:style-name="P64">«Строгая» цикломатическая сложность - включает логические операторы. </text:p>
        </text:list-item>
        <text:list-item>
          <text:p text:style-name="P64">«Упрощенная» вычисление цикломатической сложности - предусматривает вычисление не на основе графа, а на основе подсчета управляющих операторов.</text:p>
        </text:list-item>
        <text:list-item>
          <text:p text:style-name="P64">«актуальная» сложность - определяется как число независимых путей, которые проходит программа при тестировании;</text:p>
        </text:list-item>
        <text:list-item>
          <text:p text:style-name="P64">метрика сложности глобальных данных - вычисляется как цикломатическая сложность модуля и увеличивается на количество взаимосвязей с глобальными данными.</text:p>
        </text:list-item>
      </text:list>
      <text:h text:style-name="Heading_20_1" text:outline-level="1"><text:bookmark-start text:name="__RefHeading___Toc4713_475929651"/><text:span text:style-name="T3">8. </text:span><text:bookmark-start text:name="_Toc233999964"/><text:span text:style-name="T1">Метрики Чепина</text:span><text:bookmark-end text:name="__RefHeading___Toc4713_475929651"/><text:bookmark-end text:name="_Toc233999964"/></text:h>
      <text:p text:style-name="P20">Существует несколько ее модификаций. Рассмотрим более простой, а с точки зрения практического использования - достаточно эффективный вариант этой метрики. </text:p>
      <text:p text:style-name="P20">Суть метода состоит в оценке информационной прочности отдельно взятого программного модуля с помощью анализа характера использования переменных из списка ввода-вывода. </text:p>
      <text:p text:style-name="P20">Все множество переменных, составляющих список ввода-вывода, разбивается на четыре функциональные группы. </text:p>
      <text:list xml:id="list8852766642391012162" text:style-name="WWNum21">
        <text:list-item>
          <text:p text:style-name="P66">Множество «Р» - вводимые переменные для расчетов и для обеспечения вывода. Примером может служить используемая в программах лексического анализатора переменная, содержащая строку исходного текста программы, то есть сама переменная не модифицируется, а только содержит исходную информацию. </text:p>
        </text:list-item>
        <text:list-item>
          <text:p text:style-name="P66">Множество «М» - модифицируемые или создаваемые внутри программы переменные. </text:p>
        </text:list-item>
        <text:list-item>
          <text:p text:style-name="P66">Множество «C» - переменные, участвующие в управлении работой программного модуля (управляющие переменные). </text:p>
        </text:list-item>
        <text:list-item>
          <text:p text:style-name="P66">Множество «Т» - не используемые в программе (“паразитные”) переменные. Поскольку каждая переменная может выполнять одновременно несколько функций, необходимо учитывать ее в каждой соответствующей функциональной группе. </text:p>
        </text:list-item>
      </text:list>
      <text:p text:style-name="P19">Далее вводится значение метрики Чепина: </text:p>
      <text:p text:style-name="P89">Q = a1P + a2M + a3C + a4T</text:p>
      <text:p text:style-name="P4">где<text:span text:style-name="T25"> a1, a2, a3, a4 - </text:span>весовые<text:span text:style-name="T25"> </text:span>коэффициенты<text:span text:style-name="T25">.</text:span></text:p>
      <text:p text:style-name="P20"><text:soft-page-break/>Весовые коэффициенты использованы для отражения различного влияния на сложность программы каждой функциональной группы. По мнению автора метрики наибольший вес, равный трем, имеет функциональная группа С, так как она влияет на поток управления программы. Весовые коэффициенты остальных групп распределяются следующим образом: a1=1; a2=2; a4=0.5. Весовой коэффициент группы T не равен нулю, поскольку “паразитные” переменные не увеличивают сложности потока данных программы, но иногда затрудняют ее понимание. С учетом весовых коэффициентов выражение примет вид: <text:s/>Q = P + 2M + 3C + 0.5T.</text:p>
      <text:h text:style-name="Heading_20_1" text:outline-level="1"><text:bookmark-start text:name="__RefHeading___Toc4715_475929651"/><text:span text:style-name="T3">9.</text:span><text:bookmark-start text:name="_Toc233999965"/><text:span text:style-name="T1"> Размерно-ориентированные метрики (показатели оценки объема)</text:span><text:bookmark-end text:name="__RefHeading___Toc4715_475929651"/><text:bookmark-end text:name="_Toc233999965"/></text:h>
      <text:p text:style-name="P18"><text:span text:style-name="T5">Размерно-ориентированные метрики прямо измеряют программный продукт и процесс его разработки. </text:span><text:span text:style-name="T17">Самой распространенной метрикой исходного кода ПО, отражающей размер программного проекта, является показатель количества строк кода </text:span><text:span text:style-name="T18">(Source</text:span><text:span text:style-name="T19"> Lines Of Code</text:span><text:span text:style-name="T17">, SLOC).</text:span></text:p>
      <text:h text:style-name="Heading_20_1" text:outline-level="1"><text:bookmark-start text:name="__RefHeading___Toc4745_475929651"/><text:span text:style-name="T1">1</text:span><text:span text:style-name="T3">0.</text:span><text:span text:style-name="T1"> Метрика стилистики и понятности программ</text:span><text:bookmark-end text:name="__RefHeading___Toc4745_475929651"/></text:h>
      <text:p text:style-name="P20">Иногда важно не просто посчитать количество строк комментариев в коде и просто соотнести с логическими строчками кода, а узнать плотность комментариев. То есть код сначала был документирован хорошо, затем - плохо. Или такой вариант: шапка функции или класса документирована и комментирована, а код нет.</text:p>
      <text:p text:style-name="P6"><text:span text:style-name="T25">Fi = SIGN (N</text:span>комм<text:span text:style-name="T25">. i / Ni - 0,1)</text:span></text:p>
      <text:p text:style-name="P20">Суть метрики проста: код разбивается на n-равные куски и для каждого из них определяется Fi [5]</text:p>
      <text:h text:style-name="P92" text:outline-level="1"><text:bookmark-start text:name="__RefHeading___Toc4735_475929651"/>ЗАКЛЮЧЕНИЕ<text:bookmark-end text:name="__RefHeading___Toc4735_475929651"/></text:h>
      <text:p text:style-name="P20">Современная индустрия программного обеспечения характеризуется очень высокой степенью конкуренции. Для успешной работы на этом рынке компания должна разрабатывать, внедрять и сопровождать программное обеспечение быстро, в срок и с удовлетворительным качеством. Поэтому многие компании вкладывают деньги в улучшение качества процесса, памятуя о том, что подобное вложение денег обязательно окупается – изучение документированных случаев улучшения процессов разработки ПО показывает, что в успешных случаях наблюдается существенное улучшение производительности и качества со средним уровнем возврата вложений от 5:1 до 8:1.</text:p>
      <text:p text:style-name="P20">В настоящий момент существует весьма обширное число показателей, с помощью которых можно измерять множество различных аспектов создания программного обеспечения. Зачастую речь <text:span text:style-name="T31">идёт</text:span> не о том, что одна метрика лучше другой. Все они позволяют посмотреть на один и тот же процесс под разными углами зрения, поэтому используются в комплексе и только так могут служить отправной точкой для принятия объективных решений.</text:p>
      <text:p text:style-name="P20">Одной из основных целей научно-технической поддержки является уменьшение сложности ПО. Именно это позволяет снизить <text:span text:style-name="T31">трудоёмкость</text:span> проектирования, разработки, испытаний и сопровождения, обеспечить простоту и <text:span text:style-name="T31">надёжность</text:span> производимого ПО. Целенаправленное снижение сложности ПО представляет собой многошаговую процедуру и требует предварительного исследования существующих показателей сложности, проведения их классификации и соотнесения с типами программ и их местоположением в жизненном цикле.</text:p>
      <text:p text:style-name="P20">Опыт управления качеством показывает, что финансовые затраты, <text:span text:style-name="T31">произведённые</text:span> для улучшения качества продукта, являются безусловно целесообразными и дают в итоге высокий экономический эффект. Причина, по которой многие организации воздерживаются от таких расходов, состоит, прежде всего, в трудностях связанных с планированием и оценкой результатов повышения качества. Частой является ситуация, когда реализуется решение о повышении качества, основываясь на неформальных, интуитивных способах оценки качества. Это неизбежно ведет к неэффективному расходованию ресурсов и фактически увеличивает реальную цену качества.</text:p>
      <text:p text:style-name="P20">Тщательно <text:span text:style-name="T31">проведённый</text:span> метрический анализ качества в соответствии с целями разработки <text:span text:style-name="T31">создаёт</text:span> основу для корректного планирования и контроля затрат на качество для достижения требуемых показателей и эффективности использования ресурсов.</text:p>
      <text:h text:style-name="P93" text:outline-level="1"><text:bookmark-start text:name="_Toc38643013"/><text:bookmark-start text:name="_Toc43079562"/><text:bookmark-start text:name="_Toc233999983"/><text:bookmark-start text:name="__RefHeading___Toc4739_475929651"/><text:span text:style-name="T34">Б</text:span><text:bookmark-end text:name="_Toc38643013"/><text:bookmark-end text:name="_Toc43079562"/><text:bookmark-end text:name="_Toc233999983"/><text:span text:style-name="T34">ИБЛИОГРАФИЧЕСКИЙ СПИСОК</text:span><text:bookmark-end text:name="__RefHeading___Toc4739_475929651"/></text:h>
      <text:list xml:id="list6683105646272601494" text:style-name="WWNum62">
        <text:list-item>
          <text:p text:style-name="P90">Андон Ф.И., Суслов В.Ю., Коваль Г.И., Коротун Т.М. Основы качества программных систем.–Киев, Академпериодика.– 2002.–502с.</text:p>
        </text:list-item>
        <text:list-item>
          <text:p text:style-name="P90">Бабенко Л.П., Лаврищева Е.М Основы программной инженерии. Учебник Киев: Знание, 2001. – 269 с</text:p>
        </text:list-item>
        <text:list-item>
          <text:p text:style-name="P90">Боэм Б.У. Инженерное проектирование программного обеспечения. Пер. с англ. / Под ред. А.А. Красилова. – М.: Изд-во Радио и связь, 1985. – 512 с.</text:p>
        </text:list-item>
        <text:list-item>
          <text:p text:style-name="P90">Боэм Б.У., Браун Дж., Каспар X. и др. Характеристики качества программного обеспечения. М. Мир, 1981.</text:p>
        </text:list-item>
        <text:list-item>
          <text:p text:style-name="P90">Воробьев В. И., Копыльцов А. В., Пальчун Б. П., Юсупов Р. Методы и модели оценивания качества программного обеспечения. М. С-Пб.: СПИИРАН.1992.-33с.</text:p>
        </text:list-item>
        <text:list-item>
          <text:p text:style-name="P90">Колдовский В. Разработка ПО: оценка результата. Компьютерное обозрение №34 (553) 2006</text:p>
        </text:list-item>
        <text:list-item>
          <text:p text:style-name="P90">Кулаков А.Ю. Оценка качества программ ЭВМ .–Киев: Технiка.–1984.–167с.</text:p>
        </text:list-item>
        <text:list-item>
          <text:p text:style-name="P90">Липаев В. Качество программного обеспечения. - М.: Финансы и статистика, 1983.</text:p>
        </text:list-item>
        <text:list-item>
          <text:p text:style-name="P90">Липаев В.В. Методы обеспечения качества крупномасштабных программных систем. – М.: СИНТЕГ.– 2003.–510 с.</text:p>
        </text:list-item>
        <text:list-item>
          <text:p text:style-name="P90">Липаев В.В. Обеспечение качества программных средств. Методы и стандарты. – М.: Синтег, 2001. – 380 с.</text:p>
        </text:list-item>
        <text:list-item>
          <text:p text:style-name="P90">Орлов С. Технологии разработки программного обеспечения: Учебник/ - СПб.: Питер, 2002. - 464 с.: ил.</text:p>
        </text:list-item>
        <text:list-item>
          <text:p text:style-name="P90">Соммервил И. Инженерия программного обеспечения. 6 -издание.–Москва–Санкт– Петербург–Киев, 2002.–623 с.</text:p>
        </text:list-item>
        <text:list-item>
          <text:p text:style-name="P90">Фокс Дж. Программное обеспечение и его разработка М.: "Мир", 1982.</text:p>
        </text:list-item>
        <text:list-item>
          <text:p text:style-name="P90">Холстед М.Х. Начало науки о программах. - М.: Финансы и Статистика, 1981.</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marker draw:name="msArrowStealthEnd_20_6" draw:display-name="msArrowStealthEnd 6" svg:viewBox="0 0 300 500" svg:d="M150 0l150 500-150-200-150 200z"/>
    <draw:marker draw:name="msArrowStealthEnd_20_9" draw:display-name="msArrowStealthEnd 9" svg:viewBox="0 0 500 500" svg:d="M250 0l250 500-250-200-250 200z"/>
    <draw:stroke-dash draw:name="Dashed_20__28_var_29__20_1" draw:display-name="Dashed (var) 1"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086cm" fo:margin-bottom="0.086cm" loext: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_20__28_Web_29_" style:display-name="Normal (Web)" style:family="paragraph" style:parent-style-name="Standard" style:default-outline-level="">
      <style:paragraph-properties fo:margin-left="0.042cm" fo:margin-right="0.042cm" fo:margin-top="0.106cm" fo:margin-bottom="0.106cm" loext:contextual-spacing="false" fo:line-height="145%" fo:text-indent="0cm" style:auto-text-indent="false"/>
    </style:style>
    <style:style style:name="Contents_20_1" style:display-name="Contents 1" style:family="paragraph" style:parent-style-name="Standard" style:auto-update="true" style:default-outline-level="" style:class="index">
      <style:paragraph-properties fo:margin-top="0.212cm" fo:margin-bottom="0cm" loext:contextual-spacing="false" fo:line-height="150%">
        <style:tab-stops>
          <style:tab-stop style:position="16.983cm" style:type="right" style:leader-style="dotted" style:leader-text="."/>
        </style:tab-stops>
      </style:paragraph-properties>
      <style:text-properties fo:font-style="italic" fo:font-weight="bold" style:font-style-asian="italic" style:font-weight-asian="bold" style:font-style-complex="italic" style:font-weight-complex="bold"/>
    </style:style>
    <style:style style:name="ris" style:family="paragraph" style:parent-style-name="Standard" style:default-outline-level="">
      <style:paragraph-properties fo:margin-left="0.042cm" fo:margin-right="0.042cm" fo:margin-top="0.106cm" fo:margin-bottom="0.106cm" loext:contextual-spacing="false" fo:line-height="145%" fo:text-indent="0cm" style:auto-text-indent="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 style:family="paragraph" style:parent-style-name="Standard" style:default-outline-level="">
      <style:paragraph-properties fo:margin-top="0.086cm" fo:margin-bottom="0.086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ro1" style:family="paragraph" style:parent-style-name="Standard" style:default-outline-level="">
      <style:paragraph-properties fo:margin-top="0.212cm" fo:margin-bottom="0.381cm" loext:contextual-spacing="false"/>
    </style:style>
    <style:style style:name="Contents_20_3" style:display-name="Contents 3" style:family="paragraph" style:parent-style-name="Standard" style:next-style-name="a" style:auto-update="true" style:default-outline-level="" style:class="index">
      <style:paragraph-properties fo:margin-left="0.847cm" fo:margin-right="0cm" fo:text-indent="0cm" style:auto-text-indent="false">
        <style:tab-stops>
          <style:tab-stop style:position="16.983cm" style:type="right" style:leader-style="dotted" style:leader-text="."/>
        </style:tab-stops>
      </style:paragraph-properties>
      <style:text-properties fo:font-size="10pt" style:font-size-asian="10pt" style:font-size-complex="10pt"/>
    </style:style>
    <style:style style:name="Contents_20_2" style:display-name="Contents 2" style:family="paragraph" style:parent-style-name="Standard" style:next-style-name="a" style:auto-update="true" style:default-outline-level="" style:class="index">
      <style:paragraph-properties fo:margin-left="0.423cm" fo:margin-right="0cm" fo:margin-top="0.212cm" fo:margin-bottom="0cm" loext:contextual-spacing="false" fo:text-indent="0cm" style:auto-text-indent="false">
        <style:tab-stops>
          <style:tab-stop style:position="16.983cm" style:type="right" style:leader-style="dotted" style:leader-text="."/>
        </style:tab-stops>
      </style:paragraph-properties>
      <style:text-properties fo:font-size="11pt" fo:font-weight="bold" style:font-size-asian="11pt" style:font-weight-asian="bold" style:font-size-complex="11pt" style:font-weight-complex="bold"/>
    </style:style>
    <style:style style:name="Contents_20_4" style:display-name="Contents 4" style:family="paragraph" style:parent-style-name="Standard" style:next-style-name="a"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a"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a"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a"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a"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a" style:auto-update="true" style:default-outline-level="" style:class="index">
      <style:paragraph-properties fo:margin-left="3.387cm" fo:margin-right="0cm" fo:text-indent="0cm" style:auto-text-indent="false"/>
      <style:text-properties fo:font-size="10pt" style:font-size-asian="10pt"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orphans="0" fo:widows="0" fo:text-indent="0cm" style:auto-text-indent="false"/>
      <style:text-properties fo:font-size="10pt" style:font-size-asian="10pt" style:font-size-complex="10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Заголовок_20_31" style:display-name="Заголовок 31" style:family="paragraph" style:parent-style-name="Default" style:next-style-name="Default" style:default-outline-level="">
      <style:text-properties fo:color="#00000a" style:font-name-complex="Times New Roman1" style:font-family-complex="'Times New Roman'" style:font-family-generic-complex="system" style:font-pitch-complex="variable"/>
    </style:style>
    <style:style style:name="_2e_......" style:display-name="......." style:family="paragraph" style:parent-style-name="Default" style:next-style-name="Default" style:default-outline-level="">
      <style:text-properties fo:color="#00000a"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ienie_20_ia_3f_ee_3f_." style:display-name="Nienie ia?ee?." style:family="paragraph" style:parent-style-name="Standard" style:default-outline-level="">
      <style:paragraph-properties fo:margin-left="0.101cm" fo:margin-right="0cm" fo:margin-top="0.212cm" fo:margin-bottom="0cm" loext:contextual-spacing="false" fo:text-align="justify" style:justify-single-word="false" fo:orphans="0" fo:widows="0" fo:text-indent="-0.101cm" style:auto-text-indent="false">
        <style:tab-stops>
          <style:tab-stop style:position="0.635cm"/>
          <style:tab-stop style:position="1.501cm"/>
        </style:tab-stops>
      </style:paragraph-properties>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Звичайний1" style:family="paragraph" style:default-outline-level="">
      <style:paragraph-properties fo:margin-top="0.176cm" fo:margin-bottom="0.176cm" loext:contextual-spacing="false" fo:text-align="start" style:justify-single-word="false" fo:orphans="2" fo:widows="2" style:writing-mode="lr-tb"/>
      <style:text-properties fo:font-size="12pt" style:font-size-asian="12pt"/>
    </style:style>
    <style:style style:name="Обычный_20__2b__20_14_20_pt" style:display-name="Обычный + 14 pt" style:family="paragraph" style:parent-style-name="Standard" style:default-outline-level="">
      <style:paragraph-properties fo:margin-left="0.603cm" fo:margin-right="0cm" fo:line-height="150%" fo:text-align="justify" style:justify-single-word="false" fo:text-indent="0cm" style:auto-text-indent="false">
        <style:tab-stops>
          <style:tab-stop style:position="0.603cm"/>
        </style:tab-stops>
      </style:paragraph-properties>
      <style:text-properties fo:font-size="14pt" style:font-size-asian="14pt" style:font-size-complex="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keyword1" style:family="text" style:parent-style-name="Default_20_Paragraph_20_Font">
      <style:text-properties fo:font-style="italic" style:font-style-asian="italic" style:font-style-complex="italic"/>
    </style:style>
    <style:style style:name="six" style:family="text" style:parent-style-name="Default_20_Paragraph_20_Font">
      <style:text-properties fo:color="#80008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_5f_def1" style:display-name="keyword_def1" style:family="text" style:parent-style-name="Default_20_Paragraph_20_Font">
      <style:text-properties fo:font-style="italic" fo:font-weight="bold" style:font-style-asian="italic" style:font-weight-asian="bold" style:font-style-complex="italic" style:font-weight-complex="bold"/>
    </style:style>
    <style:style style:name="smalltitl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Strong" style:family="text" style:parent-style-name="Default_20_Paragraph_20_Font">
      <style:text-properties fo:font-weight="bold" style:font-weight-asian="bold" style:font-weight-complex="bold"/>
    </style:style>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language="ru" fo:country="RU" fo:font-weight="bold" style:letter-kerning="true" style:font-size-asian="16pt" style:language-asian="ru" style:country-asian="RU" style:font-weight-asian="bold" style:font-name-complex="Arial1" style:font-family-complex="Arial" style:font-family-generic-complex="system" style:font-pitch-complex="variable" style:font-size-complex="16pt" style:language-complex="ar" style:country-complex="SA" style:font-weight-complex="bold"/>
    </style:style>
    <style:style style:name="page_20_number" style:display-name="page number" style:family="text" style:parent-style-name="Default_20_Paragraph_20_Font"/>
    <style:style style:name="xml_5f_em_5f_italic" style:display-name="xml_em_italic"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4pt" style:font-size-asian="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2"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2"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2"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2"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2"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2.477cm" fo:text-indent="-0.635cm" fo:margin-left="2.47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47cm" fo:text-indent="-0.635cm" fo:margin-left="3.7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17cm" fo:text-indent="-0.318cm" fo:margin-left="5.017cm"/>
        </style:list-level-properties>
      </text:list-level-style-number>
      <text:list-level-style-number text:level="4"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27cm" fo:text-indent="-0.318cm" fo:margin-left="8.827cm"/>
        </style:list-level-properties>
      </text:list-level-style-number>
      <text:list-level-style-number text:level="7"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367cm" fo:text-indent="-0.635cm" fo:margin-left="11.36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37cm" fo:text-indent="-0.318cm" fo:margin-left="12.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2"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2"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cm" fo:margin-left="2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251cm" fo:margin-bottom="1.903cm" fo:margin-left="2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page-layout>
    <style:page-layout style:name="Mpm4">
      <style:page-layout-properties fo:page-width="21.001cm" fo:page-height="29.7cm" style:num-format="1" style:print-orientation="portrait" fo:margin-top="1.251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master-page style:name="Converted1" style:page-layout-name="Mpm3">
      <style:header>
        <text:p text:style-name="MP1"><text:page-number text:select-page="current">29</text:page-number></text:p>
      </style:header>
    </style:master-page>
    <style:master-page style:name="Converted2" style:page-layout-name="Mpm4">
      <style:header>
        <text:p text:style-name="Header"/>
      </style:header>
    </style:master-page>
    <style:master-page style:name="Converted3" style:page-layout-name="Mpm1">
      <style:header>
        <text:p text:style-name="Header"/>
      </style:header>
    </style:master-page>
    <style:master-page style:name="Converted4" style:page-layout-name="Mpm4">
      <style:header>
        <text:p text:style-name="Header"/>
      </style:header>
    </style:master-page>
    <style:master-page style:name="Converted5" style:page-layout-name="Mpm4">
      <style:header>
        <text:p text:style-name="Header"/>
      </style:header>
    </style:master-page>
    <style:master-page style:name="Converted6" style:page-layout-name="Mpm4">
      <style:header>
        <text:p text:style-name="Header"/>
      </style:header>
    </style:master-page>
    <style:master-page style:name="Converted7"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ki</meta:initial-creator>
    <meta:editing-cycles>5</meta:editing-cycles>
    <meta:creation-date>2014-08-22T20:23:00</meta:creation-date>
    <dc:date>2015-12-26T10:32:20.709216559</dc:date>
    <meta:editing-duration>PT4M4S</meta:editing-duration>
    <meta:generator>LibreOffice/5.0.4.2$Linux_X86_64 LibreOffice_project/00m0$Build-2</meta:generator>
    <meta:document-statistic meta:table-count="2" meta:image-count="0" meta:object-count="2" meta:page-count="30" meta:paragraph-count="451" meta:word-count="7552" meta:character-count="55932" meta:non-whitespace-character-count="48951"/>
    <meta:user-defined meta:name="AppVersion">15.0000</meta:user-defined>
    <meta:user-defined meta:name="Company">MoBIL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style mathsize="24pt">
          <mrow>
            <mrow>
              <mi>N</mi>
              <mo stretchy="false">=</mo>
              <mrow>
                <mfrac>
                  <mn>8</mn>
                  <mn>3</mn>
                </mfrac>
                <mo stretchy="false">×</mo>
                <mi>P</mi>
              </mrow>
            </mrow>
            <mi>,</mi>
          </mrow>
        </mstyle>
      </mstyle>
      <mrow/>
    </mrow>
    <annotation encoding="StarMath 5.0"> size 12{ size 24{N= {  {8}  over  {3} }  times P,}} {}</annotation>
  </semantics>
</math>
</file>

<file path=Object 2/content.xml><?xml version="1.0" encoding="utf-8"?>
<math xmlns="http://www.w3.org/1998/Math/MathML" display="block">
  <semantics>
    <mrow>
      <mstyle mathsize="12pt">
        <mrow>
          <mi>D</mi>
          <mo stretchy="false">=</mo>
          <mrow>
            <mn>1</mn>
            <mo stretchy="false">/</mo>
            <mi>L</mi>
          </mrow>
          <mo stretchy="false">≈</mo>
          <mfrac>
            <mrow>
              <mi>n</mi>
              <mrow>
                <mn>1</mn>
                <mo stretchy="false">×</mo>
                <mi>N</mi>
              </mrow>
              <mn>2</mn>
            </mrow>
            <mrow>
              <mrow>
                <mn>2</mn>
                <mo stretchy="false">×</mo>
                <mi>n</mi>
              </mrow>
              <mn>2</mn>
            </mrow>
          </mfrac>
        </mrow>
      </mstyle>
      <mrow/>
    </mrow>
    <annotation encoding="StarMath 5.0"> size 12{D=1/L approx  {  {n1 times N2}  over  {2 times n2} } } {}</annotation>
  </semantics>
</math>
</file>